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593cm"/>
    </style:style>
    <style:style style:name="co4" style:family="table-column">
      <style:table-column-properties fo:break-before="auto" style:column-width="2.748cm"/>
    </style:style>
    <style:style style:name="co5" style:family="table-column">
      <style:table-column-properties fo:break-before="auto" style:column-width="2.459cm"/>
    </style:style>
    <style:style style:name="co6" style:family="table-column">
      <style:table-column-properties fo:break-before="auto" style:column-width="3.059cm"/>
    </style:style>
    <style:style style:name="co7" style:family="table-column">
      <style:table-column-properties fo:break-before="auto" style:column-width="2.921cm"/>
    </style:style>
    <style:style style:name="co8" style:family="table-column">
      <style:table-column-properties fo:break-before="auto" style:column-width="3.66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88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56" style:family="table-cell" style:parent-style-name="Default">
      <style:table-cell-properties fo:background-color="#333333"/>
      <style:text-properties fo:color="#ffffff" fo:font-size="8pt" style:font-size-asian="8pt" style:font-size-complex="8pt"/>
    </style:style>
    <style:style style:name="ce58" style:family="table-cell" style:parent-style-name="Default">
      <style:table-cell-properties fo:background-color="#cccccc"/>
      <style:text-properties fo:font-size="10pt" style:font-size-asian="10pt" style:font-size-complex="10pt"/>
    </style:style>
    <style:style style:name="ce59" style:family="table-cell" style:parent-style-name="Default">
      <style:table-cell-properties fo:background-color="#666666"/>
      <style:text-properties fo:color="#ffffff" fo:font-size="9pt" style:font-size-asian="9pt" style:font-size-complex="9pt"/>
    </style:style>
    <style:style style:name="ce60" style:family="table-cell" style:parent-style-name="Default">
      <style:table-cell-properties fo:background-color="transparent"/>
      <style:text-properties fo:color="#ffffff" fo:font-size="9pt" style:font-size-asian="9pt" style:font-size-complex="9pt"/>
    </style:style>
    <style:style style:name="ce61" style:family="table-cell" style:parent-style-name="Default">
      <style:table-cell-properties fo:background-color="#b2b2b2"/>
      <style:text-properties fo:color="#000000"/>
    </style:style>
    <style:style style:name="ce62" style:family="table-cell" style:parent-style-name="Default">
      <style:table-cell-properties fo:background-color="#b2b2b2"/>
      <style:text-properties fo:color="#000000" fo:font-size="7pt" style:font-size-asian="7pt" style:font-size-complex="7pt"/>
    </style:style>
    <style:style style:name="ce63" style:family="table-cell" style:parent-style-name="Default">
      <style:table-cell-properties fo:background-color="#b2b2b2"/>
      <style:text-properties fo:color="#000000" fo:font-size="9pt" style:font-size-asian="9pt" style:font-size-complex="9pt"/>
    </style:style>
    <style:style style:name="ce64" style:family="table-cell" style:parent-style-name="Default">
      <style:text-properties fo:font-size="8pt" style:font-size-asian="8pt" style:font-size-complex="8pt"/>
    </style:style>
    <style:style style:name="ce65" style:family="table-cell" style:parent-style-name="Default">
      <style:table-cell-properties fo:background-color="#666666"/>
      <style:text-properties fo:color="#ffffff"/>
    </style:style>
    <style:style style:name="ce66" style:family="table-cell" style:parent-style-name="Default">
      <style:table-cell-properties fo:background-color="transparent"/>
      <style:text-properties fo:color="#ffffff"/>
    </style:style>
    <style:style style:name="ce67" style:family="table-cell" style:parent-style-name="Default">
      <style:text-properties style:font-name="DejaVu Sans Mono"/>
    </style:style>
    <style:style style:name="ce68" style:family="table-cell" style:parent-style-name="Default">
      <style:text-properties style:text-outline="false" style:text-line-through-style="none" style:text-line-through-type="none" style:font-name="DejaVu Sans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1"/>
    <style:style style:name="ce70" style:family="table-cell" style:parent-style-name="Default">
      <style:table-cell-properties fo:background-color="#333333"/>
      <style:text-properties fo:color="#ffffff"/>
    </style:style>
    <style:style style:name="ce71" style:family="table-cell" style:parent-style-name="Default">
      <style:table-cell-properties fo:background-color="#333333"/>
      <style:text-properties fo:color="#ffffff" fo:font-weight="bold" style:font-weight-asian="bold" style:font-weight-complex="bold"/>
    </style:style>
    <style:style style:name="ce18" style:family="table-cell" style:parent-style-name="Default">
      <style:table-cell-properties fo:background-color="#333333"/>
      <style:text-properties fo:color="#ffffff" fo:font-size="8pt" style:font-size-asian="8pt" style:font-size-complex="8pt"/>
    </style:style>
    <style:style style:name="ce19" style:family="table-cell" style:parent-style-name="Default">
      <style:table-cell-properties fo:background-color="#cccccc"/>
      <style:text-properties fo:font-size="10pt" style:font-size-asian="10pt" style:font-size-complex="10pt"/>
    </style:style>
    <style:style style:name="ce21" style:family="table-cell" style:parent-style-name="Default">
      <style:table-cell-properties fo:background-color="#666666"/>
      <style:text-properties fo:color="#ffffff" fo:font-size="9pt" style:font-size-asian="9pt" style:font-size-complex="9pt"/>
    </style:style>
    <style:style style:name="ce23" style:family="table-cell" style:parent-style-name="Default">
      <style:table-cell-properties fo:background-color="transparent"/>
      <style:text-properties fo:color="#ffffff" fo:font-size="9pt" style:font-size-asian="9pt" style:font-size-complex="9pt"/>
    </style:style>
    <style:style style:name="ce26" style:family="table-cell" style:parent-style-name="Default">
      <style:table-cell-properties fo:background-color="#b2b2b2"/>
      <style:text-properties fo:color="#000000"/>
    </style:style>
    <style:style style:name="ce27" style:family="table-cell" style:parent-style-name="Default">
      <style:table-cell-properties fo:background-color="#b2b2b2"/>
      <style:text-properties fo:color="#000000" fo:font-size="7pt" style:font-size-asian="7pt" style:font-size-complex="7pt"/>
    </style:style>
    <style:style style:name="ce28" style:family="table-cell" style:parent-style-name="Default">
      <style:table-cell-properties fo:background-color="#b2b2b2"/>
      <style:text-properties fo:color="#000000" fo:font-size="9pt" style:font-size-asian="9pt" style:font-size-complex="9pt"/>
    </style:style>
    <style:style style:name="ce30" style:family="table-cell" style:parent-style-name="Default">
      <style:text-properties fo:font-size="8pt" style:font-size-asian="8pt" style:font-size-complex="8pt"/>
    </style:style>
    <style:style style:name="ce31" style:family="table-cell" style:parent-style-name="Default">
      <style:table-cell-properties fo:background-color="#666666"/>
      <style:text-properties fo:color="#ffffff"/>
    </style:style>
    <style:style style:name="ce32" style:family="table-cell" style:parent-style-name="Default">
      <style:table-cell-properties fo:background-color="transparent"/>
      <style:text-properties fo:color="#ffffff"/>
    </style:style>
    <style:style style:name="ce35" style:family="table-cell" style:parent-style-name="Default">
      <style:text-properties style:font-name="DejaVu Sans Mono"/>
    </style:style>
    <style:style style:name="ce37" style:family="table-cell" style:parent-style-name="Default">
      <style:text-properties style:text-outline="false" style:text-line-through-style="none" style:text-line-through-type="none" style:font-name="DejaVu Sans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333333"/>
      <style:text-properties fo:color="#ffffff"/>
    </style:style>
    <style:style style:name="ce40" style:family="table-cell" style:parent-style-name="Default">
      <style:table-cell-properties fo:background-color="#333333"/>
      <style:text-properties fo:color="#ffffff" fo:font-weight="bold" style:font-weight-asian="bold" style:font-weight-complex="bold"/>
    </style:style>
    <style:style style:name="ce41" style:family="table-cell" style:parent-style-name="Default" style:data-style-name="N11"/>
    <style:style style:name="ce72" style:family="table-cell" style:parent-style-name="Default">
      <style:table-cell-properties fo:background-color="#333333"/>
      <style:text-properties fo:color="#ffffff" fo:font-size="11pt" fo:font-weight="normal" style:font-size-asian="11pt" style:font-weight-asian="normal" style:font-size-complex="11pt" style:font-weight-complex="normal"/>
    </style:style>
    <style:style style:name="ce73" style:family="table-cell" style:parent-style-name="Default">
      <style:text-properties fo:font-size="11pt" style:font-size-asian="11pt" style:font-size-complex="11pt"/>
    </style:style>
    <style:style style:name="ce74" style:family="table-cell" style:parent-style-name="Default">
      <style:table-cell-properties fo:background-color="#666666"/>
      <style:text-properties fo:color="#ffffff" fo:font-size="11pt" style:font-size-asian="11pt" style:font-size-complex="11pt"/>
    </style:style>
    <style:style style:name="ce75" style:family="table-cell" style:parent-style-name="Default">
      <style:text-properties fo:color="#000000" fo:font-size="11pt" style:font-size-asian="11pt" style:font-size-complex="11pt"/>
    </style:style>
    <style:style style:name="ce20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fo:color="#ffffff" fo:font-size="10pt" style:font-size-asian="10pt" style:font-size-complex="10pt"/>
    </style:style>
    <style:style style:name="ce24" style:family="table-cell" style:parent-style-name="Default" style:data-style-name="N144">
      <style:text-properties fo:font-size="8pt" style:font-size-asian="8pt" style:font-size-complex="8pt"/>
      <style:map style:condition="cell-content()&lt;=5%" style:apply-style-name="Untitled1" style:base-cell-address="Porcentagem.B2"/>
      <style:map style:condition="cell-content()&lt;=10%" style:apply-style-name="AlmostThere" style:base-cell-address="Porcentagem.B2"/>
      <style:map style:condition="cell-content()&lt;=&lt;15%" style:apply-style-name="Untitled2" style:base-cell-address="Porcentagem.B2"/>
      <style:map style:condition="cell-content()&gt;15%" style:apply-style-name="Cold" style:base-cell-address="Porcentagem.B2"/>
    </style:style>
    <style:style style:name="ce25" style:family="table-cell" style:parent-style-name="Default" style:data-style-name="N144">
      <style:text-properties fo:font-size="8pt" style:font-size-asian="8pt" style:font-size-complex="8pt"/>
      <style:map style:condition="cell-content()&lt;=5%" style:apply-style-name="Untitled1" style:base-cell-address="Porcentagem.B2"/>
      <style:map style:condition="cell-content()&gt;15%" style:apply-style-name="Cold" style:base-cell-address="Porcentagem.B2"/>
      <style:map style:condition="cell-content()&lt;=10%" style:apply-style-name="AlmostThere" style:base-cell-address="Porcentagem.B2"/>
      <style:map style:condition="cell-content()&lt;=15%" style:apply-style-name="Untitled2" style:base-cell-address="Porcentagem.B2"/>
    </style:style>
    <style:style style:name="ce77" style:family="table-cell" style:parent-style-name="Default">
      <style:text-properties fo:font-size="10pt" style:font-size-asian="10pt" style:font-size-complex="10pt"/>
    </style:style>
    <style:style style:name="ce78" style:family="table-cell" style:parent-style-name="Default" style:data-style-name="N100">
      <style:table-cell-properties fo:background-color="#666666" style:text-align-source="fix" style:repeat-content="false"/>
      <style:paragraph-properties fo:text-align="end" fo:margin-left="0cm"/>
      <style:text-properties fo:color="#ffffff" fo:font-size="8pt" style:font-size-asian="8pt" style:font-size-complex="8pt"/>
    </style:style>
    <style:style style:name="ce29" style:family="table-cell" style:parent-style-name="Default" style:data-style-name="N11">
      <style:text-properties fo:color="#000000" fo:font-size="10pt" style:font-size-asian="10pt" style:font-size-complex="10pt"/>
    </style:style>
    <style:style style:name="ce79" style:family="table-cell" style:parent-style-name="Default" style:data-style-name="N11">
      <style:text-properties fo:color="#000000" fo:font-size="8pt" style:font-size-asian="8pt" style:font-size-complex="8pt"/>
    </style:style>
    <style:style style:name="ce80" style:family="table-cell" style:parent-style-name="Default">
      <style:text-properties fo:color="#1c1c1c" fo:font-size="10pt" style:font-size-asian="10pt" style:font-size-complex="10pt"/>
    </style:style>
    <style:style style:name="ce81" style:family="table-cell" style:parent-style-name="Default">
      <style:text-properties fo:color="#1c1c1c"/>
    </style:style>
    <style:style style:name="ce34" style:family="table-cell" style:parent-style-name="Default" style:data-style-name="N11">
      <style:table-cell-properties fo:background-color="#b2b2b2"/>
      <style:text-properties fo:color="#000000"/>
    </style:style>
    <style:style style:name="ce22" style:family="table-cell" style:parent-style-name="Default" style:data-style-name="N144"/>
    <style:style style:name="ce33" style:family="table-cell" style:parent-style-name="Default" style:data-style-name="N144">
      <style:text-properties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3" style:family="table-cell" style:parent-style-name="Default">
      <style:text-properties fo:color="#000000"/>
    </style:style>
    <style:style style:name="ce43" style:family="table-cell" style:parent-style-name="Default" style:data-style-name="N11">
      <style:table-cell-properties fo:background-color="transparent"/>
    </style:style>
    <style:style style:name="ce84" style:family="table-cell" style:parent-style-name="Default">
      <style:table-cell-properties fo:background-color="transparent"/>
    </style:style>
    <style:style style:name="ce89" style:family="table-cell" style:parent-style-name="Default" style:data-style-name="N144">
      <style:text-properties fo:font-size="8pt" style:font-size-asian="8pt" style:font-size-complex="8pt"/>
      <style:map style:condition="cell-content()&lt;=5%" style:apply-style-name="Untitled1" style:base-cell-address="Experimental.B2"/>
      <style:map style:condition="cell-content()&lt;=10%" style:apply-style-name="AlmostThere" style:base-cell-address="Experimental.B2"/>
      <style:map style:condition="cell-content()&lt;=&lt;15%" style:apply-style-name="Untitled2" style:base-cell-address="Experimental.B2"/>
      <style:map style:condition="cell-content()&gt;15%" style:apply-style-name="Cold" style:base-cell-address="Experimental.B2"/>
    </style:style>
    <style:style style:name="T1" style:family="tex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Registrado" table:style-name="ta1">
        <table:table-column table:style-name="co1" table:default-cell-style-name="ce19"/>
        <table:table-column table:style-name="co2" table:number-columns-repeated="3" table:default-cell-style-name="ce30"/>
        <table:table-column table:style-name="co2" table:number-columns-repeated="3" table:default-cell-style-name="Default"/>
        <table:table-column table:style-name="co2" table:number-columns-repeated="4" table:default-cell-style-name="ce30"/>
        <table:table-column table:style-name="co2" table:number-columns-repeated="7" table:default-cell-style-name="Default"/>
        <table:table-row table:style-name="ro1">
          <table:table-cell table:style-name="ce18" office:value-type="string" calcext:value-type="string">
            <text:p>Alvo – SNIC (*) (**)</text:p>
          </table:table-cell>
          <table:table-cell table:style-name="ce18" office:value-type="float" office:value="2012" calcext:value-type="float">
            <text:p>2012</text:p>
          </table:table-cell>
          <table:table-cell table:style-name="ce18" office:value-type="float" office:value="2013" calcext:value-type="float">
            <text:p>2013</text:p>
          </table:table-cell>
          <table:table-cell table:style-name="ce18" office:value-type="float" office:value="2014" calcext:value-type="float">
            <text:p>2014</text:p>
          </table:table-cell>
          <table:table-cell table:style-name="ce18" office:value-type="float" office:value="2015" calcext:value-type="float">
            <text:p>2015</text:p>
          </table:table-cell>
          <table:table-cell table:style-name="ce18" office:value-type="float" office:value="2016" calcext:value-type="float">
            <text:p>2016</text:p>
          </table:table-cell>
          <table:table-cell table:style-name="ce18" office:value-type="float" office:value="2017" calcext:value-type="float">
            <text:p>2017</text:p>
          </table:table-cell>
          <table:table-cell table:style-name="ce18" office:value-type="float" office:value="2018" calcext:value-type="float">
            <text:p>2018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2021" calcext:value-type="float">
            <text:p>2021</text:p>
          </table:table-cell>
          <table:table-cell table:number-columns-repeated="4"/>
          <table:table-cell table:style-name="ce30" table:number-columns-repeated="3"/>
        </table:table-row>
        <table:table-row table:style-name="ro1">
          <table:table-cell office:value-type="string" calcext:value-type="string">
            <text:p>Acre</text:p>
          </table:table-cell>
          <table:table-cell office:value-type="float" office:value="173.494" calcext:value-type="float">
            <text:p>173,494</text:p>
          </table:table-cell>
          <table:table-cell office:value-type="float" office:value="193.672" calcext:value-type="float">
            <text:p>193,672</text:p>
          </table:table-cell>
          <table:table-cell office:value-type="float" office:value="171.709" calcext:value-type="float">
            <text:p>171,709</text:p>
          </table:table-cell>
          <table:table-cell table:style-name="ce30" office:value-type="float" office:value="151.486" calcext:value-type="float">
            <text:p>151,486</text:p>
          </table:table-cell>
          <table:table-cell table:style-name="ce30" office:value-type="float" office:value="134.223" calcext:value-type="float">
            <text:p>134,223</text:p>
          </table:table-cell>
          <table:table-cell table:style-name="ce30" office:value-type="float" office:value="150.491" calcext:value-type="float">
            <text:p>150,491</text:p>
          </table:table-cell>
          <table:table-cell office:value-type="float" office:value="148.696" calcext:value-type="float">
            <text:p>148,696</text:p>
          </table:table-cell>
          <table:table-cell office:value-type="float" office:value="153.805" calcext:value-type="float">
            <text:p>153,805</text:p>
          </table:table-cell>
          <table:table-cell office:value-type="float" office:value="178.033" calcext:value-type="float">
            <text:p>178,033</text:p>
          </table:table-cell>
          <table:table-cell office:value-type="float" office:value="189.357" calcext:value-type="float">
            <text:p>189,357</text:p>
          </table:table-cell>
          <table:table-cell table:number-columns-repeated="4"/>
          <table:table-cell table:style-name="ce30" table:number-columns-repeated="3"/>
        </table:table-row>
        <table:table-row table:style-name="ro1">
          <table:table-cell office:value-type="string" calcext:value-type="string">
            <text:p>Alagoas</text:p>
          </table:table-cell>
          <table:table-cell office:value-type="float" office:value="844.864" calcext:value-type="float">
            <text:p>844,864</text:p>
          </table:table-cell>
          <table:table-cell office:value-type="float" office:value="791.375" calcext:value-type="float">
            <text:p>791,375</text:p>
          </table:table-cell>
          <table:table-cell office:value-type="float" office:value="818.645" calcext:value-type="float">
            <text:p>818,645</text:p>
          </table:table-cell>
          <table:table-cell table:style-name="ce30" office:value-type="float" office:value="676.3" calcext:value-type="float">
            <text:p>676,3</text:p>
          </table:table-cell>
          <table:table-cell table:style-name="ce30" office:value-type="float" office:value="538.586" calcext:value-type="float">
            <text:p>538,586</text:p>
          </table:table-cell>
          <table:table-cell table:style-name="ce30" office:value-type="float" office:value="362.791" calcext:value-type="float">
            <text:p>362,791</text:p>
          </table:table-cell>
          <table:table-cell office:value-type="float" office:value="340.278" calcext:value-type="float">
            <text:p>340,278</text:p>
          </table:table-cell>
          <table:table-cell office:value-type="float" office:value="395.359" calcext:value-type="float">
            <text:p>395,359</text:p>
          </table:table-cell>
          <table:table-cell office:value-type="float" office:value="581.479" calcext:value-type="float">
            <text:p>581,479</text:p>
          </table:table-cell>
          <table:table-cell office:value-type="float" office:value="576.578" calcext:value-type="float">
            <text:p>576,578</text:p>
          </table:table-cell>
          <table:table-cell table:number-columns-repeated="4"/>
          <table:table-cell table:style-name="ce30" table:number-columns-repeated="3"/>
        </table:table-row>
        <table:table-row table:style-name="ro1">
          <table:table-cell office:value-type="string" calcext:value-type="string">
            <text:p>Amapá</text:p>
          </table:table-cell>
          <table:table-cell office:value-type="float" office:value="261.12" calcext:value-type="float">
            <text:p>261,12</text:p>
          </table:table-cell>
          <table:table-cell office:value-type="float" office:value="250.519" calcext:value-type="float">
            <text:p>250,519</text:p>
          </table:table-cell>
          <table:table-cell office:value-type="float" office:value="227.243" calcext:value-type="float">
            <text:p>227,243</text:p>
          </table:table-cell>
          <table:table-cell table:style-name="ce30" office:value-type="float" office:value="198.069" calcext:value-type="float">
            <text:p>198,069</text:p>
          </table:table-cell>
          <table:table-cell table:style-name="ce30" office:value-type="float" office:value="166.85" calcext:value-type="float">
            <text:p>166,85</text:p>
          </table:table-cell>
          <table:table-cell table:style-name="ce30" office:value-type="float" office:value="135.021" calcext:value-type="float">
            <text:p>135,021</text:p>
          </table:table-cell>
          <table:table-cell office:value-type="float" office:value="123.347" calcext:value-type="float">
            <text:p>123,347</text:p>
          </table:table-cell>
          <table:table-cell office:value-type="float" office:value="120.153" calcext:value-type="float">
            <text:p>120,153</text:p>
          </table:table-cell>
          <table:table-cell office:value-type="float" office:value="133.523" calcext:value-type="float">
            <text:p>133,523</text:p>
          </table:table-cell>
          <table:table-cell office:value-type="float" office:value="157.621" calcext:value-type="float">
            <text:p>157,621</text:p>
          </table:table-cell>
          <table:table-cell table:number-columns-repeated="4"/>
          <table:table-cell table:style-name="ce30" table:number-columns-repeated="3"/>
        </table:table-row>
        <table:table-row table:style-name="ro1">
          <table:table-cell office:value-type="string" calcext:value-type="string">
            <text:p>Amazonas</text:p>
          </table:table-cell>
          <table:table-cell office:value-type="float" office:value="994.932" calcext:value-type="float">
            <text:p>994,932</text:p>
          </table:table-cell>
          <table:table-cell office:value-type="float" office:value="1036.606" calcext:value-type="float">
            <text:p>1036,606</text:p>
          </table:table-cell>
          <table:table-cell office:value-type="float" office:value="771.567" calcext:value-type="float">
            <text:p>771,567</text:p>
          </table:table-cell>
          <table:table-cell table:style-name="ce30" office:value-type="float" office:value="746.867" calcext:value-type="float">
            <text:p>746,867</text:p>
          </table:table-cell>
          <table:table-cell table:style-name="ce30" office:value-type="float" office:value="739.457" calcext:value-type="float">
            <text:p>739,457</text:p>
          </table:table-cell>
          <table:table-cell table:style-name="ce30" office:value-type="float" office:value="687.211" calcext:value-type="float">
            <text:p>687,211</text:p>
          </table:table-cell>
          <table:table-cell office:value-type="float" office:value="350.177" calcext:value-type="float">
            <text:p>350,177</text:p>
          </table:table-cell>
          <table:table-cell office:value-type="float" office:value="533.444" calcext:value-type="float">
            <text:p>533,444</text:p>
          </table:table-cell>
          <table:table-cell office:value-type="float" office:value="595.32" calcext:value-type="float">
            <text:p>595,32</text:p>
          </table:table-cell>
          <table:table-cell office:value-type="float" office:value="610.155" calcext:value-type="float">
            <text:p>610,155</text:p>
          </table:table-cell>
          <table:table-cell table:number-columns-repeated="4"/>
          <table:table-cell table:style-name="ce30" table:number-columns-repeated="3"/>
        </table:table-row>
        <table:table-row table:style-name="ro1">
          <table:table-cell office:value-type="string" calcext:value-type="string">
            <text:p>Bahia</text:p>
          </table:table-cell>
          <table:table-cell office:value-type="float" office:value="3744.322" calcext:value-type="float">
            <text:p>3744,322</text:p>
          </table:table-cell>
          <table:table-cell office:value-type="float" office:value="3932.905" calcext:value-type="float">
            <text:p>3932,905</text:p>
          </table:table-cell>
          <table:table-cell office:value-type="float" office:value="4055.14" calcext:value-type="float">
            <text:p>4055,14</text:p>
          </table:table-cell>
          <table:table-cell table:style-name="ce30" office:value-type="float" office:value="3732.551" calcext:value-type="float">
            <text:p>3732,551</text:p>
          </table:table-cell>
          <table:table-cell table:style-name="ce30" office:value-type="float" office:value="3424.967" calcext:value-type="float">
            <text:p>3424,967</text:p>
          </table:table-cell>
          <table:table-cell table:style-name="ce30" office:value-type="float" office:value="3063.3" calcext:value-type="float">
            <text:p>3063,3</text:p>
          </table:table-cell>
          <table:table-cell office:value-type="float" office:value="2990.152" calcext:value-type="float">
            <text:p>2990,152</text:p>
          </table:table-cell>
          <table:table-cell office:value-type="float" office:value="3245.585" calcext:value-type="float">
            <text:p>3245,585</text:p>
          </table:table-cell>
          <table:table-cell office:value-type="float" office:value="3803.9" calcext:value-type="float">
            <text:p>3803,9</text:p>
          </table:table-cell>
          <table:table-cell office:value-type="float" office:value="3862.535" calcext:value-type="float">
            <text:p>3862,535</text:p>
          </table:table-cell>
          <table:table-cell table:number-columns-repeated="4"/>
          <table:table-cell table:style-name="ce30" table:number-columns-repeated="3"/>
        </table:table-row>
        <table:table-row table:style-name="ro1">
          <table:table-cell office:value-type="string" calcext:value-type="string">
            <text:p>Ceara</text:p>
          </table:table-cell>
          <table:table-cell office:value-type="float" office:value="1903.741" calcext:value-type="float">
            <text:p>1903,741</text:p>
          </table:table-cell>
          <table:table-cell office:value-type="float" office:value="2065.389" calcext:value-type="float">
            <text:p>2065,389</text:p>
          </table:table-cell>
          <table:table-cell office:value-type="float" office:value="1964.413" calcext:value-type="float">
            <text:p>1964,413</text:p>
          </table:table-cell>
          <table:table-cell table:style-name="ce30" office:value-type="float" office:value="2037.703" calcext:value-type="float">
            <text:p>2037,703</text:p>
          </table:table-cell>
          <table:table-cell table:style-name="ce30" office:value-type="float" office:value="2146.547" calcext:value-type="float">
            <text:p>2146,547</text:p>
          </table:table-cell>
          <table:table-cell table:style-name="ce30" office:value-type="float" office:value="2035.158" calcext:value-type="float">
            <text:p>2035,158</text:p>
          </table:table-cell>
          <table:table-cell office:value-type="float" office:value="1758.9" calcext:value-type="float">
            <text:p>1758,9</text:p>
          </table:table-cell>
          <table:table-cell office:value-type="float" office:value="1701.23" calcext:value-type="float">
            <text:p>1701,23</text:p>
          </table:table-cell>
          <table:table-cell office:value-type="float" office:value="1864.364" calcext:value-type="float">
            <text:p>1864,364</text:p>
          </table:table-cell>
          <table:table-cell office:value-type="float" office:value="2127.104" calcext:value-type="float">
            <text:p>2127,104</text:p>
          </table:table-cell>
          <table:table-cell table:number-columns-repeated="4"/>
          <table:table-cell table:style-name="ce30" table:number-columns-repeated="3"/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float" office:value="1261.667" calcext:value-type="float">
            <text:p>1261,667</text:p>
          </table:table-cell>
          <table:table-cell office:value-type="float" office:value="1152.069" calcext:value-type="float">
            <text:p>1152,069</text:p>
          </table:table-cell>
          <table:table-cell office:value-type="float" office:value="979.998" calcext:value-type="float">
            <text:p>979,998</text:p>
          </table:table-cell>
          <table:table-cell table:style-name="ce30" office:value-type="float" office:value="811.194" calcext:value-type="float">
            <text:p>811,194</text:p>
          </table:table-cell>
          <table:table-cell table:style-name="ce30" office:value-type="float" office:value="638.818" calcext:value-type="float">
            <text:p>638,818</text:p>
          </table:table-cell>
          <table:table-cell table:style-name="ce30" office:value-type="float" office:value="584.646" calcext:value-type="float">
            <text:p>584,646</text:p>
          </table:table-cell>
          <table:table-cell office:value-type="float" office:value="571.13" calcext:value-type="float">
            <text:p>571,13</text:p>
          </table:table-cell>
          <table:table-cell office:value-type="float" office:value="637.028" calcext:value-type="float">
            <text:p>637,028</text:p>
          </table:table-cell>
          <table:table-cell office:value-type="float" office:value="662.625" calcext:value-type="float">
            <text:p>662,625</text:p>
          </table:table-cell>
          <table:table-cell office:value-type="float" office:value="789.947" calcext:value-type="float">
            <text:p>789,947</text:p>
          </table:table-cell>
          <table:table-cell table:number-columns-repeated="4"/>
          <table:table-cell table:style-name="ce30" table:number-columns-repeated="3"/>
        </table:table-row>
        <table:table-row table:style-name="ro1">
          <table:table-cell office:value-type="string" calcext:value-type="string">
            <text:p>Espirito Santo</text:p>
          </table:table-cell>
          <table:table-cell office:value-type="float" office:value="1354.74" calcext:value-type="float">
            <text:p>1354,74</text:p>
          </table:table-cell>
          <table:table-cell office:value-type="float" office:value="1378.303" calcext:value-type="float">
            <text:p>1378,303</text:p>
          </table:table-cell>
          <table:table-cell office:value-type="float" office:value="1296.041" calcext:value-type="float">
            <text:p>1296,041</text:p>
          </table:table-cell>
          <table:table-cell table:style-name="ce30" office:value-type="float" office:value="1250.323" calcext:value-type="float">
            <text:p>1250,323</text:p>
          </table:table-cell>
          <table:table-cell table:style-name="ce30" office:value-type="float" office:value="1210.917" calcext:value-type="float">
            <text:p>1210,917</text:p>
          </table:table-cell>
          <table:table-cell table:style-name="ce30" office:value-type="float" office:value="1097.369" calcext:value-type="float">
            <text:p>1097,369</text:p>
          </table:table-cell>
          <table:table-cell office:value-type="float" office:value="1146.39" calcext:value-type="float">
            <text:p>1146,39</text:p>
          </table:table-cell>
          <table:table-cell office:value-type="float" office:value="1139.906" calcext:value-type="float">
            <text:p>1139,906</text:p>
          </table:table-cell>
          <table:table-cell office:value-type="float" office:value="1138.655" calcext:value-type="float">
            <text:p>1138,655</text:p>
          </table:table-cell>
          <table:table-cell office:value-type="float" office:value="1135.022" calcext:value-type="float">
            <text:p>1135,022</text:p>
          </table:table-cell>
          <table:table-cell table:number-columns-repeated="4"/>
          <table:table-cell table:style-name="ce30" table:number-columns-repeated="3"/>
        </table:table-row>
        <table:table-row table:style-name="ro1">
          <table:table-cell office:value-type="string" calcext:value-type="string">
            <text:p>Goiais</text:p>
          </table:table-cell>
          <table:table-cell office:value-type="float" office:value="3061.533" calcext:value-type="float">
            <text:p>3061,533</text:p>
          </table:table-cell>
          <table:table-cell office:value-type="float" office:value="3181.778" calcext:value-type="float">
            <text:p>3181,778</text:p>
          </table:table-cell>
          <table:table-cell office:value-type="float" office:value="2861.897" calcext:value-type="float">
            <text:p>2861,897</text:p>
          </table:table-cell>
          <table:table-cell table:style-name="ce30" office:value-type="float" office:value="2517.29" calcext:value-type="float">
            <text:p>2517,29</text:p>
          </table:table-cell>
          <table:table-cell table:style-name="ce30" office:value-type="float" office:value="2193.545" calcext:value-type="float">
            <text:p>2193,545</text:p>
          </table:table-cell>
          <table:table-cell table:style-name="ce30" office:value-type="float" office:value="2270.346" calcext:value-type="float">
            <text:p>2270,346</text:p>
          </table:table-cell>
          <table:table-cell office:value-type="float" office:value="2282.903" calcext:value-type="float">
            <text:p>2282,903</text:p>
          </table:table-cell>
          <table:table-cell office:value-type="float" office:value="2367.716" calcext:value-type="float">
            <text:p>2367,716</text:p>
          </table:table-cell>
          <table:table-cell office:value-type="float" office:value="2438.585" calcext:value-type="float">
            <text:p>2438,585</text:p>
          </table:table-cell>
          <table:table-cell office:value-type="float" office:value="2782.135" calcext:value-type="float">
            <text:p>2782,135</text:p>
          </table:table-cell>
          <table:table-cell table:number-columns-repeated="4"/>
          <table:table-cell table:style-name="ce30" table:number-columns-repeated="3"/>
        </table:table-row>
        <table:table-row table:style-name="ro1">
          <table:table-cell office:value-type="string" calcext:value-type="string">
            <text:p>Maranhão</text:p>
          </table:table-cell>
          <table:table-cell office:value-type="float" office:value="1528.77" calcext:value-type="float">
            <text:p>1528,77</text:p>
          </table:table-cell>
          <table:table-cell office:value-type="float" office:value="1563.125" calcext:value-type="float">
            <text:p>1563,125</text:p>
          </table:table-cell>
          <table:table-cell office:value-type="float" office:value="1303.411" calcext:value-type="float">
            <text:p>1303,411</text:p>
          </table:table-cell>
          <table:table-cell table:style-name="ce30" office:value-type="float" office:value="1191.509" calcext:value-type="float">
            <text:p>1191,509</text:p>
          </table:table-cell>
          <table:table-cell table:style-name="ce30" office:value-type="float" office:value="1100.217" calcext:value-type="float">
            <text:p>1100,217</text:p>
          </table:table-cell>
          <table:table-cell table:style-name="ce30" office:value-type="float" office:value="971.921" calcext:value-type="float">
            <text:p>971,921</text:p>
          </table:table-cell>
          <table:table-cell office:value-type="float" office:value="750.012" calcext:value-type="float">
            <text:p>750,012</text:p>
          </table:table-cell>
          <table:table-cell office:value-type="float" office:value="774.045" calcext:value-type="float">
            <text:p>774,045</text:p>
          </table:table-cell>
          <table:table-cell office:value-type="float" office:value="1038.249" calcext:value-type="float">
            <text:p>1038,249</text:p>
          </table:table-cell>
          <table:table-cell office:value-type="float" office:value="1059.129" calcext:value-type="float">
            <text:p>1059,129</text:p>
          </table:table-cell>
          <table:table-cell table:number-columns-repeated="4"/>
          <table:table-cell table:style-name="ce30" table:number-columns-repeated="3"/>
        </table:table-row>
        <table:table-row table:style-name="ro1">
          <table:table-cell office:value-type="string" calcext:value-type="string">
            <text:p>Mato Grosso</text:p>
          </table:table-cell>
          <table:table-cell office:value-type="float" office:value="1381.539" calcext:value-type="float">
            <text:p>1381,539</text:p>
          </table:table-cell>
          <table:table-cell office:value-type="float" office:value="1618.657" calcext:value-type="float">
            <text:p>1618,657</text:p>
          </table:table-cell>
          <table:table-cell office:value-type="float" office:value="1411.234" calcext:value-type="float">
            <text:p>1411,234</text:p>
          </table:table-cell>
          <table:table-cell table:style-name="ce30" office:value-type="float" office:value="1241.1" calcext:value-type="float">
            <text:p>1241,1</text:p>
          </table:table-cell>
          <table:table-cell table:style-name="ce30" office:value-type="float" office:value="1083.128" calcext:value-type="float">
            <text:p>1083,128</text:p>
          </table:table-cell>
          <table:table-cell table:style-name="ce30" office:value-type="float" office:value="1220.058" calcext:value-type="float">
            <text:p>1220,058</text:p>
          </table:table-cell>
          <table:table-cell office:value-type="float" office:value="1316.386" calcext:value-type="float">
            <text:p>1316,386</text:p>
          </table:table-cell>
          <table:table-cell office:value-type="float" office:value="1446.064" calcext:value-type="float">
            <text:p>1446,064</text:p>
          </table:table-cell>
          <table:table-cell office:value-type="float" office:value="1555.266" calcext:value-type="float">
            <text:p>1555,266</text:p>
          </table:table-cell>
          <table:table-cell office:value-type="float" office:value="1788.146" calcext:value-type="float">
            <text:p>1788,146</text:p>
          </table:table-cell>
          <table:table-cell table:number-columns-repeated="4"/>
          <table:table-cell table:style-name="ce30" table:number-columns-repeated="3"/>
        </table:table-row>
        <table:table-row table:style-name="ro1">
          <table:table-cell office:value-type="string" calcext:value-type="string">
            <text:p>Mato Grosso do Sul</text:p>
          </table:table-cell>
          <table:table-cell office:value-type="float" office:value="1008.624" calcext:value-type="float">
            <text:p>1008,624</text:p>
          </table:table-cell>
          <table:table-cell office:value-type="float" office:value="1028.608" calcext:value-type="float">
            <text:p>1028,608</text:p>
          </table:table-cell>
          <table:table-cell office:value-type="float" office:value="995.222" calcext:value-type="float">
            <text:p>995,222</text:p>
          </table:table-cell>
          <table:table-cell table:style-name="ce30" office:value-type="float" office:value="951.041" calcext:value-type="float">
            <text:p>951,041</text:p>
          </table:table-cell>
          <table:table-cell table:style-name="ce30" office:value-type="float" office:value="904.537" calcext:value-type="float">
            <text:p>904,537</text:p>
          </table:table-cell>
          <table:table-cell table:style-name="ce30" office:value-type="float" office:value="870.341" calcext:value-type="float">
            <text:p>870,341</text:p>
          </table:table-cell>
          <table:table-cell office:value-type="float" office:value="869.68" calcext:value-type="float">
            <text:p>869,68</text:p>
          </table:table-cell>
          <table:table-cell office:value-type="float" office:value="902.144" calcext:value-type="float">
            <text:p>902,144</text:p>
          </table:table-cell>
          <table:table-cell office:value-type="float" office:value="1038.045" calcext:value-type="float">
            <text:p>1038,045</text:p>
          </table:table-cell>
          <table:table-cell office:value-type="float" office:value="1092.056" calcext:value-type="float">
            <text:p>1092,056</text:p>
          </table:table-cell>
          <table:table-cell table:number-columns-repeated="4"/>
          <table:table-cell table:style-name="ce30" table:number-columns-repeated="3"/>
        </table:table-row>
        <table:table-row table:style-name="ro1">
          <table:table-cell office:value-type="string" calcext:value-type="string">
            <text:p>Minas Gerais</text:p>
          </table:table-cell>
          <table:table-cell office:value-type="float" office:value="7144.026" calcext:value-type="float">
            <text:p>7144,026</text:p>
          </table:table-cell>
          <table:table-cell office:value-type="float" office:value="7225.971" calcext:value-type="float">
            <text:p>7225,971</text:p>
          </table:table-cell>
          <table:table-cell office:value-type="float" office:value="6631.735" calcext:value-type="float">
            <text:p>6631,735</text:p>
          </table:table-cell>
          <table:table-cell table:style-name="ce30" office:value-type="float" office:value="5836.891" calcext:value-type="float">
            <text:p>5836,891</text:p>
          </table:table-cell>
          <table:table-cell table:style-name="ce30" office:value-type="float" office:value="5091.098" calcext:value-type="float">
            <text:p>5091,098</text:p>
          </table:table-cell>
          <table:table-cell table:style-name="ce30" office:value-type="float" office:value="4898.01" calcext:value-type="float">
            <text:p>4898,01</text:p>
          </table:table-cell>
          <table:table-cell office:value-type="float" office:value="5509.999" calcext:value-type="float">
            <text:p>5509,999</text:p>
          </table:table-cell>
          <table:table-cell office:value-type="float" office:value="6256.45" calcext:value-type="float">
            <text:p>6256,45</text:p>
          </table:table-cell>
          <table:table-cell office:value-type="float" office:value="6954.53" calcext:value-type="float">
            <text:p>6954,53</text:p>
          </table:table-cell>
          <table:table-cell office:value-type="float" office:value="6975.675" calcext:value-type="float">
            <text:p>6975,675</text:p>
          </table:table-cell>
          <table:table-cell table:number-columns-repeated="4"/>
          <table:table-cell table:style-name="ce30" table:number-columns-repeated="3"/>
        </table:table-row>
        <table:table-row table:style-name="ro1">
          <table:table-cell office:value-type="string" calcext:value-type="string">
            <text:p>Pará</text:p>
          </table:table-cell>
          <table:table-cell office:value-type="float" office:value="2042.91" calcext:value-type="float">
            <text:p>2042,91</text:p>
          </table:table-cell>
          <table:table-cell office:value-type="float" office:value="2318.608" calcext:value-type="float">
            <text:p>2318,608</text:p>
          </table:table-cell>
          <table:table-cell office:value-type="float" office:value="2041.73" calcext:value-type="float">
            <text:p>2041,73</text:p>
          </table:table-cell>
          <table:table-cell table:style-name="ce30" office:value-type="float" office:value="1863.549" calcext:value-type="float">
            <text:p>1863,549</text:p>
          </table:table-cell>
          <table:table-cell table:style-name="ce30" office:value-type="float" office:value="1705.68" calcext:value-type="float">
            <text:p>1705,68</text:p>
          </table:table-cell>
          <table:table-cell table:style-name="ce30" office:value-type="float" office:value="1564.94" calcext:value-type="float">
            <text:p>1564,94</text:p>
          </table:table-cell>
          <table:table-cell office:value-type="float" office:value="1375.281" calcext:value-type="float">
            <text:p>1375,281</text:p>
          </table:table-cell>
          <table:table-cell office:value-type="float" office:value="1290.928" calcext:value-type="float">
            <text:p>1290,928</text:p>
          </table:table-cell>
          <table:table-cell office:value-type="float" office:value="1444.547" calcext:value-type="float">
            <text:p>1444,547</text:p>
          </table:table-cell>
          <table:table-cell office:value-type="float" office:value="1529.052" calcext:value-type="float">
            <text:p>1529,052</text:p>
          </table:table-cell>
          <table:table-cell table:number-columns-repeated="4"/>
          <table:table-cell table:style-name="ce30" table:number-columns-repeated="3"/>
        </table:table-row>
        <table:table-row table:style-name="ro1">
          <table:table-cell office:value-type="string" calcext:value-type="string">
            <text:p>Paraíba</text:p>
          </table:table-cell>
          <table:table-cell office:value-type="float" office:value="1103.437" calcext:value-type="float">
            <text:p>1103,437</text:p>
          </table:table-cell>
          <table:table-cell office:value-type="float" office:value="1223.444" calcext:value-type="float">
            <text:p>1223,444</text:p>
          </table:table-cell>
          <table:table-cell office:value-type="float" office:value="1240.232" calcext:value-type="float">
            <text:p>1240,232</text:p>
          </table:table-cell>
          <table:table-cell table:style-name="ce30" office:value-type="float" office:value="1076.248" calcext:value-type="float">
            <text:p>1076,248</text:p>
          </table:table-cell>
          <table:table-cell table:style-name="ce30" office:value-type="float" office:value="928.236" calcext:value-type="float">
            <text:p>928,236</text:p>
          </table:table-cell>
          <table:table-cell table:style-name="ce30" office:value-type="float" office:value="786.338" calcext:value-type="float">
            <text:p>786,338</text:p>
          </table:table-cell>
          <table:table-cell office:value-type="float" office:value="707.565" calcext:value-type="float">
            <text:p>707,565</text:p>
          </table:table-cell>
          <table:table-cell office:value-type="float" office:value="769.08" calcext:value-type="float">
            <text:p>769,08</text:p>
          </table:table-cell>
          <table:table-cell office:value-type="float" office:value="1051.694" calcext:value-type="float">
            <text:p>1051,694</text:p>
          </table:table-cell>
          <table:table-cell office:value-type="float" office:value="1112.087" calcext:value-type="float">
            <text:p>1112,087</text:p>
          </table:table-cell>
          <table:table-cell table:number-columns-repeated="4"/>
          <table:table-cell table:style-name="ce30" table:number-columns-repeated="3"/>
        </table:table-row>
        <table:table-row table:style-name="ro1">
          <table:table-cell office:value-type="string" calcext:value-type="string">
            <text:p>Paraná</text:p>
          </table:table-cell>
          <table:table-cell office:value-type="float" office:value="4522.969" calcext:value-type="float">
            <text:p>4522,969</text:p>
          </table:table-cell>
          <table:table-cell office:value-type="float" office:value="4578.716" calcext:value-type="float">
            <text:p>4578,716</text:p>
          </table:table-cell>
          <table:table-cell office:value-type="float" office:value="4341.821" calcext:value-type="float">
            <text:p>4341,821</text:p>
          </table:table-cell>
          <table:table-cell table:style-name="ce30" office:value-type="float" office:value="4108.786" calcext:value-type="float">
            <text:p>4108,786</text:p>
          </table:table-cell>
          <table:table-cell table:style-name="ce30" office:value-type="float" office:value="3869.334" calcext:value-type="float">
            <text:p>3869,334</text:p>
          </table:table-cell>
          <table:table-cell table:style-name="ce30" office:value-type="float" office:value="3764.518" calcext:value-type="float">
            <text:p>3764,518</text:p>
          </table:table-cell>
          <table:table-cell office:value-type="float" office:value="3773.354" calcext:value-type="float">
            <text:p>3773,354</text:p>
          </table:table-cell>
          <table:table-cell office:value-type="float" office:value="3786.974" calcext:value-type="float">
            <text:p>3786,974</text:p>
          </table:table-cell>
          <table:table-cell office:value-type="float" office:value="4235.532" calcext:value-type="float">
            <text:p>4235,532</text:p>
          </table:table-cell>
          <table:table-cell office:value-type="float" office:value="4784.413" calcext:value-type="float">
            <text:p>4784,413</text:p>
          </table:table-cell>
          <table:table-cell table:number-columns-repeated="4"/>
          <table:table-cell table:style-name="ce30" table:number-columns-repeated="3"/>
        </table:table-row>
        <table:table-row table:style-name="ro1">
          <table:table-cell office:value-type="string" calcext:value-type="string">
            <text:p>Pernambuco</text:p>
          </table:table-cell>
          <table:table-cell office:value-type="float" office:value="2728.23" calcext:value-type="float">
            <text:p>2728,23</text:p>
          </table:table-cell>
          <table:table-cell office:value-type="float" office:value="2982.021" calcext:value-type="float">
            <text:p>2982,021</text:p>
          </table:table-cell>
          <table:table-cell office:value-type="float" office:value="2983.632" calcext:value-type="float">
            <text:p>2983,632</text:p>
          </table:table-cell>
          <table:table-cell table:style-name="ce30" office:value-type="float" office:value="2632.837" calcext:value-type="float">
            <text:p>2632,837</text:p>
          </table:table-cell>
          <table:table-cell table:style-name="ce30" office:value-type="float" office:value="2308.455" calcext:value-type="float">
            <text:p>2308,455</text:p>
          </table:table-cell>
          <table:table-cell table:style-name="ce30" office:value-type="float" office:value="1813.941" calcext:value-type="float">
            <text:p>1813,941</text:p>
          </table:table-cell>
          <table:table-cell office:value-type="float" office:value="1645.004" calcext:value-type="float">
            <text:p>1645,004</text:p>
          </table:table-cell>
          <table:table-cell office:value-type="float" office:value="1690.846" calcext:value-type="float">
            <text:p>1690,846</text:p>
          </table:table-cell>
          <table:table-cell office:value-type="float" office:value="2018.834" calcext:value-type="float">
            <text:p>2018,834</text:p>
          </table:table-cell>
          <table:table-cell office:value-type="float" office:value="2022.411" calcext:value-type="float">
            <text:p>2022,411</text:p>
          </table:table-cell>
          <table:table-cell table:number-columns-repeated="4"/>
          <table:table-cell table:style-name="ce30" table:number-columns-repeated="3"/>
        </table:table-row>
        <table:table-row table:style-name="ro1">
          <table:table-cell office:value-type="string" calcext:value-type="string">
            <text:p>Piauí</text:p>
          </table:table-cell>
          <table:table-cell office:value-type="float" office:value="687.536" calcext:value-type="float">
            <text:p>687,536</text:p>
          </table:table-cell>
          <table:table-cell office:value-type="float" office:value="778.779" calcext:value-type="float">
            <text:p>778,779</text:p>
          </table:table-cell>
          <table:table-cell office:value-type="float" office:value="755.713" calcext:value-type="float">
            <text:p>755,713</text:p>
          </table:table-cell>
          <table:table-cell table:style-name="ce30" office:value-type="float" office:value="794.945" calcext:value-type="float">
            <text:p>794,945</text:p>
          </table:table-cell>
          <table:table-cell table:style-name="ce30" office:value-type="float" office:value="842.687" calcext:value-type="float">
            <text:p>842,687</text:p>
          </table:table-cell>
          <table:table-cell table:style-name="ce30" office:value-type="float" office:value="831.356" calcext:value-type="float">
            <text:p>831,356</text:p>
          </table:table-cell>
          <table:table-cell office:value-type="float" office:value="626.223" calcext:value-type="float">
            <text:p>626,223</text:p>
          </table:table-cell>
          <table:table-cell office:value-type="float" office:value="702.437" calcext:value-type="float">
            <text:p>702,437</text:p>
          </table:table-cell>
          <table:table-cell office:value-type="float" office:value="788.164" calcext:value-type="float">
            <text:p>788,164</text:p>
          </table:table-cell>
          <table:table-cell office:value-type="float" office:value="826.368" calcext:value-type="float">
            <text:p>826,368</text:p>
          </table:table-cell>
          <table:table-cell table:number-columns-repeated="4"/>
          <table:table-cell table:style-name="ce30" table:number-columns-repeated="3"/>
        </table:table-row>
        <table:table-row table:style-name="ro1">
          <table:table-cell office:value-type="string" calcext:value-type="string">
            <text:p>Rio Grande do Sul</text:p>
          </table:table-cell>
          <table:table-cell office:value-type="float" office:value="3487.789" calcext:value-type="float">
            <text:p>3487,789</text:p>
          </table:table-cell>
          <table:table-cell office:value-type="float" office:value="3505.72" calcext:value-type="float">
            <text:p>3505,72</text:p>
          </table:table-cell>
          <table:table-cell office:value-type="float" office:value="3226.786" calcext:value-type="float">
            <text:p>3226,786</text:p>
          </table:table-cell>
          <table:table-cell table:style-name="ce30" office:value-type="float" office:value="2978.617" calcext:value-type="float">
            <text:p>2978,617</text:p>
          </table:table-cell>
          <table:table-cell table:style-name="ce30" office:value-type="float" office:value="2744.168" calcext:value-type="float">
            <text:p>2744,168</text:p>
          </table:table-cell>
          <table:table-cell table:style-name="ce30" office:value-type="float" office:value="2703.746" calcext:value-type="float">
            <text:p>2703,746</text:p>
          </table:table-cell>
          <table:table-cell office:value-type="float" office:value="2665.575" calcext:value-type="float">
            <text:p>2665,575</text:p>
          </table:table-cell>
          <table:table-cell office:value-type="float" office:value="2753.564" calcext:value-type="float">
            <text:p>2753,564</text:p>
          </table:table-cell>
          <table:table-cell office:value-type="float" office:value="2993.25" calcext:value-type="float">
            <text:p>2993,25</text:p>
          </table:table-cell>
          <table:table-cell office:value-type="float" office:value="3222.295" calcext:value-type="float">
            <text:p>3222,295</text:p>
          </table:table-cell>
          <table:table-cell table:number-columns-repeated="4"/>
          <table:table-cell table:style-name="ce30" table:number-columns-repeated="3"/>
        </table:table-row>
        <table:table-row table:style-name="ro1">
          <table:table-cell office:value-type="string" calcext:value-type="string">
            <text:p>Rio de Janeiro</text:p>
          </table:table-cell>
          <table:table-cell office:value-type="float" office:value="4733.632" calcext:value-type="float">
            <text:p>4733,632</text:p>
          </table:table-cell>
          <table:table-cell office:value-type="float" office:value="4864.477" calcext:value-type="float">
            <text:p>4864,477</text:p>
          </table:table-cell>
          <table:table-cell office:value-type="float" office:value="4454.468" calcext:value-type="float">
            <text:p>4454,468</text:p>
          </table:table-cell>
          <table:table-cell table:style-name="ce30" office:value-type="float" office:value="3639.072" calcext:value-type="float">
            <text:p>3639,072</text:p>
          </table:table-cell>
          <table:table-cell table:style-name="ce30" office:value-type="float" office:value="2811.648" calcext:value-type="float">
            <text:p>2811,648</text:p>
          </table:table-cell>
          <table:table-cell table:style-name="ce30" office:value-type="float" office:value="2284.918" calcext:value-type="float">
            <text:p>2284,918</text:p>
          </table:table-cell>
          <table:table-cell office:value-type="float" office:value="2391.212" calcext:value-type="float">
            <text:p>2391,212</text:p>
          </table:table-cell>
          <table:table-cell office:value-type="float" office:value="2715.843" calcext:value-type="float">
            <text:p>2715,843</text:p>
          </table:table-cell>
          <table:table-cell office:value-type="float" office:value="2935.607" calcext:value-type="float">
            <text:p>2935,607</text:p>
          </table:table-cell>
          <table:table-cell office:value-type="float" office:value="2829.682" calcext:value-type="float">
            <text:p>2829,682</text:p>
          </table:table-cell>
          <table:table-cell table:number-columns-repeated="4"/>
          <table:table-cell table:style-name="ce30" table:number-columns-repeated="3"/>
        </table:table-row>
        <table:table-row table:style-name="ro1">
          <table:table-cell office:value-type="string" calcext:value-type="string">
            <text:p>Rio Grande do Norte</text:p>
          </table:table-cell>
          <table:table-cell office:value-type="float" office:value="961.431" calcext:value-type="float">
            <text:p>961,431</text:p>
          </table:table-cell>
          <table:table-cell office:value-type="float" office:value="954.17" calcext:value-type="float">
            <text:p>954,17</text:p>
          </table:table-cell>
          <table:table-cell office:value-type="float" office:value="886.165" calcext:value-type="float">
            <text:p>886,165</text:p>
          </table:table-cell>
          <table:table-cell table:style-name="ce30" office:value-type="float" office:value="802.508" calcext:value-type="float">
            <text:p>802,508</text:p>
          </table:table-cell>
          <table:table-cell table:style-name="ce30" office:value-type="float" office:value="730.261" calcext:value-type="float">
            <text:p>730,261</text:p>
          </table:table-cell>
          <table:table-cell table:style-name="ce30" office:value-type="float" office:value="646.482" calcext:value-type="float">
            <text:p>646,482</text:p>
          </table:table-cell>
          <table:table-cell office:value-type="float" office:value="485.012" calcext:value-type="float">
            <text:p>485,012</text:p>
          </table:table-cell>
          <table:table-cell office:value-type="float" office:value="563.293" calcext:value-type="float">
            <text:p>563,293</text:p>
          </table:table-cell>
          <table:table-cell office:value-type="float" office:value="744.863" calcext:value-type="float">
            <text:p>744,863</text:p>
          </table:table-cell>
          <table:table-cell office:value-type="float" office:value="811.86" calcext:value-type="float">
            <text:p>811,86</text:p>
          </table:table-cell>
          <table:table-cell table:number-columns-repeated="4"/>
          <table:table-cell table:style-name="ce30" table:number-columns-repeated="3"/>
        </table:table-row>
        <table:table-row table:style-name="ro1">
          <table:table-cell office:value-type="string" calcext:value-type="string">
            <text:p>Rondônia</text:p>
          </table:table-cell>
          <table:table-cell office:value-type="float" office:value="933.501" calcext:value-type="float">
            <text:p>933,501</text:p>
          </table:table-cell>
          <table:table-cell office:value-type="float" office:value="826.67" calcext:value-type="float">
            <text:p>826,67</text:p>
          </table:table-cell>
          <table:table-cell office:value-type="float" office:value="614.394" calcext:value-type="float">
            <text:p>614,394</text:p>
          </table:table-cell>
          <table:table-cell table:style-name="ce30" office:value-type="float" office:value="510.273" calcext:value-type="float">
            <text:p>510,273</text:p>
          </table:table-cell>
          <table:table-cell table:style-name="ce30" office:value-type="float" office:value="410.58" calcext:value-type="float">
            <text:p>410,58</text:p>
          </table:table-cell>
          <table:table-cell table:style-name="ce30" office:value-type="float" office:value="406.814" calcext:value-type="float">
            <text:p>406,814</text:p>
          </table:table-cell>
          <table:table-cell office:value-type="float" office:value="376.138" calcext:value-type="float">
            <text:p>376,138</text:p>
          </table:table-cell>
          <table:table-cell office:value-type="float" office:value="399.441" calcext:value-type="float">
            <text:p>399,441</text:p>
          </table:table-cell>
          <table:table-cell office:value-type="float" office:value="488.194" calcext:value-type="float">
            <text:p>488,194</text:p>
          </table:table-cell>
          <table:table-cell office:value-type="float" office:value="502.824" calcext:value-type="float">
            <text:p>502,824</text:p>
          </table:table-cell>
          <table:table-cell table:number-columns-repeated="4"/>
          <table:table-cell table:style-name="ce30" table:number-columns-repeated="3"/>
        </table:table-row>
        <table:table-row table:style-name="ro1">
          <table:table-cell office:value-type="string" calcext:value-type="string">
            <text:p>Roraima</text:p>
          </table:table-cell>
          <table:table-cell office:value-type="float" office:value="100.066" calcext:value-type="float">
            <text:p>100,066</text:p>
          </table:table-cell>
          <table:table-cell office:value-type="float" office:value="121.914" calcext:value-type="float">
            <text:p>121,914</text:p>
          </table:table-cell>
          <table:table-cell office:value-type="float" office:value="120.417" calcext:value-type="float">
            <text:p>120,417</text:p>
          </table:table-cell>
          <table:table-cell table:style-name="ce30" office:value-type="float" office:value="113.282" calcext:value-type="float">
            <text:p>113,282</text:p>
          </table:table-cell>
          <table:table-cell table:style-name="ce30" office:value-type="float" office:value="105.481" calcext:value-type="float">
            <text:p>105,481</text:p>
          </table:table-cell>
          <table:table-cell table:style-name="ce30" office:value-type="float" office:value="99.723" calcext:value-type="float">
            <text:p>99,723</text:p>
          </table:table-cell>
          <table:table-cell office:value-type="float" office:value="83.012" calcext:value-type="float">
            <text:p>83,012</text:p>
          </table:table-cell>
          <table:table-cell office:value-type="float" office:value="121.12" calcext:value-type="float">
            <text:p>121,12</text:p>
          </table:table-cell>
          <table:table-cell office:value-type="float" office:value="151.571" calcext:value-type="float">
            <text:p>151,571</text:p>
          </table:table-cell>
          <table:table-cell office:value-type="float" office:value="144.989" calcext:value-type="float">
            <text:p>144,989</text:p>
          </table:table-cell>
          <table:table-cell table:number-columns-repeated="4"/>
          <table:table-cell table:style-name="ce30" table:number-columns-repeated="3"/>
        </table:table-row>
        <table:table-row table:style-name="ro1">
          <table:table-cell office:value-type="string" calcext:value-type="string">
            <text:p>Santa Catarina</text:p>
          </table:table-cell>
          <table:table-cell office:value-type="float" office:value="3268.31" calcext:value-type="float">
            <text:p>3268,31</text:p>
          </table:table-cell>
          <table:table-cell office:value-type="float" office:value="3466.227" calcext:value-type="float">
            <text:p>3466,227</text:p>
          </table:table-cell>
          <table:table-cell office:value-type="float" office:value="3246.749" calcext:value-type="float">
            <text:p>3246,749</text:p>
          </table:table-cell>
          <table:table-cell table:style-name="ce30" office:value-type="float" office:value="3017.084" calcext:value-type="float">
            <text:p>3017,084</text:p>
          </table:table-cell>
          <table:table-cell table:style-name="ce30" office:value-type="float" office:value="2776.217" calcext:value-type="float">
            <text:p>2776,217</text:p>
          </table:table-cell>
          <table:table-cell table:style-name="ce30" office:value-type="float" office:value="2891.489" calcext:value-type="float">
            <text:p>2891,489</text:p>
          </table:table-cell>
          <table:table-cell office:value-type="float" office:value="2976.485" calcext:value-type="float">
            <text:p>2976,485</text:p>
          </table:table-cell>
          <table:table-cell office:value-type="float" office:value="3258.027" calcext:value-type="float">
            <text:p>3258,027</text:p>
          </table:table-cell>
          <table:table-cell office:value-type="float" office:value="3537.032" calcext:value-type="float">
            <text:p>3537,032</text:p>
          </table:table-cell>
          <table:table-cell office:value-type="float" office:value="4089.333" calcext:value-type="float">
            <text:p>4089,333</text:p>
          </table:table-cell>
          <table:table-cell table:number-columns-repeated="4"/>
          <table:table-cell table:style-name="ce30" table:number-columns-repeated="3"/>
        </table:table-row>
        <table:table-row table:style-name="ro1">
          <table:table-cell office:value-type="string" calcext:value-type="string">
            <text:p>São Paulo</text:p>
          </table:table-cell>
          <table:table-cell office:value-type="float" office:value="15159.683" calcext:value-type="float">
            <text:p>15159,683</text:p>
          </table:table-cell>
          <table:table-cell office:value-type="float" office:value="15089.297" calcext:value-type="float">
            <text:p>15089,297</text:p>
          </table:table-cell>
          <table:table-cell office:value-type="float" office:value="13714.511" calcext:value-type="float">
            <text:p>13714,511</text:p>
          </table:table-cell>
          <table:table-cell table:style-name="ce30" office:value-type="float" office:value="11767.653" calcext:value-type="float">
            <text:p>11767,653</text:p>
          </table:table-cell>
          <table:table-cell table:style-name="ce30" office:value-type="float" office:value="9811.084" calcext:value-type="float">
            <text:p>9811,084</text:p>
          </table:table-cell>
          <table:table-cell table:style-name="ce30" office:value-type="float" office:value="9918.501" calcext:value-type="float">
            <text:p>9918,501</text:p>
          </table:table-cell>
          <table:table-cell office:value-type="float" office:value="10001.077" calcext:value-type="float">
            <text:p>10001,077</text:p>
          </table:table-cell>
          <table:table-cell office:value-type="float" office:value="10458.276" calcext:value-type="float">
            <text:p>10458,276</text:p>
          </table:table-cell>
          <table:table-cell office:value-type="float" office:value="11181.809" calcext:value-type="float">
            <text:p>11181,809</text:p>
          </table:table-cell>
          <table:table-cell office:value-type="float" office:value="12113.838" calcext:value-type="float">
            <text:p>12113,838</text:p>
          </table:table-cell>
          <table:table-cell table:number-columns-repeated="4"/>
          <table:table-cell table:style-name="ce30" table:number-columns-repeated="3"/>
        </table:table-row>
        <table:table-row table:style-name="ro1">
          <table:table-cell office:value-type="string" calcext:value-type="string">
            <text:p>Sergipe</text:p>
          </table:table-cell>
          <table:table-cell office:value-type="float" office:value="646.084" calcext:value-type="float">
            <text:p>646,084</text:p>
          </table:table-cell>
          <table:table-cell office:value-type="float" office:value="590.339" calcext:value-type="float">
            <text:p>590,339</text:p>
          </table:table-cell>
          <table:table-cell office:value-type="float" office:value="633.19" calcext:value-type="float">
            <text:p>633,19</text:p>
          </table:table-cell>
          <table:table-cell table:style-name="ce30" office:value-type="float" office:value="592.014" calcext:value-type="float">
            <text:p>592,014</text:p>
          </table:table-cell>
          <table:table-cell table:style-name="ce30" office:value-type="float" office:value="552.624" calcext:value-type="float">
            <text:p>552,624</text:p>
          </table:table-cell>
          <table:table-cell table:style-name="ce30" office:value-type="float" office:value="473.789" calcext:value-type="float">
            <text:p>473,789</text:p>
          </table:table-cell>
          <table:table-cell office:value-type="float" office:value="372.21" calcext:value-type="float">
            <text:p>372,21</text:p>
          </table:table-cell>
          <table:table-cell office:value-type="float" office:value="409.903" calcext:value-type="float">
            <text:p>409,903</text:p>
          </table:table-cell>
          <table:table-cell office:value-type="float" office:value="526.396" calcext:value-type="float">
            <text:p>526,396</text:p>
          </table:table-cell>
          <table:table-cell office:value-type="float" office:value="511.494" calcext:value-type="float">
            <text:p>511,494</text:p>
          </table:table-cell>
          <table:table-cell table:number-columns-repeated="4"/>
          <table:table-cell table:style-name="ce30" table:number-columns-repeated="3"/>
        </table:table-row>
        <table:table-row table:style-name="ro1">
          <table:table-cell office:value-type="string" calcext:value-type="string">
            <text:p>Tocantins</text:p>
          </table:table-cell>
          <table:table-cell office:value-type="float" office:value="508.683" calcext:value-type="float">
            <text:p>508,683</text:p>
          </table:table-cell>
          <table:table-cell office:value-type="float" office:value="525.234" calcext:value-type="float">
            <text:p>525,234</text:p>
          </table:table-cell>
          <table:table-cell office:value-type="float" office:value="426.767" calcext:value-type="float">
            <text:p>426,767</text:p>
          </table:table-cell>
          <table:table-cell table:style-name="ce30" office:value-type="float" office:value="454.929" calcext:value-type="float">
            <text:p>454,929</text:p>
          </table:table-cell>
          <table:table-cell table:style-name="ce30" office:value-type="float" office:value="489.016" calcext:value-type="float">
            <text:p>489,016</text:p>
          </table:table-cell>
          <table:table-cell table:style-name="ce30" office:value-type="float" office:value="500.27" calcext:value-type="float">
            <text:p>500,27</text:p>
          </table:table-cell>
          <table:table-cell office:value-type="float" office:value="396.438" calcext:value-type="float">
            <text:p>396,438</text:p>
          </table:table-cell>
          <table:table-cell office:value-type="float" office:value="402.932" calcext:value-type="float">
            <text:p>402,932</text:p>
          </table:table-cell>
          <table:table-cell office:value-type="float" office:value="500.126" calcext:value-type="float">
            <text:p>500,126</text:p>
          </table:table-cell>
          <table:table-cell office:value-type="float" office:value="542.03" calcext:value-type="float">
            <text:p>542,03</text:p>
          </table:table-cell>
          <table:table-cell table:number-columns-repeated="4"/>
          <table:table-cell table:style-name="ce30" table:number-columns-repeated="3"/>
        </table:table-row>
        <table:table-row table:style-name="ro1">
          <table:table-cell table:style-name="ce18" table:number-columns-repeated="11"/>
          <table:table-cell table:number-columns-repeated="7"/>
        </table:table-row>
        <table:table-row table:style-name="ro2">
          <table:table-cell table:style-name="ce21" office:value-type="string" calcext:value-type="string">
            <text:p>( *  ) Valores em mil toneladas - Dados do SNIC</text:p>
            <text:p>( ** ) Retirado de http://www.cbicdados.com.br/menu/materiais-de-construcao/cimento</text:p>
          </table:table-cell>
          <table:table-cell table:style-name="ce31" table:number-columns-repeated="10"/>
          <table:table-cell table:number-columns-repeated="7"/>
        </table:table-row>
        <table:table-row table:style-name="ro1">
          <table:table-cell table:style-name="ce23"/>
          <table:table-cell table:style-name="ce32" table:number-columns-repeated="3"/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26" office:value-type="string" calcext:value-type="string">
            <text:p>Trabalho Final de Graduação - MAC0499 - Pedro Fernandes</text:p>
          </table:table-cell>
          <table:table-cell table:style-name="ce26" table:number-columns-repeated="10"/>
          <table:table-cell table:style-name="ce35"/>
          <table:table-cell table:number-columns-repeated="6"/>
        </table:table-row>
        <table:table-row table:style-name="ro1">
          <table:table-cell table:style-name="ce27" office:value-type="string" calcext:value-type="string">
            <text:p>"Métodos de Explicabilidade de Inteligência Artificial Usando Demanda de Cimento como Estudo de Caso."</text:p>
          </table:table-cell>
          <table:table-cell table:style-name="ce26" table:number-columns-repeated="10"/>
          <table:table-cell table:style-name="ce35"/>
          <table:table-cell table:number-columns-repeated="6"/>
        </table:table-row>
        <table:table-row table:style-name="ro1">
          <table:table-cell table:style-name="ce28" office:value-type="string" calcext:value-type="string">
            <text:p><text:span text:style-name="T1">Orientador:</text:span> Dr. Marcelo Finger</text:p>
          </table:table-cell>
          <table:table-cell table:style-name="ce26" table:number-columns-repeated="10"/>
          <table:table-cell table:style-name="ce35"/>
          <table:table-cell table:number-columns-repeated="6"/>
        </table:table-row>
        <table:table-row table:style-name="ro1" table:number-rows-repeated="6">
          <table:table-cell table:style-name="Default" table:number-columns-repeated="4"/>
          <table:table-cell table:number-columns-repeated="3"/>
          <table:table-cell table:style-name="ce35" table:number-columns-repeated="5"/>
          <table:table-cell table:number-columns-repeated="6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35"/>
          <table:table-cell table:style-name="ce38" table:number-columns-repeated="4"/>
          <table:table-cell table:number-columns-repeated="6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35" table:number-columns-repeated="5"/>
          <table:table-cell table:number-columns-repeated="6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35"/>
          <table:table-cell table:style-name="ce38"/>
          <table:table-cell table:style-name="ce35" table:number-columns-repeated="2"/>
          <table:table-cell table:style-name="ce38"/>
          <table:table-cell table:number-columns-repeated="6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35"/>
          <table:table-cell table:style-name="ce38"/>
          <table:table-cell table:style-name="ce35" table:number-columns-repeated="3"/>
          <table:table-cell table:number-columns-repeated="6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35"/>
          <table:table-cell table:style-name="ce38" table:number-columns-repeated="4"/>
          <table:table-cell table:number-columns-repeated="6"/>
        </table:table-row>
        <table:table-row table:style-name="ro1" table:number-rows-repeated="5">
          <table:table-cell table:style-name="Default" table:number-columns-repeated="4"/>
          <table:table-cell table:number-columns-repeated="3"/>
          <table:table-cell table:style-name="ce35" table:number-columns-repeated="5"/>
          <table:table-cell table:number-columns-repeated="6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35"/>
          <table:table-cell table:style-name="ce38" table:number-columns-repeated="2"/>
          <table:table-cell table:style-name="ce35"/>
          <table:table-cell table:style-name="ce38"/>
          <table:table-cell table:number-columns-repeated="6"/>
        </table:table-row>
        <table:table-row table:style-name="ro1" table:number-rows-repeated="9">
          <table:table-cell table:style-name="Default" table:number-columns-repeated="4"/>
          <table:table-cell table:number-columns-repeated="3"/>
          <table:table-cell table:style-name="ce35" table:number-columns-repeated="5"/>
          <table:table-cell table:number-columns-repeated="6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37"/>
          <table:table-cell table:style-name="ce35" table:number-columns-repeated="4"/>
          <table:table-cell table:number-columns-repeated="6"/>
        </table:table-row>
      </table:table>
      <table:table table:name="Previsto" table:style-name="ta1">
        <table:table-column table:style-name="co1" table:default-cell-style-name="ce19"/>
        <table:table-column table:style-name="co2" table:number-columns-repeated="10" table:default-cell-style-name="ce30"/>
        <table:table-column table:style-name="co2" table:default-cell-style-name="Default"/>
        <table:table-column table:style-name="co2" table:default-cell-style-name="ce41"/>
        <table:table-column table:style-name="co2" table:number-columns-repeated="12" table:default-cell-style-name="Default"/>
        <table:table-row table:style-name="ro1">
          <table:table-cell table:style-name="ce39" office:value-type="string" calcext:value-type="string">
            <text:p>Previsão (*)(**)</text:p>
          </table:table-cell>
          <table:table-cell table:style-name="ce18" office:value-type="float" office:value="2012" calcext:value-type="float">
            <text:p>2012</text:p>
          </table:table-cell>
          <table:table-cell table:style-name="ce18" office:value-type="float" office:value="2013" calcext:value-type="float">
            <text:p>2013</text:p>
          </table:table-cell>
          <table:table-cell table:style-name="ce18" office:value-type="float" office:value="2014" calcext:value-type="float">
            <text:p>2014</text:p>
          </table:table-cell>
          <table:table-cell table:style-name="ce18" office:value-type="float" office:value="2015" calcext:value-type="float">
            <text:p>2015</text:p>
          </table:table-cell>
          <table:table-cell table:style-name="ce18" office:value-type="float" office:value="2016" calcext:value-type="float">
            <text:p>2016</text:p>
          </table:table-cell>
          <table:table-cell table:style-name="ce18" office:value-type="float" office:value="2017" calcext:value-type="float">
            <text:p>2017</text:p>
          </table:table-cell>
          <table:table-cell table:style-name="ce18" office:value-type="float" office:value="2018" calcext:value-type="float">
            <text:p>2018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2021" calcext:value-type="float">
            <text:p>2021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Acre</text:p>
          </table:table-cell>
          <table:table-cell office:value-type="float" office:value="178.32" calcext:value-type="float">
            <text:p>178,32</text:p>
          </table:table-cell>
          <table:table-cell office:value-type="float" office:value="174.854" calcext:value-type="float">
            <text:p>174,854</text:p>
          </table:table-cell>
          <table:table-cell office:value-type="float" office:value="186.349" calcext:value-type="float">
            <text:p>186,349</text:p>
          </table:table-cell>
          <table:table-cell office:value-type="float" office:value="171.48" calcext:value-type="float">
            <text:p>171,48</text:p>
          </table:table-cell>
          <table:table-cell office:value-type="float" office:value="149.368" calcext:value-type="float">
            <text:p>149,368</text:p>
          </table:table-cell>
          <table:table-cell office:value-type="float" office:value="140.4" calcext:value-type="float">
            <text:p>140,4</text:p>
          </table:table-cell>
          <table:table-cell office:value-type="float" office:value="145.458" calcext:value-type="float">
            <text:p>145,458</text:p>
          </table:table-cell>
          <table:table-cell office:value-type="float" office:value="148.653" calcext:value-type="float">
            <text:p>148,653</text:p>
          </table:table-cell>
          <table:table-cell office:value-type="float" office:value="151.078" calcext:value-type="float">
            <text:p>151,078</text:p>
          </table:table-cell>
          <table:table-cell office:value-type="float" office:value="181.111" calcext:value-type="float">
            <text:p>181,111</text:p>
          </table:table-cell>
          <table:table-cell/>
          <table:table-cell table:formula="of:=AVERAGE([$Porcentagem.B2:.J2])" office:value-type="percentage" office:value="0.080977002923184" calcext:value-type="percentage">
            <text:p>8,1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lagoas</text:p>
          </table:table-cell>
          <table:table-cell office:value-type="float" office:value="742.88" calcext:value-type="float">
            <text:p>742,88</text:p>
          </table:table-cell>
          <table:table-cell office:value-type="float" office:value="793.869" calcext:value-type="float">
            <text:p>793,869</text:p>
          </table:table-cell>
          <table:table-cell office:value-type="float" office:value="777.34" calcext:value-type="float">
            <text:p>777,34</text:p>
          </table:table-cell>
          <table:table-cell office:value-type="float" office:value="711.074" calcext:value-type="float">
            <text:p>711,074</text:p>
          </table:table-cell>
          <table:table-cell office:value-type="float" office:value="681.372" calcext:value-type="float">
            <text:p>681,372</text:p>
          </table:table-cell>
          <table:table-cell office:value-type="float" office:value="538.542" calcext:value-type="float">
            <text:p>538,542</text:p>
          </table:table-cell>
          <table:table-cell office:value-type="float" office:value="393.541" calcext:value-type="float">
            <text:p>393,541</text:p>
          </table:table-cell>
          <table:table-cell office:value-type="float" office:value="367.075" calcext:value-type="float">
            <text:p>367,075</text:p>
          </table:table-cell>
          <table:table-cell office:value-type="float" office:value="395.334" calcext:value-type="float">
            <text:p>395,334</text:p>
          </table:table-cell>
          <table:table-cell office:value-type="float" office:value="581.443" calcext:value-type="float">
            <text:p>581,443</text:p>
          </table:table-cell>
          <table:table-cell/>
          <table:table-cell table:formula="of:=AVERAGE([$Porcentagem.B3:.J3])" office:value-type="percentage" office:value="0.169275646951558" calcext:value-type="percentage">
            <text:p>16,93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mapá</text:p>
          </table:table-cell>
          <table:table-cell office:value-type="float" office:value="161.969" calcext:value-type="float">
            <text:p>161,969</text:p>
          </table:table-cell>
          <table:table-cell office:value-type="float" office:value="211.838" calcext:value-type="float">
            <text:p>211,838</text:p>
          </table:table-cell>
          <table:table-cell office:value-type="float" office:value="252.326" calcext:value-type="float">
            <text:p>252,326</text:p>
          </table:table-cell>
          <table:table-cell office:value-type="float" office:value="244.685" calcext:value-type="float">
            <text:p>244,685</text:p>
          </table:table-cell>
          <table:table-cell office:value-type="float" office:value="180.221" calcext:value-type="float">
            <text:p>180,221</text:p>
          </table:table-cell>
          <table:table-cell office:value-type="float" office:value="166.814" calcext:value-type="float">
            <text:p>166,814</text:p>
          </table:table-cell>
          <table:table-cell office:value-type="float" office:value="135.024" calcext:value-type="float">
            <text:p>135,024</text:p>
          </table:table-cell>
          <table:table-cell office:value-type="float" office:value="136.924" calcext:value-type="float">
            <text:p>136,924</text:p>
          </table:table-cell>
          <table:table-cell office:value-type="float" office:value="120.073" calcext:value-type="float">
            <text:p>120,073</text:p>
          </table:table-cell>
          <table:table-cell office:value-type="float" office:value="133.523" calcext:value-type="float">
            <text:p>133,523</text:p>
          </table:table-cell>
          <table:table-cell/>
          <table:table-cell table:formula="of:=AVERAGE([$Porcentagem.B4:.J4])" office:value-type="percentage" office:value="0.170048291100944" calcext:value-type="percentage">
            <text:p>17,0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mazonas</text:p>
          </table:table-cell>
          <table:table-cell office:value-type="float" office:value="948.006" calcext:value-type="float">
            <text:p>948,006</text:p>
          </table:table-cell>
          <table:table-cell office:value-type="float" office:value="986.764" calcext:value-type="float">
            <text:p>986,764</text:p>
          </table:table-cell>
          <table:table-cell office:value-type="float" office:value="1010.663" calcext:value-type="float">
            <text:p>1010,663</text:p>
          </table:table-cell>
          <table:table-cell office:value-type="float" office:value="774.624" calcext:value-type="float">
            <text:p>774,624</text:p>
          </table:table-cell>
          <table:table-cell office:value-type="float" office:value="746.808" calcext:value-type="float">
            <text:p>746,808</text:p>
          </table:table-cell>
          <table:table-cell office:value-type="float" office:value="738.982" calcext:value-type="float">
            <text:p>738,982</text:p>
          </table:table-cell>
          <table:table-cell office:value-type="float" office:value="687.219" calcext:value-type="float">
            <text:p>687,219</text:p>
          </table:table-cell>
          <table:table-cell office:value-type="float" office:value="596.031" calcext:value-type="float">
            <text:p>596,031</text:p>
          </table:table-cell>
          <table:table-cell office:value-type="float" office:value="605.908" calcext:value-type="float">
            <text:p>605,908</text:p>
          </table:table-cell>
          <table:table-cell office:value-type="float" office:value="595.322" calcext:value-type="float">
            <text:p>595,322</text:p>
          </table:table-cell>
          <table:table-cell/>
          <table:table-cell table:formula="of:=AVERAGE([$Porcentagem.B5:.J5])" office:value-type="percentage" office:value="0.180574807758117" calcext:value-type="percentage">
            <text:p>18,06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hia</text:p>
          </table:table-cell>
          <table:table-cell office:value-type="float" office:value="3615.888" calcext:value-type="float">
            <text:p>3615,888</text:p>
          </table:table-cell>
          <table:table-cell office:value-type="float" office:value="3687.565" calcext:value-type="float">
            <text:p>3687,565</text:p>
          </table:table-cell>
          <table:table-cell office:value-type="float" office:value="3934.103" calcext:value-type="float">
            <text:p>3934,103</text:p>
          </table:table-cell>
          <table:table-cell office:value-type="float" office:value="3988.583" calcext:value-type="float">
            <text:p>3988,583</text:p>
          </table:table-cell>
          <table:table-cell office:value-type="float" office:value="3582.423" calcext:value-type="float">
            <text:p>3582,423</text:p>
          </table:table-cell>
          <table:table-cell office:value-type="float" office:value="3528.898" calcext:value-type="float">
            <text:p>3528,898</text:p>
          </table:table-cell>
          <table:table-cell office:value-type="float" office:value="3063.253" calcext:value-type="float">
            <text:p>3063,253</text:p>
          </table:table-cell>
          <table:table-cell office:value-type="float" office:value="3149.243" calcext:value-type="float">
            <text:p>3149,243</text:p>
          </table:table-cell>
          <table:table-cell office:value-type="float" office:value="3245.745" calcext:value-type="float">
            <text:p>3245,745</text:p>
          </table:table-cell>
          <table:table-cell office:value-type="float" office:value="3793.793" calcext:value-type="float">
            <text:p>3793,793</text:p>
          </table:table-cell>
          <table:table-cell/>
          <table:table-cell table:formula="of:=AVERAGE([$Porcentagem.B6:.J6])" office:value-type="percentage" office:value="0.0659948231647511" calcext:value-type="percentage">
            <text:p>6,6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eara</text:p>
          </table:table-cell>
          <table:table-cell office:value-type="float" office:value="1717.75" calcext:value-type="float">
            <text:p>1717,75</text:p>
          </table:table-cell>
          <table:table-cell office:value-type="float" office:value="1810.728" calcext:value-type="float">
            <text:p>1810,728</text:p>
          </table:table-cell>
          <table:table-cell office:value-type="float" office:value="1900.513" calcext:value-type="float">
            <text:p>1900,513</text:p>
          </table:table-cell>
          <table:table-cell office:value-type="float" office:value="1964.381" calcext:value-type="float">
            <text:p>1964,381</text:p>
          </table:table-cell>
          <table:table-cell office:value-type="float" office:value="2037.839" calcext:value-type="float">
            <text:p>2037,839</text:p>
          </table:table-cell>
          <table:table-cell office:value-type="float" office:value="2069.409" calcext:value-type="float">
            <text:p>2069,409</text:p>
          </table:table-cell>
          <table:table-cell office:value-type="float" office:value="2034.136" calcext:value-type="float">
            <text:p>2034,136</text:p>
          </table:table-cell>
          <table:table-cell office:value-type="float" office:value="1758.575" calcext:value-type="float">
            <text:p>1758,575</text:p>
          </table:table-cell>
          <table:table-cell office:value-type="float" office:value="1701.214" calcext:value-type="float">
            <text:p>1701,214</text:p>
          </table:table-cell>
          <table:table-cell office:value-type="float" office:value="1864.365" calcext:value-type="float">
            <text:p>1864,365</text:p>
          </table:table-cell>
          <table:table-cell/>
          <table:table-cell table:formula="of:=AVERAGE([$Porcentagem.B7:.J7])" office:value-type="percentage" office:value="0.0705200936204396" calcext:value-type="percentage">
            <text:p>7,05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float" office:value="1277.892" calcext:value-type="float">
            <text:p>1277,892</text:p>
          </table:table-cell>
          <table:table-cell office:value-type="float" office:value="1262.022" calcext:value-type="float">
            <text:p>1262,022</text:p>
          </table:table-cell>
          <table:table-cell office:value-type="float" office:value="1221.601" calcext:value-type="float">
            <text:p>1221,601</text:p>
          </table:table-cell>
          <table:table-cell office:value-type="float" office:value="1123.653" calcext:value-type="float">
            <text:p>1123,653</text:p>
          </table:table-cell>
          <table:table-cell office:value-type="float" office:value="797.379" calcext:value-type="float">
            <text:p>797,379</text:p>
          </table:table-cell>
          <table:table-cell office:value-type="float" office:value="689.972" calcext:value-type="float">
            <text:p>689,972</text:p>
          </table:table-cell>
          <table:table-cell office:value-type="float" office:value="664.447" calcext:value-type="float">
            <text:p>664,447</text:p>
          </table:table-cell>
          <table:table-cell office:value-type="float" office:value="642.883" calcext:value-type="float">
            <text:p>642,883</text:p>
          </table:table-cell>
          <table:table-cell office:value-type="float" office:value="640.887" calcext:value-type="float">
            <text:p>640,887</text:p>
          </table:table-cell>
          <table:table-cell office:value-type="float" office:value="662.625" calcext:value-type="float">
            <text:p>662,625</text:p>
          </table:table-cell>
          <table:table-cell/>
          <table:table-cell table:formula="of:=AVERAGE([$Porcentagem.B8:.J8])" office:value-type="percentage" office:value="0.152640929591289" calcext:value-type="percentage">
            <text:p>15,26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spirito Santo</text:p>
          </table:table-cell>
          <table:table-cell office:value-type="float" office:value="1271.954" calcext:value-type="float">
            <text:p>1271,954</text:p>
          </table:table-cell>
          <table:table-cell office:value-type="float" office:value="1315.746" calcext:value-type="float">
            <text:p>1315,746</text:p>
          </table:table-cell>
          <table:table-cell office:value-type="float" office:value="1335.352" calcext:value-type="float">
            <text:p>1335,352</text:p>
          </table:table-cell>
          <table:table-cell office:value-type="float" office:value="1296.059" calcext:value-type="float">
            <text:p>1296,059</text:p>
          </table:table-cell>
          <table:table-cell office:value-type="float" office:value="1250.322" calcext:value-type="float">
            <text:p>1250,322</text:p>
          </table:table-cell>
          <table:table-cell office:value-type="float" office:value="1210.914" calcext:value-type="float">
            <text:p>1210,914</text:p>
          </table:table-cell>
          <table:table-cell office:value-type="float" office:value="1111.897" calcext:value-type="float">
            <text:p>1111,897</text:p>
          </table:table-cell>
          <table:table-cell office:value-type="float" office:value="1164.5" calcext:value-type="float">
            <text:p>1164,5</text:p>
          </table:table-cell>
          <table:table-cell office:value-type="float" office:value="1159.917" calcext:value-type="float">
            <text:p>1159,917</text:p>
          </table:table-cell>
          <table:table-cell office:value-type="float" office:value="1138.654" calcext:value-type="float">
            <text:p>1138,654</text:p>
          </table:table-cell>
          <table:table-cell/>
          <table:table-cell table:formula="of:=AVERAGE([$Porcentagem.B9:.J9])" office:value-type="percentage" office:value="0.0421949695243475" calcext:value-type="percentage">
            <text:p>4,22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oiais</text:p>
          </table:table-cell>
          <table:table-cell office:value-type="float" office:value="2901.699" calcext:value-type="float">
            <text:p>2901,699</text:p>
          </table:table-cell>
          <table:table-cell office:value-type="float" office:value="3026.707" calcext:value-type="float">
            <text:p>3026,707</text:p>
          </table:table-cell>
          <table:table-cell office:value-type="float" office:value="3208.161" calcext:value-type="float">
            <text:p>3208,161</text:p>
          </table:table-cell>
          <table:table-cell office:value-type="float" office:value="2963.999" calcext:value-type="float">
            <text:p>2963,999</text:p>
          </table:table-cell>
          <table:table-cell office:value-type="float" office:value="2517.34" calcext:value-type="float">
            <text:p>2517,34</text:p>
          </table:table-cell>
          <table:table-cell office:value-type="float" office:value="2203.738" calcext:value-type="float">
            <text:p>2203,738</text:p>
          </table:table-cell>
          <table:table-cell office:value-type="float" office:value="2269.166" calcext:value-type="float">
            <text:p>2269,166</text:p>
          </table:table-cell>
          <table:table-cell office:value-type="float" office:value="2282.985" calcext:value-type="float">
            <text:p>2282,985</text:p>
          </table:table-cell>
          <table:table-cell office:value-type="float" office:value="2331.167" calcext:value-type="float">
            <text:p>2331,167</text:p>
          </table:table-cell>
          <table:table-cell office:value-type="float" office:value="2332.929" calcext:value-type="float">
            <text:p>2332,929</text:p>
          </table:table-cell>
          <table:table-cell/>
          <table:table-cell table:formula="of:=AVERAGE([$Porcentagem.B10:.J10])" office:value-type="percentage" office:value="0.0735772572300884" calcext:value-type="percentage">
            <text:p>7,36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ranhão</text:p>
          </table:table-cell>
          <table:table-cell office:value-type="float" office:value="1282.007" calcext:value-type="float">
            <text:p>1282,007</text:p>
          </table:table-cell>
          <table:table-cell office:value-type="float" office:value="1405.386" calcext:value-type="float">
            <text:p>1405,386</text:p>
          </table:table-cell>
          <table:table-cell office:value-type="float" office:value="1748.539" calcext:value-type="float">
            <text:p>1748,539</text:p>
          </table:table-cell>
          <table:table-cell office:value-type="float" office:value="1455.904" calcext:value-type="float">
            <text:p>1455,904</text:p>
          </table:table-cell>
          <table:table-cell office:value-type="float" office:value="1191.866" calcext:value-type="float">
            <text:p>1191,866</text:p>
          </table:table-cell>
          <table:table-cell office:value-type="float" office:value="1100.036" calcext:value-type="float">
            <text:p>1100,036</text:p>
          </table:table-cell>
          <table:table-cell office:value-type="float" office:value="1069.233" calcext:value-type="float">
            <text:p>1069,233</text:p>
          </table:table-cell>
          <table:table-cell office:value-type="float" office:value="978.79" calcext:value-type="float">
            <text:p>978,79</text:p>
          </table:table-cell>
          <table:table-cell office:value-type="float" office:value="915.102" calcext:value-type="float">
            <text:p>915,102</text:p>
          </table:table-cell>
          <table:table-cell office:value-type="float" office:value="1038.37" calcext:value-type="float">
            <text:p>1038,37</text:p>
          </table:table-cell>
          <table:table-cell/>
          <table:table-cell table:formula="of:=AVERAGE([$Porcentagem.B11:.J11])" office:value-type="percentage" office:value="0.205510706353646" calcext:value-type="percentage">
            <text:p>20,55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to Grosso</text:p>
          </table:table-cell>
          <table:table-cell office:value-type="float" office:value="1183.219" calcext:value-type="float">
            <text:p>1183,219</text:p>
          </table:table-cell>
          <table:table-cell office:value-type="float" office:value="1292.821" calcext:value-type="float">
            <text:p>1292,821</text:p>
          </table:table-cell>
          <table:table-cell office:value-type="float" office:value="1401.418" calcext:value-type="float">
            <text:p>1401,418</text:p>
          </table:table-cell>
          <table:table-cell office:value-type="float" office:value="1445.078" calcext:value-type="float">
            <text:p>1445,078</text:p>
          </table:table-cell>
          <table:table-cell office:value-type="float" office:value="1253.454" calcext:value-type="float">
            <text:p>1253,454</text:p>
          </table:table-cell>
          <table:table-cell office:value-type="float" office:value="1136.596" calcext:value-type="float">
            <text:p>1136,596</text:p>
          </table:table-cell>
          <table:table-cell office:value-type="float" office:value="1146.528" calcext:value-type="float">
            <text:p>1146,528</text:p>
          </table:table-cell>
          <table:table-cell office:value-type="float" office:value="1235.099" calcext:value-type="float">
            <text:p>1235,099</text:p>
          </table:table-cell>
          <table:table-cell office:value-type="float" office:value="1421.92" calcext:value-type="float">
            <text:p>1421,92</text:p>
          </table:table-cell>
          <table:table-cell office:value-type="float" office:value="1452.145" calcext:value-type="float">
            <text:p>1452,145</text:p>
          </table:table-cell>
          <table:table-cell/>
          <table:table-cell table:formula="of:=AVERAGE([$Porcentagem.B12:.J12])" office:value-type="percentage" office:value="0.122497954397421" calcext:value-type="percentage">
            <text:p>12,25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to Grosso do Sul</text:p>
          </table:table-cell>
          <table:table-cell office:value-type="float" office:value="923.248" calcext:value-type="float">
            <text:p>923,248</text:p>
          </table:table-cell>
          <table:table-cell office:value-type="float" office:value="965.932" calcext:value-type="float">
            <text:p>965,932</text:p>
          </table:table-cell>
          <table:table-cell office:value-type="float" office:value="910.141" calcext:value-type="float">
            <text:p>910,141</text:p>
          </table:table-cell>
          <table:table-cell office:value-type="float" office:value="936.344" calcext:value-type="float">
            <text:p>936,344</text:p>
          </table:table-cell>
          <table:table-cell office:value-type="float" office:value="918.75" calcext:value-type="float">
            <text:p>918,75</text:p>
          </table:table-cell>
          <table:table-cell office:value-type="float" office:value="877.451" calcext:value-type="float">
            <text:p>877,451</text:p>
          </table:table-cell>
          <table:table-cell office:value-type="float" office:value="850.463" calcext:value-type="float">
            <text:p>850,463</text:p>
          </table:table-cell>
          <table:table-cell office:value-type="float" office:value="889.536" calcext:value-type="float">
            <text:p>889,536</text:p>
          </table:table-cell>
          <table:table-cell office:value-type="float" office:value="903.093" calcext:value-type="float">
            <text:p>903,093</text:p>
          </table:table-cell>
          <table:table-cell office:value-type="float" office:value="1005.363" calcext:value-type="float">
            <text:p>1005,363</text:p>
          </table:table-cell>
          <table:table-cell/>
          <table:table-cell table:formula="of:=AVERAGE([$Porcentagem.B13:.J13])" office:value-type="percentage" office:value="0.0484980315755122" calcext:value-type="percentage">
            <text:p>4,85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as Gerais</text:p>
          </table:table-cell>
          <table:table-cell office:value-type="float" office:value="7135.023" calcext:value-type="float">
            <text:p>7135,023</text:p>
          </table:table-cell>
          <table:table-cell office:value-type="float" office:value="7144.013" calcext:value-type="float">
            <text:p>7144,013</text:p>
          </table:table-cell>
          <table:table-cell office:value-type="float" office:value="7200.351" calcext:value-type="float">
            <text:p>7200,351</text:p>
          </table:table-cell>
          <table:table-cell office:value-type="float" office:value="6671.022" calcext:value-type="float">
            <text:p>6671,022</text:p>
          </table:table-cell>
          <table:table-cell office:value-type="float" office:value="5839.712" calcext:value-type="float">
            <text:p>5839,712</text:p>
          </table:table-cell>
          <table:table-cell office:value-type="float" office:value="5484.334" calcext:value-type="float">
            <text:p>5484,334</text:p>
          </table:table-cell>
          <table:table-cell office:value-type="float" office:value="4987.561" calcext:value-type="float">
            <text:p>4987,561</text:p>
          </table:table-cell>
          <table:table-cell office:value-type="float" office:value="5245.689" calcext:value-type="float">
            <text:p>5245,689</text:p>
          </table:table-cell>
          <table:table-cell office:value-type="float" office:value="5540.647" calcext:value-type="float">
            <text:p>5540,647</text:p>
          </table:table-cell>
          <table:table-cell office:value-type="float" office:value="6521.003" calcext:value-type="float">
            <text:p>6521,003</text:p>
          </table:table-cell>
          <table:table-cell/>
          <table:table-cell table:formula="of:=AVERAGE([$Porcentagem.B14:.J14])" office:value-type="percentage" office:value="0.107519591562526" calcext:value-type="percentage">
            <text:p>10,75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rá</text:p>
          </table:table-cell>
          <table:table-cell office:value-type="float" office:value="1856.166" calcext:value-type="float">
            <text:p>1856,166</text:p>
          </table:table-cell>
          <table:table-cell office:value-type="float" office:value="1949.537" calcext:value-type="float">
            <text:p>1949,537</text:p>
          </table:table-cell>
          <table:table-cell office:value-type="float" office:value="2155.342" calcext:value-type="float">
            <text:p>2155,342</text:p>
          </table:table-cell>
          <table:table-cell office:value-type="float" office:value="1995.369" calcext:value-type="float">
            <text:p>1995,369</text:p>
          </table:table-cell>
          <table:table-cell office:value-type="float" office:value="2063.564" calcext:value-type="float">
            <text:p>2063,564</text:p>
          </table:table-cell>
          <table:table-cell office:value-type="float" office:value="1705.581" calcext:value-type="float">
            <text:p>1705,581</text:p>
          </table:table-cell>
          <table:table-cell office:value-type="float" office:value="1565.179" calcext:value-type="float">
            <text:p>1565,179</text:p>
          </table:table-cell>
          <table:table-cell office:value-type="float" office:value="1535.381" calcext:value-type="float">
            <text:p>1535,381</text:p>
          </table:table-cell>
          <table:table-cell office:value-type="float" office:value="1539.304" calcext:value-type="float">
            <text:p>1539,304</text:p>
          </table:table-cell>
          <table:table-cell office:value-type="float" office:value="1444.548" calcext:value-type="float">
            <text:p>1444,548</text:p>
          </table:table-cell>
          <table:table-cell/>
          <table:table-cell table:formula="of:=AVERAGE([$Porcentagem.B15:.J15])" office:value-type="percentage" office:value="0.118855158495721" calcext:value-type="percentage">
            <text:p>11,89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raíba</text:p>
          </table:table-cell>
          <table:table-cell office:value-type="float" office:value="946.243" calcext:value-type="float">
            <text:p>946,243</text:p>
          </table:table-cell>
          <table:table-cell office:value-type="float" office:value="1024.839" calcext:value-type="float">
            <text:p>1024,839</text:p>
          </table:table-cell>
          <table:table-cell office:value-type="float" office:value="1184.099" calcext:value-type="float">
            <text:p>1184,099</text:p>
          </table:table-cell>
          <table:table-cell office:value-type="float" office:value="1240.241" calcext:value-type="float">
            <text:p>1240,241</text:p>
          </table:table-cell>
          <table:table-cell office:value-type="float" office:value="1154.676" calcext:value-type="float">
            <text:p>1154,676</text:p>
          </table:table-cell>
          <table:table-cell office:value-type="float" office:value="953.634" calcext:value-type="float">
            <text:p>953,634</text:p>
          </table:table-cell>
          <table:table-cell office:value-type="float" office:value="785.135" calcext:value-type="float">
            <text:p>785,135</text:p>
          </table:table-cell>
          <table:table-cell office:value-type="float" office:value="704.086" calcext:value-type="float">
            <text:p>704,086</text:p>
          </table:table-cell>
          <table:table-cell office:value-type="float" office:value="768.917" calcext:value-type="float">
            <text:p>768,917</text:p>
          </table:table-cell>
          <table:table-cell office:value-type="float" office:value="1060.191" calcext:value-type="float">
            <text:p>1060,191</text:p>
          </table:table-cell>
          <table:table-cell/>
          <table:table-cell table:formula="of:=AVERAGE([$Porcentagem.B16:.J16])" office:value-type="percentage" office:value="0.158015760040836" calcext:value-type="percentage">
            <text:p>15,8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raná</text:p>
          </table:table-cell>
          <table:table-cell office:value-type="float" office:value="4174.932" calcext:value-type="float">
            <text:p>4174,932</text:p>
          </table:table-cell>
          <table:table-cell office:value-type="float" office:value="4357.002" calcext:value-type="float">
            <text:p>4357,002</text:p>
          </table:table-cell>
          <table:table-cell office:value-type="float" office:value="4734.863" calcext:value-type="float">
            <text:p>4734,863</text:p>
          </table:table-cell>
          <table:table-cell office:value-type="float" office:value="4007.258" calcext:value-type="float">
            <text:p>4007,258</text:p>
          </table:table-cell>
          <table:table-cell office:value-type="float" office:value="4123.174" calcext:value-type="float">
            <text:p>4123,174</text:p>
          </table:table-cell>
          <table:table-cell office:value-type="float" office:value="3869.28" calcext:value-type="float">
            <text:p>3869,28</text:p>
          </table:table-cell>
          <table:table-cell office:value-type="float" office:value="3764.257" calcext:value-type="float">
            <text:p>3764,257</text:p>
          </table:table-cell>
          <table:table-cell office:value-type="float" office:value="3808.749" calcext:value-type="float">
            <text:p>3808,749</text:p>
          </table:table-cell>
          <table:table-cell office:value-type="float" office:value="3786.778" calcext:value-type="float">
            <text:p>3786,778</text:p>
          </table:table-cell>
          <table:table-cell office:value-type="float" office:value="4114.645" calcext:value-type="float">
            <text:p>4114,645</text:p>
          </table:table-cell>
          <table:table-cell table:style-name="ce30"/>
          <table:table-cell table:formula="of:=AVERAGE([$Porcentagem.B17:.J17])" office:value-type="percentage" office:value="0.0497942999351067" calcext:value-type="percentage">
            <text:p>4,98%</text:p>
          </table:table-cell>
          <table:table-cell table:style-name="ce30" table:number-columns-repeated="12"/>
        </table:table-row>
        <table:table-row table:style-name="ro1">
          <table:table-cell office:value-type="string" calcext:value-type="string">
            <text:p>Pernambuco</text:p>
          </table:table-cell>
          <table:table-cell office:value-type="float" office:value="2496.106" calcext:value-type="float">
            <text:p>2496,106</text:p>
          </table:table-cell>
          <table:table-cell office:value-type="float" office:value="2705.987" calcext:value-type="float">
            <text:p>2705,987</text:p>
          </table:table-cell>
          <table:table-cell office:value-type="float" office:value="2880.566" calcext:value-type="float">
            <text:p>2880,566</text:p>
          </table:table-cell>
          <table:table-cell office:value-type="float" office:value="2983.612" calcext:value-type="float">
            <text:p>2983,612</text:p>
          </table:table-cell>
          <table:table-cell office:value-type="float" office:value="2697.446" calcext:value-type="float">
            <text:p>2697,446</text:p>
          </table:table-cell>
          <table:table-cell office:value-type="float" office:value="2364.608" calcext:value-type="float">
            <text:p>2364,608</text:p>
          </table:table-cell>
          <table:table-cell office:value-type="float" office:value="1975.465" calcext:value-type="float">
            <text:p>1975,465</text:p>
          </table:table-cell>
          <table:table-cell office:value-type="float" office:value="1647.998" calcext:value-type="float">
            <text:p>1647,998</text:p>
          </table:table-cell>
          <table:table-cell office:value-type="float" office:value="1963.17" calcext:value-type="float">
            <text:p>1963,17</text:p>
          </table:table-cell>
          <table:table-cell office:value-type="float" office:value="2018.833" calcext:value-type="float">
            <text:p>2018,833</text:p>
          </table:table-cell>
          <table:table-cell/>
          <table:table-cell table:formula="of:=AVERAGE([$Porcentagem.B18:.J18])" office:value-type="percentage" office:value="0.119034014544517" calcext:value-type="percentage">
            <text:p>11,9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auí</text:p>
          </table:table-cell>
          <table:table-cell office:value-type="float" office:value="624.546" calcext:value-type="float">
            <text:p>624,546</text:p>
          </table:table-cell>
          <table:table-cell office:value-type="float" office:value="657.363" calcext:value-type="float">
            <text:p>657,363</text:p>
          </table:table-cell>
          <table:table-cell office:value-type="float" office:value="744.81" calcext:value-type="float">
            <text:p>744,81</text:p>
          </table:table-cell>
          <table:table-cell office:value-type="float" office:value="694.868" calcext:value-type="float">
            <text:p>694,868</text:p>
          </table:table-cell>
          <table:table-cell office:value-type="float" office:value="781.933" calcext:value-type="float">
            <text:p>781,933</text:p>
          </table:table-cell>
          <table:table-cell office:value-type="float" office:value="819.434" calcext:value-type="float">
            <text:p>819,434</text:p>
          </table:table-cell>
          <table:table-cell office:value-type="float" office:value="831.349" calcext:value-type="float">
            <text:p>831,349</text:p>
          </table:table-cell>
          <table:table-cell office:value-type="float" office:value="704.609" calcext:value-type="float">
            <text:p>704,609</text:p>
          </table:table-cell>
          <table:table-cell office:value-type="float" office:value="724.87" calcext:value-type="float">
            <text:p>724,87</text:p>
          </table:table-cell>
          <table:table-cell office:value-type="float" office:value="788.271" calcext:value-type="float">
            <text:p>788,271</text:p>
          </table:table-cell>
          <table:table-cell/>
          <table:table-cell table:formula="of:=AVERAGE([$Porcentagem.B19:.J19])" office:value-type="percentage" office:value="0.0983595683655371" calcext:value-type="percentage">
            <text:p>9,84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io Grande do Sul</text:p>
          </table:table-cell>
          <table:table-cell office:value-type="float" office:value="3399.19" calcext:value-type="float">
            <text:p>3399,19</text:p>
          </table:table-cell>
          <table:table-cell office:value-type="float" office:value="3454.308" calcext:value-type="float">
            <text:p>3454,308</text:p>
          </table:table-cell>
          <table:table-cell office:value-type="float" office:value="3504.485" calcext:value-type="float">
            <text:p>3504,485</text:p>
          </table:table-cell>
          <table:table-cell office:value-type="float" office:value="3116.436" calcext:value-type="float">
            <text:p>3116,436</text:p>
          </table:table-cell>
          <table:table-cell office:value-type="float" office:value="2978.589" calcext:value-type="float">
            <text:p>2978,589</text:p>
          </table:table-cell>
          <table:table-cell office:value-type="float" office:value="2732.956" calcext:value-type="float">
            <text:p>2732,956</text:p>
          </table:table-cell>
          <table:table-cell office:value-type="float" office:value="2746.513" calcext:value-type="float">
            <text:p>2746,513</text:p>
          </table:table-cell>
          <table:table-cell office:value-type="float" office:value="2691.474" calcext:value-type="float">
            <text:p>2691,474</text:p>
          </table:table-cell>
          <table:table-cell office:value-type="float" office:value="2753.562" calcext:value-type="float">
            <text:p>2753,562</text:p>
          </table:table-cell>
          <table:table-cell office:value-type="float" office:value="2972.924" calcext:value-type="float">
            <text:p>2972,924</text:p>
          </table:table-cell>
          <table:table-cell/>
          <table:table-cell table:formula="of:=AVERAGE([$Porcentagem.B20:.J20])" office:value-type="percentage" office:value="0.0446239802104913" calcext:value-type="percentage">
            <text:p>4,46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io de Janeiro</text:p>
          </table:table-cell>
          <table:table-cell office:value-type="float" office:value="4390.244" calcext:value-type="float">
            <text:p>4390,244</text:p>
          </table:table-cell>
          <table:table-cell office:value-type="float" office:value="4632.355" calcext:value-type="float">
            <text:p>4632,355</text:p>
          </table:table-cell>
          <table:table-cell office:value-type="float" office:value="4910.848" calcext:value-type="float">
            <text:p>4910,848</text:p>
          </table:table-cell>
          <table:table-cell office:value-type="float" office:value="4454.817" calcext:value-type="float">
            <text:p>4454,817</text:p>
          </table:table-cell>
          <table:table-cell office:value-type="float" office:value="3639.19" calcext:value-type="float">
            <text:p>3639,19</text:p>
          </table:table-cell>
          <table:table-cell office:value-type="float" office:value="3038.676" calcext:value-type="float">
            <text:p>3038,676</text:p>
          </table:table-cell>
          <table:table-cell office:value-type="float" office:value="2836.925" calcext:value-type="float">
            <text:p>2836,925</text:p>
          </table:table-cell>
          <table:table-cell office:value-type="float" office:value="2746.476" calcext:value-type="float">
            <text:p>2746,476</text:p>
          </table:table-cell>
          <table:table-cell office:value-type="float" office:value="2739.482" calcext:value-type="float">
            <text:p>2739,482</text:p>
          </table:table-cell>
          <table:table-cell office:value-type="float" office:value="2935.499" calcext:value-type="float">
            <text:p>2935,499</text:p>
          </table:table-cell>
          <table:table-cell/>
          <table:table-cell table:formula="of:=AVERAGE([$Porcentagem.B21:.J21])" office:value-type="percentage" office:value="0.148396925010432" calcext:value-type="percentage">
            <text:p>14,84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io Grande do Norte</text:p>
          </table:table-cell>
          <table:table-cell office:value-type="float" office:value="836.97" calcext:value-type="float">
            <text:p>836,97</text:p>
          </table:table-cell>
          <table:table-cell office:value-type="float" office:value="902.725" calcext:value-type="float">
            <text:p>902,725</text:p>
          </table:table-cell>
          <table:table-cell office:value-type="float" office:value="939.304" calcext:value-type="float">
            <text:p>939,304</text:p>
          </table:table-cell>
          <table:table-cell office:value-type="float" office:value="901.46" calcext:value-type="float">
            <text:p>901,46</text:p>
          </table:table-cell>
          <table:table-cell office:value-type="float" office:value="792.018" calcext:value-type="float">
            <text:p>792,018</text:p>
          </table:table-cell>
          <table:table-cell office:value-type="float" office:value="730.195" calcext:value-type="float">
            <text:p>730,195</text:p>
          </table:table-cell>
          <table:table-cell office:value-type="float" office:value="677.075" calcext:value-type="float">
            <text:p>677,075</text:p>
          </table:table-cell>
          <table:table-cell office:value-type="float" office:value="655.373" calcext:value-type="float">
            <text:p>655,373</text:p>
          </table:table-cell>
          <table:table-cell office:value-type="float" office:value="639.85" calcext:value-type="float">
            <text:p>639,85</text:p>
          </table:table-cell>
          <table:table-cell office:value-type="float" office:value="744.736" calcext:value-type="float">
            <text:p>744,736</text:p>
          </table:table-cell>
          <table:table-cell/>
          <table:table-cell table:formula="of:=AVERAGE([$Porcentagem.B22:.J22])" office:value-type="percentage" office:value="0.142349289054404" calcext:value-type="percentage">
            <text:p>14,23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ndônia</text:p>
          </table:table-cell>
          <table:table-cell office:value-type="float" office:value="1021.569" calcext:value-type="float">
            <text:p>1021,569</text:p>
          </table:table-cell>
          <table:table-cell office:value-type="float" office:value="972.128" calcext:value-type="float">
            <text:p>972,128</text:p>
          </table:table-cell>
          <table:table-cell office:value-type="float" office:value="820.066" calcext:value-type="float">
            <text:p>820,066</text:p>
          </table:table-cell>
          <table:table-cell office:value-type="float" office:value="602.076" calcext:value-type="float">
            <text:p>602,076</text:p>
          </table:table-cell>
          <table:table-cell office:value-type="float" office:value="392.993" calcext:value-type="float">
            <text:p>392,993</text:p>
          </table:table-cell>
          <table:table-cell office:value-type="float" office:value="405.503" calcext:value-type="float">
            <text:p>405,503</text:p>
          </table:table-cell>
          <table:table-cell office:value-type="float" office:value="362.73" calcext:value-type="float">
            <text:p>362,73</text:p>
          </table:table-cell>
          <table:table-cell office:value-type="float" office:value="378.161" calcext:value-type="float">
            <text:p>378,161</text:p>
          </table:table-cell>
          <table:table-cell office:value-type="float" office:value="416.156" calcext:value-type="float">
            <text:p>416,156</text:p>
          </table:table-cell>
          <table:table-cell office:value-type="float" office:value="440.067" calcext:value-type="float">
            <text:p>440,067</text:p>
          </table:table-cell>
          <table:table-cell/>
          <table:table-cell table:formula="of:=AVERAGE([$Porcentagem.B23:.J23])" office:value-type="percentage" office:value="0.118611320747441" calcext:value-type="percentage">
            <text:p>11,86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raima</text:p>
          </table:table-cell>
          <table:table-cell office:value-type="float" office:value="103.008" calcext:value-type="float">
            <text:p>103,008</text:p>
          </table:table-cell>
          <table:table-cell office:value-type="float" office:value="100.961" calcext:value-type="float">
            <text:p>100,961</text:p>
          </table:table-cell>
          <table:table-cell office:value-type="float" office:value="121.882" calcext:value-type="float">
            <text:p>121,882</text:p>
          </table:table-cell>
          <table:table-cell office:value-type="float" office:value="88.844" calcext:value-type="float">
            <text:p>88,844</text:p>
          </table:table-cell>
          <table:table-cell office:value-type="float" office:value="113.286" calcext:value-type="float">
            <text:p>113,286</text:p>
          </table:table-cell>
          <table:table-cell office:value-type="float" office:value="106.038" calcext:value-type="float">
            <text:p>106,038</text:p>
          </table:table-cell>
          <table:table-cell office:value-type="float" office:value="103.414" calcext:value-type="float">
            <text:p>103,414</text:p>
          </table:table-cell>
          <table:table-cell office:value-type="float" office:value="80.134" calcext:value-type="float">
            <text:p>80,134</text:p>
          </table:table-cell>
          <table:table-cell office:value-type="float" office:value="102.125" calcext:value-type="float">
            <text:p>102,125</text:p>
          </table:table-cell>
          <table:table-cell office:value-type="float" office:value="151.571" calcext:value-type="float">
            <text:p>151,571</text:p>
          </table:table-cell>
          <table:table-cell/>
          <table:table-cell table:formula="of:=AVERAGE([$Porcentagem.B24:.J24])" office:value-type="percentage" office:value="0.164096370736674" calcext:value-type="percentage">
            <text:p>16,41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nta Catarina</text:p>
          </table:table-cell>
          <table:table-cell office:value-type="float" office:value="3087.791" calcext:value-type="float">
            <text:p>3087,791</text:p>
          </table:table-cell>
          <table:table-cell office:value-type="float" office:value="3249.125" calcext:value-type="float">
            <text:p>3249,125</text:p>
          </table:table-cell>
          <table:table-cell office:value-type="float" office:value="3430.232" calcext:value-type="float">
            <text:p>3430,232</text:p>
          </table:table-cell>
          <table:table-cell office:value-type="float" office:value="3305.466" calcext:value-type="float">
            <text:p>3305,466</text:p>
          </table:table-cell>
          <table:table-cell office:value-type="float" office:value="3017.104" calcext:value-type="float">
            <text:p>3017,104</text:p>
          </table:table-cell>
          <table:table-cell office:value-type="float" office:value="2820.032" calcext:value-type="float">
            <text:p>2820,032</text:p>
          </table:table-cell>
          <table:table-cell office:value-type="float" office:value="2893.099" calcext:value-type="float">
            <text:p>2893,099</text:p>
          </table:table-cell>
          <table:table-cell office:value-type="float" office:value="2975.079" calcext:value-type="float">
            <text:p>2975,079</text:p>
          </table:table-cell>
          <table:table-cell office:value-type="float" office:value="3020.217" calcext:value-type="float">
            <text:p>3020,217</text:p>
          </table:table-cell>
          <table:table-cell office:value-type="float" office:value="3384.289" calcext:value-type="float">
            <text:p>3384,289</text:p>
          </table:table-cell>
          <table:table-cell/>
          <table:table-cell table:formula="of:=AVERAGE([$Porcentagem.B25:.J25])" office:value-type="percentage" office:value="0.0713800278066959" calcext:value-type="percentage">
            <text:p>7,14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ão Paulo</text:p>
          </table:table-cell>
          <table:table-cell office:value-type="float" office:value="14871.929" calcext:value-type="float">
            <text:p>14871,929</text:p>
          </table:table-cell>
          <table:table-cell office:value-type="float" office:value="15160.777" calcext:value-type="float">
            <text:p>15160,777</text:p>
          </table:table-cell>
          <table:table-cell office:value-type="float" office:value="15048.138" calcext:value-type="float">
            <text:p>15048,138</text:p>
          </table:table-cell>
          <table:table-cell office:value-type="float" office:value="12743.657" calcext:value-type="float">
            <text:p>12743,657</text:p>
          </table:table-cell>
          <table:table-cell office:value-type="float" office:value="12108.263" calcext:value-type="float">
            <text:p>12108,263</text:p>
          </table:table-cell>
          <table:table-cell office:value-type="float" office:value="9788.966" calcext:value-type="float">
            <text:p>9788,966</text:p>
          </table:table-cell>
          <table:table-cell office:value-type="float" office:value="9918.998" calcext:value-type="float">
            <text:p>9918,998</text:p>
          </table:table-cell>
          <table:table-cell office:value-type="float" office:value="9998.76" calcext:value-type="float">
            <text:p>9998,76</text:p>
          </table:table-cell>
          <table:table-cell office:value-type="float" office:value="10458.2" calcext:value-type="float">
            <text:p>10458,2</text:p>
          </table:table-cell>
          <table:table-cell office:value-type="float" office:value="11181.827" calcext:value-type="float">
            <text:p>11181,827</text:p>
          </table:table-cell>
          <table:table-cell/>
          <table:table-cell table:formula="of:=AVERAGE([$Porcentagem.B26:.J26])" office:value-type="percentage" office:value="0.0631066110390056" calcext:value-type="percentage">
            <text:p>6,31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gipe</text:p>
          </table:table-cell>
          <table:table-cell office:value-type="float" office:value="579.48" calcext:value-type="float">
            <text:p>579,48</text:p>
          </table:table-cell>
          <table:table-cell office:value-type="float" office:value="612.78" calcext:value-type="float">
            <text:p>612,78</text:p>
          </table:table-cell>
          <table:table-cell office:value-type="float" office:value="511.195" calcext:value-type="float">
            <text:p>511,195</text:p>
          </table:table-cell>
          <table:table-cell office:value-type="float" office:value="630.91" calcext:value-type="float">
            <text:p>630,91</text:p>
          </table:table-cell>
          <table:table-cell office:value-type="float" office:value="569.813" calcext:value-type="float">
            <text:p>569,813</text:p>
          </table:table-cell>
          <table:table-cell office:value-type="float" office:value="552.593" calcext:value-type="float">
            <text:p>552,593</text:p>
          </table:table-cell>
          <table:table-cell office:value-type="float" office:value="474.223" calcext:value-type="float">
            <text:p>474,223</text:p>
          </table:table-cell>
          <table:table-cell office:value-type="float" office:value="492.578" calcext:value-type="float">
            <text:p>492,578</text:p>
          </table:table-cell>
          <table:table-cell office:value-type="float" office:value="419.603" calcext:value-type="float">
            <text:p>419,603</text:p>
          </table:table-cell>
          <table:table-cell office:value-type="float" office:value="527.711" calcext:value-type="float">
            <text:p>527,711</text:p>
          </table:table-cell>
          <table:table-cell/>
          <table:table-cell table:formula="of:=AVERAGE([$Porcentagem.B27:.J27])" office:value-type="percentage" office:value="0.14172734481862" calcext:value-type="percentage">
            <text:p>14,17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cantins</text:p>
          </table:table-cell>
          <table:table-cell office:value-type="float" office:value="458.33" calcext:value-type="float">
            <text:p>458,33</text:p>
          </table:table-cell>
          <table:table-cell office:value-type="float" office:value="486.896" calcext:value-type="float">
            <text:p>486,896</text:p>
          </table:table-cell>
          <table:table-cell office:value-type="float" office:value="521.171" calcext:value-type="float">
            <text:p>521,171</text:p>
          </table:table-cell>
          <table:table-cell office:value-type="float" office:value="483.769" calcext:value-type="float">
            <text:p>483,769</text:p>
          </table:table-cell>
          <table:table-cell office:value-type="float" office:value="449.595" calcext:value-type="float">
            <text:p>449,595</text:p>
          </table:table-cell>
          <table:table-cell office:value-type="float" office:value="482.58" calcext:value-type="float">
            <text:p>482,58</text:p>
          </table:table-cell>
          <table:table-cell office:value-type="float" office:value="483.533" calcext:value-type="float">
            <text:p>483,533</text:p>
          </table:table-cell>
          <table:table-cell office:value-type="float" office:value="455.669" calcext:value-type="float">
            <text:p>455,669</text:p>
          </table:table-cell>
          <table:table-cell office:value-type="float" office:value="445.281" calcext:value-type="float">
            <text:p>445,281</text:p>
          </table:table-cell>
          <table:table-cell office:value-type="float" office:value="457.617" calcext:value-type="float">
            <text:p>457,617</text:p>
          </table:table-cell>
          <table:table-cell/>
          <table:table-cell table:formula="of:=AVERAGE([$Porcentagem.B28:.J28])" office:value-type="percentage" office:value="0.114754917739102" calcext:value-type="percentage">
            <text:p>11,48%</text:p>
          </table:table-cell>
          <table:table-cell table:number-columns-repeated="12"/>
        </table:table-row>
        <table:table-row table:style-name="ro1">
          <table:table-cell table:style-name="ce39"/>
          <table:table-cell table:style-name="ce18" table:number-columns-repeated="2"/>
          <table:table-cell table:style-name="ce40" table:number-columns-repeated="8"/>
          <table:table-cell/>
          <table:table-cell table:style-name="Default"/>
          <table:table-cell table:number-columns-repeated="12"/>
        </table:table-row>
        <table:table-row table:style-name="ro2">
          <table:table-cell table:style-name="ce21" office:value-type="string" calcext:value-type="string">
            <text:p>( *  ) Valores em mil toneladas </text:p>
            <text:p>( ** ) Modelo treinado com dados a partir de 2014</text:p>
          </table:table-cell>
          <table:table-cell table:style-name="ce31" table:number-columns-repeated="10"/>
          <table:table-cell/>
          <table:table-cell table:style-name="Default"/>
          <table:table-cell table:number-columns-repeated="12"/>
        </table:table-row>
        <table:table-row table:style-name="ro1">
          <table:table-cell table:style-name="Default" table:number-columns-repeated="11"/>
          <table:table-cell/>
          <table:table-cell table:style-name="Default"/>
          <table:table-cell table:number-columns-repeated="12"/>
        </table:table-row>
        <table:table-row table:style-name="ro1">
          <table:table-cell table:style-name="ce26" office:value-type="string" calcext:value-type="string">
            <text:p>Trabalho Final de Graduação - MAC0499 - Pedro Fernandes</text:p>
          </table:table-cell>
          <table:table-cell table:style-name="ce26" table:number-columns-repeated="10"/>
          <table:table-cell/>
          <table:table-cell table:style-name="Default"/>
          <table:table-cell table:number-columns-repeated="12"/>
        </table:table-row>
        <table:table-row table:style-name="ro1">
          <table:table-cell table:style-name="ce27" office:value-type="string" calcext:value-type="string">
            <text:p>"Métodos de Explicabilidade de Inteligência Artificial Usando Demanda de Cimento como Estudo de Caso."</text:p>
          </table:table-cell>
          <table:table-cell table:style-name="ce26" table:number-columns-repeated="10"/>
          <table:table-cell/>
          <table:table-cell table:style-name="Default"/>
          <table:table-cell table:number-columns-repeated="12"/>
        </table:table-row>
        <table:table-row table:style-name="ro1">
          <table:table-cell table:style-name="ce28" office:value-type="string" calcext:value-type="string">
            <text:p><text:span text:style-name="T1">Orientador:</text:span> Dr. Marcelo Finger</text:p>
          </table:table-cell>
          <table:table-cell table:style-name="ce26" table:number-columns-repeated="10"/>
          <table:table-cell/>
          <table:table-cell table:style-name="Default"/>
          <table:table-cell table:number-columns-repeated="12"/>
        </table:table-row>
      </table:table>
      <table:table table:name="Porcentagem" table:style-name="ta1">
        <table:table-column table:style-name="co3" table:default-cell-style-name="Default"/>
        <table:table-column table:style-name="co2" table:default-cell-style-name="Default"/>
        <table:table-column table:style-name="co2" table:default-cell-style-name="ce81"/>
        <table:table-column table:style-name="co2" table:default-cell-style-name="ce75"/>
        <table:table-column table:style-name="co2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009" table:default-cell-style-name="Default"/>
        <table:table-row table:style-name="ro3">
          <table:table-cell table:style-name="ce72" office:value-type="string" calcext:value-type="string">
            <text:p>% do Erro Absoluto</text:p>
          </table:table-cell>
          <table:table-cell table:style-name="ce20" office:value-type="float" office:value="2012" calcext:value-type="float">
            <text:p>2012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MEDIA</text:p>
          </table:table-cell>
          <table:table-cell table:style-name="ce20" office:value-type="string" calcext:value-type="string">
            <text:p>Desvio Padrão </text:p>
          </table:table-cell>
          <table:table-cell table:style-name="ce20" office:value-type="string" calcext:value-type="string">
            <text:p>&lt; 5%</text:p>
          </table:table-cell>
          <table:table-cell table:number-columns-repeated="1009"/>
        </table:table-row>
        <table:table-row table:style-name="ro1">
          <table:table-cell table:style-name="ce19" office:value-type="string" calcext:value-type="string">
            <text:p>Acre</text:p>
          </table:table-cell>
          <table:table-cell table:style-name="ce24" table:formula="of:=ABS([$Registrado.B2]-[$Previsto.B2])/[$Registrado.B2]" office:value-type="percentage" office:value="0.0278165239143716" calcext:value-type="percentage">
            <text:p>2,782%</text:p>
          </table:table-cell>
          <table:table-cell table:style-name="ce24" table:formula="of:=ABS([$Registrado.C2]-[$Previsto.C2])/[$Registrado.C2]" office:value-type="percentage" office:value="0.0971642777479449" calcext:value-type="percentage">
            <text:p>9,716%</text:p>
          </table:table-cell>
          <table:table-cell table:style-name="ce24" table:formula="of:=ABS([$Registrado.D2]-[$Previsto.D2])/[$Registrado.D2]" office:value-type="percentage" office:value="0.0852605279863023" calcext:value-type="percentage">
            <text:p>8,526%</text:p>
          </table:table-cell>
          <table:table-cell table:style-name="ce24" table:formula="of:=ABS([$Registrado.E2]-[$Previsto.E2])/[$Registrado.E2]" office:value-type="percentage" office:value="0.131985794066778" calcext:value-type="percentage">
            <text:p>13,199%</text:p>
          </table:table-cell>
          <table:table-cell table:style-name="ce24" table:formula="of:=ABS([$Registrado.F2]-[$Previsto.F2])/[$Registrado.F2]" office:value-type="percentage" office:value="0.112834611057717" calcext:value-type="percentage">
            <text:p>11,283%</text:p>
          </table:table-cell>
          <table:table-cell table:style-name="ce24" table:formula="of:=ABS([$Registrado.G2]-[$Previsto.G2])/[$Registrado.G2]" office:value-type="percentage" office:value="0.0670538437514536" calcext:value-type="percentage">
            <text:p>6,705%</text:p>
          </table:table-cell>
          <table:table-cell table:style-name="ce24" table:formula="of:=ABS([$Registrado.H2]-[$Previsto.H2])/[$Registrado.H2]" office:value-type="percentage" office:value="0.0217759724538656" calcext:value-type="percentage">
            <text:p>2,178%</text:p>
          </table:table-cell>
          <table:table-cell table:style-name="ce24" table:formula="of:=ABS([$Registrado.I2]-[$Previsto.I2])/[$Registrado.I2]" office:value-type="percentage" office:value="0.033496960436917" calcext:value-type="percentage">
            <text:p>3,350%</text:p>
          </table:table-cell>
          <table:table-cell table:style-name="ce24" table:formula="of:=ABS([$Registrado.J2]-[$Previsto.J2])/[$Registrado.J2]" office:value-type="percentage" office:value="0.151404514893306" calcext:value-type="percentage">
            <text:p>15,140%</text:p>
          </table:table-cell>
          <table:table-cell table:style-name="ce24" table:formula="of:=ABS([$Registrado.K2]-[$Previsto.K2])/[$Registrado.K2]" office:value-type="percentage" office:value="0.0435473734797235" calcext:value-type="percentage">
            <text:p>4,355%</text:p>
          </table:table-cell>
          <table:table-cell table:style-name="ce22" table:formula="of:=AVERAGE([.B2:.K2])" office:value-type="percentage" office:value="0.0772340399788381" calcext:value-type="percentage">
            <text:p>7,723%</text:p>
          </table:table-cell>
          <table:table-cell table:style-name="ce79" table:formula="of:=STDEV([.B2:.K2])" office:value-type="percentage" office:value="0.045822243073578" calcext:value-type="percentage">
            <text:p>4,58%</text:p>
          </table:table-cell>
          <table:table-cell table:formula="of:=COUNTIF([.B2:.K2]; &quot;&lt;0,05&quot;)" office:value-type="float" office:value="4" calcext:value-type="float">
            <text:p>4</text:p>
          </table:table-cell>
          <table:table-cell/>
          <table:table-cell table:style-name="ce43"/>
          <table:table-cell table:style-name="ce84" table:number-columns-repeated="1007"/>
        </table:table-row>
        <table:table-row table:style-name="ro1">
          <table:table-cell table:style-name="ce19" office:value-type="string" calcext:value-type="string">
            <text:p>Alagoas</text:p>
          </table:table-cell>
          <table:table-cell table:style-name="ce25" table:formula="of:=ABS([$Registrado.B3]-[$Previsto.B3])/[$Registrado.B3]" office:value-type="percentage" office:value="0.120710552230892" calcext:value-type="percentage">
            <text:p>12,071%</text:p>
          </table:table-cell>
          <table:table-cell table:style-name="ce25" table:formula="of:=ABS([$Registrado.C3]-[$Previsto.C3])/[$Registrado.C3]" office:value-type="percentage" office:value="0.00315147685989579" calcext:value-type="percentage">
            <text:p>0,315%</text:p>
          </table:table-cell>
          <table:table-cell table:style-name="ce25" table:formula="of:=ABS([$Registrado.D3]-[$Previsto.D3])/[$Registrado.D3]" office:value-type="percentage" office:value="0.0504553255684698" calcext:value-type="percentage">
            <text:p>5,046%</text:p>
          </table:table-cell>
          <table:table-cell table:style-name="ce25" table:formula="of:=ABS([$Registrado.E3]-[$Previsto.E3])/[$Registrado.E3]" office:value-type="percentage" office:value="0.0514180097589827" calcext:value-type="percentage">
            <text:p>5,142%</text:p>
          </table:table-cell>
          <table:table-cell table:style-name="ce25" table:formula="of:=ABS([$Registrado.F3]-[$Previsto.F3])/[$Registrado.F3]" office:value-type="percentage" office:value="0.265112721088183" calcext:value-type="percentage">
            <text:p>26,511%</text:p>
          </table:table-cell>
          <table:table-cell table:style-name="ce25" table:formula="of:=ABS([$Registrado.G3]-[$Previsto.G3])/[$Registrado.G3]" office:value-type="percentage" office:value="0.484441455273146" calcext:value-type="percentage">
            <text:p>48,444%</text:p>
          </table:table-cell>
          <table:table-cell table:style-name="ce25" table:formula="of:=ABS([$Registrado.H3]-[$Previsto.H3])/[$Registrado.H3]" office:value-type="percentage" office:value="0.156527897777699" calcext:value-type="percentage">
            <text:p>15,653%</text:p>
          </table:table-cell>
          <table:table-cell table:style-name="ce25" table:formula="of:=ABS([$Registrado.I3]-[$Previsto.I3])/[$Registrado.I3]" office:value-type="percentage" office:value="0.0715400433530032" calcext:value-type="percentage">
            <text:p>7,154%</text:p>
          </table:table-cell>
          <table:table-cell table:style-name="ce25" table:formula="of:=ABS([$Registrado.J3]-[$Previsto.J3])/[$Registrado.J3]" office:value-type="percentage" office:value="0.320123340653747" calcext:value-type="percentage">
            <text:p>32,012%</text:p>
          </table:table-cell>
          <table:table-cell table:style-name="ce25" table:formula="of:=ABS([$Registrado.K3]-[$Previsto.K3])/[$Registrado.K3]" office:value-type="percentage" office:value="0.0084377135443947" calcext:value-type="percentage">
            <text:p>0,844%</text:p>
          </table:table-cell>
          <table:table-cell table:style-name="ce22" table:formula="of:=AVERAGE([.B3:.K3])" office:value-type="percentage" office:value="0.153191853610841" calcext:value-type="percentage">
            <text:p>15,319%</text:p>
          </table:table-cell>
          <table:table-cell table:style-name="ce79" table:formula="of:=STDEV([.B3:.K3])" office:value-type="percentage" office:value="0.15713775555989" calcext:value-type="percentage">
            <text:p>15,71%</text:p>
          </table:table-cell>
          <table:table-cell table:formula="of:=COUNTIF([.B3:.K3]; &quot;&lt;0,05&quot;)" office:value-type="float" office:value="2" calcext:value-type="float">
            <text:p>2</text:p>
          </table:table-cell>
          <table:table-cell/>
          <table:table-cell table:style-name="ce43"/>
          <table:table-cell table:style-name="ce84" table:number-columns-repeated="1007"/>
        </table:table-row>
        <table:table-row table:style-name="ro1">
          <table:table-cell table:style-name="ce19" office:value-type="string" calcext:value-type="string">
            <text:p>Amapá</text:p>
          </table:table-cell>
          <table:table-cell table:style-name="ce25" table:formula="of:=ABS([$Registrado.B4]-[$Previsto.B4])/[$Registrado.B4]" office:value-type="percentage" office:value="0.379714307598039" calcext:value-type="percentage">
            <text:p>37,971%</text:p>
          </table:table-cell>
          <table:table-cell table:style-name="ce25" table:formula="of:=ABS([$Registrado.C4]-[$Previsto.C4])/[$Registrado.C4]" office:value-type="percentage" office:value="0.154403458420319" calcext:value-type="percentage">
            <text:p>15,440%</text:p>
          </table:table-cell>
          <table:table-cell table:style-name="ce25" table:formula="of:=ABS([$Registrado.D4]-[$Previsto.D4])/[$Registrado.D4]" office:value-type="percentage" office:value="0.110379637656605" calcext:value-type="percentage">
            <text:p>11,038%</text:p>
          </table:table-cell>
          <table:table-cell table:style-name="ce25" table:formula="of:=ABS([$Registrado.E4]-[$Previsto.E4])/[$Registrado.E4]" office:value-type="percentage" office:value="0.235352326714428" calcext:value-type="percentage">
            <text:p>23,535%</text:p>
          </table:table-cell>
          <table:table-cell table:style-name="ce25" table:formula="of:=ABS([$Registrado.F4]-[$Previsto.F4])/[$Registrado.F4]" office:value-type="percentage" office:value="0.0801378483667966" calcext:value-type="percentage">
            <text:p>8,014%</text:p>
          </table:table-cell>
          <table:table-cell table:style-name="ce25" table:formula="of:=ABS([$Registrado.G4]-[$Previsto.G4])/[$Registrado.G4]" office:value-type="percentage" office:value="0.235467075491961" calcext:value-type="percentage">
            <text:p>23,547%</text:p>
          </table:table-cell>
          <table:table-cell table:style-name="ce25" table:formula="of:=ABS([$Registrado.H4]-[$Previsto.H4])/[$Registrado.H4]" office:value-type="percentage" office:value="0.0946678881529345" calcext:value-type="percentage">
            <text:p>9,467%</text:p>
          </table:table-cell>
          <table:table-cell table:style-name="ce25" table:formula="of:=ABS([$Registrado.I4]-[$Previsto.I4])/[$Registrado.I4]" office:value-type="percentage" office:value="0.13958036836367" calcext:value-type="percentage">
            <text:p>13,958%</text:p>
          </table:table-cell>
          <table:table-cell table:style-name="ce25" table:formula="of:=ABS([$Registrado.J4]-[$Previsto.J4])/[$Registrado.J4]" office:value-type="percentage" office:value="0.100731709143743" calcext:value-type="percentage">
            <text:p>10,073%</text:p>
          </table:table-cell>
          <table:table-cell table:style-name="ce25" table:formula="of:=ABS([$Registrado.K4]-[$Previsto.K4])/[$Registrado.K4]" office:value-type="percentage" office:value="0.152885719542447" calcext:value-type="percentage">
            <text:p>15,289%</text:p>
          </table:table-cell>
          <table:table-cell table:style-name="ce22" table:formula="of:=AVERAGE([.B4:.K4])" office:value-type="percentage" office:value="0.168332033945094" calcext:value-type="percentage">
            <text:p>16,833%</text:p>
          </table:table-cell>
          <table:table-cell table:style-name="ce79" table:formula="of:=STDEV([.B4:.K4])" office:value-type="percentage" office:value="0.0919380564858089" calcext:value-type="percentage">
            <text:p>9,19%</text:p>
          </table:table-cell>
          <table:table-cell table:formula="of:=COUNTIF([.B4:.K4]; &quot;&lt;0,05&quot;)" office:value-type="float" office:value="0" calcext:value-type="float">
            <text:p>0</text:p>
          </table:table-cell>
          <table:table-cell/>
          <table:table-cell table:style-name="ce43"/>
          <table:table-cell table:style-name="ce84" table:number-columns-repeated="1007"/>
        </table:table-row>
        <table:table-row table:style-name="ro1">
          <table:table-cell table:style-name="ce19" office:value-type="string" calcext:value-type="string">
            <text:p>Amazonas</text:p>
          </table:table-cell>
          <table:table-cell table:style-name="ce25" table:formula="of:=ABS([$Registrado.B5]-[$Previsto.B5])/[$Registrado.B5]" office:value-type="percentage" office:value="0.0471650323841228" calcext:value-type="percentage">
            <text:p>4,717%</text:p>
          </table:table-cell>
          <table:table-cell table:style-name="ce25" table:formula="of:=ABS([$Registrado.C5]-[$Previsto.C5])/[$Registrado.C5]" office:value-type="percentage" office:value="0.0480819134753223" calcext:value-type="percentage">
            <text:p>4,808%</text:p>
          </table:table-cell>
          <table:table-cell table:style-name="ce25" table:formula="of:=ABS([$Registrado.D5]-[$Previsto.D5])/[$Registrado.D5]" office:value-type="percentage" office:value="0.309883652359419" calcext:value-type="percentage">
            <text:p>30,988%</text:p>
          </table:table-cell>
          <table:table-cell table:style-name="ce25" table:formula="of:=ABS([$Registrado.E5]-[$Previsto.E5])/[$Registrado.E5]" office:value-type="percentage" office:value="0.0371645821812988" calcext:value-type="percentage">
            <text:p>3,716%</text:p>
          </table:table-cell>
          <table:table-cell table:style-name="ce25" table:formula="of:=ABS([$Registrado.F5]-[$Previsto.F5])/[$Registrado.F5]" office:value-type="percentage" office:value="0.00994107838589668" calcext:value-type="percentage">
            <text:p>0,994%</text:p>
          </table:table-cell>
          <table:table-cell table:style-name="ce25" table:formula="of:=ABS([$Registrado.G5]-[$Previsto.G5])/[$Registrado.G5]" office:value-type="percentage" office:value="0.0753349407969313" calcext:value-type="percentage">
            <text:p>7,533%</text:p>
          </table:table-cell>
          <table:table-cell table:style-name="ce25" table:formula="of:=ABS([$Registrado.H5]-[$Previsto.H5])/[$Registrado.H5]" office:value-type="percentage" office:value="0.962490397713157" calcext:value-type="percentage">
            <text:p>96,249%</text:p>
          </table:table-cell>
          <table:table-cell table:style-name="ce25" table:formula="of:=ABS([$Registrado.I5]-[$Previsto.I5])/[$Registrado.I5]" office:value-type="percentage" office:value="0.117326279796942" calcext:value-type="percentage">
            <text:p>11,733%</text:p>
          </table:table-cell>
          <table:table-cell table:style-name="ce25" table:formula="of:=ABS([$Registrado.J5]-[$Previsto.J5])/[$Registrado.J5]" office:value-type="percentage" office:value="0.0177853927299603" calcext:value-type="percentage">
            <text:p>1,779%</text:p>
          </table:table-cell>
          <table:table-cell table:style-name="ce25" table:formula="of:=ABS([$Registrado.K5]-[$Previsto.K5])/[$Registrado.K5]" office:value-type="percentage" office:value="0.0243102162565249" calcext:value-type="percentage">
            <text:p>2,431%</text:p>
          </table:table-cell>
          <table:table-cell table:style-name="ce22" table:formula="of:=AVERAGE([.B5:.K5])" office:value-type="percentage" office:value="0.164948348607957" calcext:value-type="percentage">
            <text:p>16,495%</text:p>
          </table:table-cell>
          <table:table-cell table:style-name="ce79" table:formula="of:=STDEV([.B5:.K5])" office:value-type="percentage" office:value="0.293768734540363" calcext:value-type="percentage">
            <text:p>29,38%</text:p>
          </table:table-cell>
          <table:table-cell table:formula="of:=COUNTIF([.B5:.K5]; &quot;&lt;0,05&quot;)" office:value-type="float" office:value="6" calcext:value-type="float">
            <text:p>6</text:p>
          </table:table-cell>
          <table:table-cell/>
          <table:table-cell table:style-name="ce43"/>
          <table:table-cell table:style-name="ce84" table:number-columns-repeated="1007"/>
        </table:table-row>
        <table:table-row table:style-name="ro1">
          <table:table-cell table:style-name="ce19" office:value-type="string" calcext:value-type="string">
            <text:p>Bahia</text:p>
          </table:table-cell>
          <table:table-cell table:style-name="ce25" table:formula="of:=ABS([$Registrado.B6]-[$Previsto.B6])/[$Registrado.B6]" office:value-type="percentage" office:value="0.0343010029586131" calcext:value-type="percentage">
            <text:p>3,430%</text:p>
          </table:table-cell>
          <table:table-cell table:style-name="ce25" table:formula="of:=ABS([$Registrado.C6]-[$Previsto.C6])/[$Registrado.C6]" office:value-type="percentage" office:value="0.0623813694965935" calcext:value-type="percentage">
            <text:p>6,238%</text:p>
          </table:table-cell>
          <table:table-cell table:style-name="ce25" table:formula="of:=ABS([$Registrado.D6]-[$Previsto.D6])/[$Registrado.D6]" office:value-type="percentage" office:value="0.0298477981031481" calcext:value-type="percentage">
            <text:p>2,985%</text:p>
          </table:table-cell>
          <table:table-cell table:style-name="ce25" table:formula="of:=ABS([$Registrado.E6]-[$Previsto.E6])/[$Registrado.E6]" office:value-type="percentage" office:value="0.0685943741960927" calcext:value-type="percentage">
            <text:p>6,859%</text:p>
          </table:table-cell>
          <table:table-cell table:style-name="ce25" table:formula="of:=ABS([$Registrado.F6]-[$Previsto.F6])/[$Registrado.F6]" office:value-type="percentage" office:value="0.0459729976960361" calcext:value-type="percentage">
            <text:p>4,597%</text:p>
          </table:table-cell>
          <table:table-cell table:style-name="ce25" table:formula="of:=ABS([$Registrado.G6]-[$Previsto.G6])/[$Registrado.G6]" office:value-type="percentage" office:value="0.151992295890053" calcext:value-type="percentage">
            <text:p>15,199%</text:p>
          </table:table-cell>
          <table:table-cell table:style-name="ce25" table:formula="of:=ABS([$Registrado.H6]-[$Previsto.H6])/[$Registrado.H6]" office:value-type="percentage" office:value="0.0244472521798223" calcext:value-type="percentage">
            <text:p>2,445%</text:p>
          </table:table-cell>
          <table:table-cell table:style-name="ce25" table:formula="of:=ABS([$Registrado.I6]-[$Previsto.I6])/[$Registrado.I6]" office:value-type="percentage" office:value="0.029684016902962" calcext:value-type="percentage">
            <text:p>2,968%</text:p>
          </table:table-cell>
          <table:table-cell table:style-name="ce25" table:formula="of:=ABS([$Registrado.J6]-[$Previsto.J6])/[$Registrado.J6]" office:value-type="percentage" office:value="0.146732301059439" calcext:value-type="percentage">
            <text:p>14,673%</text:p>
          </table:table-cell>
          <table:table-cell table:style-name="ce25" table:formula="of:=ABS([$Registrado.K6]-[$Previsto.K6])/[$Registrado.K6]" office:value-type="percentage" office:value="0.0177971202849941" calcext:value-type="percentage">
            <text:p>1,780%</text:p>
          </table:table-cell>
          <table:table-cell table:style-name="ce22" table:formula="of:=AVERAGE([.B6:.K6])" office:value-type="percentage" office:value="0.0611750528767754" calcext:value-type="percentage">
            <text:p>6,118%</text:p>
          </table:table-cell>
          <table:table-cell table:style-name="ce79" table:formula="of:=STDEV([.B6:.K6])" office:value-type="percentage" office:value="0.0491949540465724" calcext:value-type="percentage">
            <text:p>4,92%</text:p>
          </table:table-cell>
          <table:table-cell table:formula="of:=COUNTIF([.B6:.K6]; &quot;&lt;0,05&quot;)" office:value-type="float" office:value="6" calcext:value-type="float">
            <text:p>6</text:p>
          </table:table-cell>
          <table:table-cell/>
          <table:table-cell table:style-name="ce43"/>
          <table:table-cell table:number-columns-repeated="3"/>
          <table:table-cell table:style-name="ce84" table:number-columns-repeated="1004"/>
        </table:table-row>
        <table:table-row table:style-name="ro1">
          <table:table-cell table:style-name="ce19" office:value-type="string" calcext:value-type="string">
            <text:p>Ceara</text:p>
          </table:table-cell>
          <table:table-cell table:style-name="ce25" table:formula="of:=ABS([$Registrado.B7]-[$Previsto.B7])/[$Registrado.B7]" office:value-type="percentage" office:value="0.0976976384917906" calcext:value-type="percentage">
            <text:p>9,770%</text:p>
          </table:table-cell>
          <table:table-cell table:style-name="ce25" table:formula="of:=ABS([$Registrado.C7]-[$Previsto.C7])/[$Registrado.C7]" office:value-type="percentage" office:value="0.12329929131994" calcext:value-type="percentage">
            <text:p>12,330%</text:p>
          </table:table-cell>
          <table:table-cell table:style-name="ce25" table:formula="of:=ABS([$Registrado.D7]-[$Previsto.D7])/[$Registrado.D7]" office:value-type="percentage" office:value="0.0325288012245898" calcext:value-type="percentage">
            <text:p>3,253%</text:p>
          </table:table-cell>
          <table:table-cell table:style-name="ce25" table:formula="of:=ABS([$Registrado.E7]-[$Previsto.E7])/[$Registrado.E7]" office:value-type="percentage" office:value="0.0359826726466025" calcext:value-type="percentage">
            <text:p>3,598%</text:p>
          </table:table-cell>
          <table:table-cell table:style-name="ce25" table:formula="of:=ABS([$Registrado.F7]-[$Previsto.F7])/[$Registrado.F7]" office:value-type="percentage" office:value="0.0506431957930575" calcext:value-type="percentage">
            <text:p>5,064%</text:p>
          </table:table-cell>
          <table:table-cell table:style-name="ce25" table:formula="of:=ABS([$Registrado.G7]-[$Previsto.G7])/[$Registrado.G7]" office:value-type="percentage" office:value="0.0168296515553093" calcext:value-type="percentage">
            <text:p>1,683%</text:p>
          </table:table-cell>
          <table:table-cell table:style-name="ce25" table:formula="of:=ABS([$Registrado.H7]-[$Previsto.H7])/[$Registrado.H7]" office:value-type="percentage" office:value="0.156481892091648" calcext:value-type="percentage">
            <text:p>15,648%</text:p>
          </table:table-cell>
          <table:table-cell table:style-name="ce25" table:formula="of:=ABS([$Registrado.I7]-[$Previsto.I7])/[$Registrado.I7]" office:value-type="percentage" office:value="0.0337079642376398" calcext:value-type="percentage">
            <text:p>3,371%</text:p>
          </table:table-cell>
          <table:table-cell table:style-name="ce25" table:formula="of:=ABS([$Registrado.J7]-[$Previsto.J7])/[$Registrado.J7]" office:value-type="percentage" office:value="0.0875097352233792" calcext:value-type="percentage">
            <text:p>8,751%</text:p>
          </table:table-cell>
          <table:table-cell table:style-name="ce25" table:formula="of:=ABS([$Registrado.K7]-[$Previsto.K7])/[$Registrado.K7]" office:value-type="percentage" office:value="0.123519583433626" calcext:value-type="percentage">
            <text:p>12,352%</text:p>
          </table:table-cell>
          <table:table-cell table:style-name="ce22" table:formula="of:=AVERAGE([.B7:.K7])" office:value-type="percentage" office:value="0.0758200426017583" calcext:value-type="percentage">
            <text:p>7,582%</text:p>
          </table:table-cell>
          <table:table-cell table:style-name="ce79" table:formula="of:=STDEV([.B7:.K7])" office:value-type="percentage" office:value="0.0483039588361115" calcext:value-type="percentage">
            <text:p>4,83%</text:p>
          </table:table-cell>
          <table:table-cell table:formula="of:=COUNTIF([.B7:.K7]; &quot;&lt;0,05&quot;)" office:value-type="float" office:value="4" calcext:value-type="float">
            <text:p>4</text:p>
          </table:table-cell>
          <table:table-cell/>
          <table:table-cell table:style-name="ce43"/>
          <table:table-cell table:number-columns-repeated="3"/>
          <table:table-cell table:style-name="ce84" table:number-columns-repeated="1004"/>
        </table:table-row>
        <table:table-row table:style-name="ro1">
          <table:table-cell table:style-name="ce19" office:value-type="string" calcext:value-type="string">
            <text:p>Distrito Federal</text:p>
          </table:table-cell>
          <table:table-cell table:style-name="ce25" table:formula="of:=ABS([$Registrado.B8]-[$Previsto.B8])/[$Registrado.B8]" office:value-type="percentage" office:value="0.0128599701823065" calcext:value-type="percentage">
            <text:p>1,286%</text:p>
          </table:table-cell>
          <table:table-cell table:style-name="ce25" table:formula="of:=ABS([$Registrado.C8]-[$Previsto.C8])/[$Registrado.C8]" office:value-type="percentage" office:value="0.0954395960658606" calcext:value-type="percentage">
            <text:p>9,544%</text:p>
          </table:table-cell>
          <table:table-cell table:style-name="ce25" table:formula="of:=ABS([$Registrado.D8]-[$Previsto.D8])/[$Registrado.D8]" office:value-type="percentage" office:value="0.24653417660036" calcext:value-type="percentage">
            <text:p>24,653%</text:p>
          </table:table-cell>
          <table:table-cell table:style-name="ce25" table:formula="of:=ABS([$Registrado.E8]-[$Previsto.E8])/[$Registrado.E8]" office:value-type="percentage" office:value="0.385184062012293" calcext:value-type="percentage">
            <text:p>38,518%</text:p>
          </table:table-cell>
          <table:table-cell table:style-name="ce25" table:formula="of:=ABS([$Registrado.F8]-[$Previsto.F8])/[$Registrado.F8]" office:value-type="percentage" office:value="0.248209975298129" calcext:value-type="percentage">
            <text:p>24,821%</text:p>
          </table:table-cell>
          <table:table-cell table:style-name="ce25" table:formula="of:=ABS([$Registrado.G8]-[$Previsto.G8])/[$Registrado.G8]" office:value-type="percentage" office:value="0.180153460384575" calcext:value-type="percentage">
            <text:p>18,015%</text:p>
          </table:table-cell>
          <table:table-cell table:style-name="ce25" table:formula="of:=ABS([$Registrado.H8]-[$Previsto.H8])/[$Registrado.H8]" office:value-type="percentage" office:value="0.163390121338399" calcext:value-type="percentage">
            <text:p>16,339%</text:p>
          </table:table-cell>
          <table:table-cell table:style-name="ce25" table:formula="of:=ABS([$Registrado.I8]-[$Previsto.I8])/[$Registrado.I8]" office:value-type="percentage" office:value="0.00919111875773124" calcext:value-type="percentage">
            <text:p>0,919%</text:p>
          </table:table-cell>
          <table:table-cell table:style-name="ce25" table:formula="of:=ABS([$Registrado.J8]-[$Previsto.J8])/[$Registrado.J8]" office:value-type="percentage" office:value="0.0328058856819469" calcext:value-type="percentage">
            <text:p>3,281%</text:p>
          </table:table-cell>
          <table:table-cell table:style-name="ce25" table:formula="of:=ABS([$Registrado.K8]-[$Previsto.K8])/[$Registrado.K8]" office:value-type="percentage" office:value="0.161177901808602" calcext:value-type="percentage">
            <text:p>16,118%</text:p>
          </table:table-cell>
          <table:table-cell table:style-name="ce22" table:formula="of:=AVERAGE([.B8:.K8])" office:value-type="percentage" office:value="0.15349462681302" calcext:value-type="percentage">
            <text:p>15,349%</text:p>
          </table:table-cell>
          <table:table-cell table:style-name="ce79" table:formula="of:=STDEV([.B8:.K8])" office:value-type="percentage" office:value="0.120514067548499" calcext:value-type="percentage">
            <text:p>12,05%</text:p>
          </table:table-cell>
          <table:table-cell table:formula="of:=COUNTIF([.B8:.K8]; &quot;&lt;0,05&quot;)" office:value-type="float" office:value="3" calcext:value-type="float">
            <text:p>3</text:p>
          </table:table-cell>
          <table:table-cell/>
          <table:table-cell table:style-name="ce43"/>
          <table:table-cell table:number-columns-repeated="3"/>
          <table:table-cell table:style-name="ce84" table:number-columns-repeated="1004"/>
        </table:table-row>
        <table:table-row table:style-name="ro1">
          <table:table-cell table:style-name="ce19" office:value-type="string" calcext:value-type="string">
            <text:p>Espirito Santo</text:p>
          </table:table-cell>
          <table:table-cell table:style-name="ce25" table:formula="of:=ABS([$Registrado.B9]-[$Previsto.B9])/[$Registrado.B9]" office:value-type="percentage" office:value="0.0611084045647136" calcext:value-type="percentage">
            <text:p>6,111%</text:p>
          </table:table-cell>
          <table:table-cell table:style-name="ce25" table:formula="of:=ABS([$Registrado.C9]-[$Previsto.C9])/[$Registrado.C9]" office:value-type="percentage" office:value="0.0453869722405016" calcext:value-type="percentage">
            <text:p>4,539%</text:p>
          </table:table-cell>
          <table:table-cell table:style-name="ce25" table:formula="of:=ABS([$Registrado.D9]-[$Previsto.D9])/[$Registrado.D9]" office:value-type="percentage" office:value="0.0303316021638205" calcext:value-type="percentage">
            <text:p>3,033%</text:p>
          </table:table-cell>
          <table:table-cell table:style-name="ce25" table:formula="of:=ABS([$Registrado.E9]-[$Previsto.E9])/[$Registrado.E9]" office:value-type="percentage" office:value="0.0365793478965034" calcext:value-type="percentage">
            <text:p>3,658%</text:p>
          </table:table-cell>
          <table:table-cell table:style-name="ce25" table:formula="of:=ABS([$Registrado.F9]-[$Previsto.F9])/[$Registrado.F9]" office:value-type="percentage" office:value="0.032541454121133" calcext:value-type="percentage">
            <text:p>3,254%</text:p>
          </table:table-cell>
          <table:table-cell table:style-name="ce25" table:formula="of:=ABS([$Registrado.G9]-[$Previsto.G9])/[$Registrado.G9]" office:value-type="percentage" office:value="0.103470209200369" calcext:value-type="percentage">
            <text:p>10,347%</text:p>
          </table:table-cell>
          <table:table-cell table:style-name="ce25" table:formula="of:=ABS([$Registrado.H9]-[$Previsto.H9])/[$Registrado.H9]" office:value-type="percentage" office:value="0.0300883643437226" calcext:value-type="percentage">
            <text:p>3,009%</text:p>
          </table:table-cell>
          <table:table-cell table:style-name="ce25" table:formula="of:=ABS([$Registrado.I9]-[$Previsto.I9])/[$Registrado.I9]" office:value-type="percentage" office:value="0.0215754632399514" calcext:value-type="percentage">
            <text:p>2,158%</text:p>
          </table:table-cell>
          <table:table-cell table:style-name="ce25" table:formula="of:=ABS([$Registrado.J9]-[$Previsto.J9])/[$Registrado.J9]" office:value-type="percentage" office:value="0.0186729079484128" calcext:value-type="percentage">
            <text:p>1,867%</text:p>
          </table:table-cell>
          <table:table-cell table:style-name="ce25" table:formula="of:=ABS([$Registrado.K9]-[$Previsto.K9])/[$Registrado.K9]" office:value-type="percentage" office:value="0.00319993797477059" calcext:value-type="percentage">
            <text:p>0,320%</text:p>
          </table:table-cell>
          <table:table-cell table:style-name="ce22" table:formula="of:=AVERAGE([.B9:.K9])" office:value-type="percentage" office:value="0.0382954663693899" calcext:value-type="percentage">
            <text:p>3,830%</text:p>
          </table:table-cell>
          <table:table-cell table:style-name="ce79" table:formula="of:=STDEV([.B9:.K9])" office:value-type="percentage" office:value="0.0276518022337085" calcext:value-type="percentage">
            <text:p>2,77%</text:p>
          </table:table-cell>
          <table:table-cell table:formula="of:=COUNTIF([.B9:.K9]; &quot;&lt;0,05&quot;)" office:value-type="float" office:value="8" calcext:value-type="float">
            <text:p>8</text:p>
          </table:table-cell>
          <table:table-cell/>
          <table:table-cell table:style-name="ce43"/>
          <table:table-cell table:number-columns-repeated="3"/>
          <table:table-cell table:style-name="ce84" table:number-columns-repeated="1004"/>
        </table:table-row>
        <table:table-row table:style-name="ro1">
          <table:table-cell table:style-name="ce19" office:value-type="string" calcext:value-type="string">
            <text:p>Goiais</text:p>
          </table:table-cell>
          <table:table-cell table:style-name="ce25" table:formula="of:=ABS([$Registrado.B10]-[$Previsto.B10])/[$Registrado.B10]" office:value-type="percentage" office:value="0.0522071785605446" calcext:value-type="percentage">
            <text:p>5,221%</text:p>
          </table:table-cell>
          <table:table-cell table:style-name="ce25" table:formula="of:=ABS([$Registrado.C10]-[$Previsto.C10])/[$Registrado.C10]" office:value-type="percentage" office:value="0.0487372154814069" calcext:value-type="percentage">
            <text:p>4,874%</text:p>
          </table:table-cell>
          <table:table-cell table:style-name="ce25" table:formula="of:=ABS([$Registrado.D10]-[$Previsto.D10])/[$Registrado.D10]" office:value-type="percentage" office:value="0.120991076897596" calcext:value-type="percentage">
            <text:p>12,099%</text:p>
          </table:table-cell>
          <table:table-cell table:style-name="ce25" table:formula="of:=ABS([$Registrado.E10]-[$Previsto.E10])/[$Registrado.E10]" office:value-type="percentage" office:value="0.177456312145204" calcext:value-type="percentage">
            <text:p>17,746%</text:p>
          </table:table-cell>
          <table:table-cell table:style-name="ce25" table:formula="of:=ABS([$Registrado.F10]-[$Previsto.F10])/[$Registrado.F10]" office:value-type="percentage" office:value="0.147612654401893" calcext:value-type="percentage">
            <text:p>14,761%</text:p>
          </table:table-cell>
          <table:table-cell table:style-name="ce25" table:formula="of:=ABS([$Registrado.G10]-[$Previsto.G10])/[$Registrado.G10]" office:value-type="percentage" office:value="0.0293382594547264" calcext:value-type="percentage">
            <text:p>2,934%</text:p>
          </table:table-cell>
          <table:table-cell table:style-name="ce25" table:formula="of:=ABS([$Registrado.H10]-[$Previsto.H10])/[$Registrado.H10]" office:value-type="percentage" office:value="0.00601733845020994" calcext:value-type="percentage">
            <text:p>0,602%</text:p>
          </table:table-cell>
          <table:table-cell table:style-name="ce25" table:formula="of:=ABS([$Registrado.I10]-[$Previsto.I10])/[$Registrado.I10]" office:value-type="percentage" office:value="0.03578596419503" calcext:value-type="percentage">
            <text:p>3,579%</text:p>
          </table:table-cell>
          <table:table-cell table:style-name="ce25" table:formula="of:=ABS([$Registrado.J10]-[$Previsto.J10])/[$Registrado.J10]" office:value-type="percentage" office:value="0.0440493154841845" calcext:value-type="percentage">
            <text:p>4,405%</text:p>
          </table:table-cell>
          <table:table-cell table:style-name="ce25" table:formula="of:=ABS([$Registrado.K10]-[$Previsto.K10])/[$Registrado.K10]" office:value-type="percentage" office:value="0.161460892444112" calcext:value-type="percentage">
            <text:p>16,146%</text:p>
          </table:table-cell>
          <table:table-cell table:style-name="ce22" table:formula="of:=AVERAGE([.B10:.K10])" office:value-type="percentage" office:value="0.0823656207514907" calcext:value-type="percentage">
            <text:p>8,237%</text:p>
          </table:table-cell>
          <table:table-cell table:style-name="ce79" table:formula="of:=STDEV([.B10:.K10])" office:value-type="percentage" office:value="0.0626866714910469" calcext:value-type="percentage">
            <text:p>6,27%</text:p>
          </table:table-cell>
          <table:table-cell table:formula="of:=COUNTIF([.B10:.K10]; &quot;&lt;0,05&quot;)" office:value-type="float" office:value="5" calcext:value-type="float">
            <text:p>5</text:p>
          </table:table-cell>
          <table:table-cell/>
          <table:table-cell table:style-name="ce43"/>
          <table:table-cell table:number-columns-repeated="3"/>
          <table:table-cell table:style-name="ce84" table:number-columns-repeated="1004"/>
        </table:table-row>
        <table:table-row table:style-name="ro1">
          <table:table-cell table:style-name="ce19" office:value-type="string" calcext:value-type="string">
            <text:p>Maranhão</text:p>
          </table:table-cell>
          <table:table-cell table:style-name="ce25" table:formula="of:=ABS([$Registrado.B11]-[$Previsto.B11])/[$Registrado.B11]" office:value-type="percentage" office:value="0.161412769742996" calcext:value-type="percentage">
            <text:p>16,141%</text:p>
          </table:table-cell>
          <table:table-cell table:style-name="ce25" table:formula="of:=ABS([$Registrado.C11]-[$Previsto.C11])/[$Registrado.C11]" office:value-type="percentage" office:value="0.100912594962015" calcext:value-type="percentage">
            <text:p>10,091%</text:p>
          </table:table-cell>
          <table:table-cell table:style-name="ce25" table:formula="of:=ABS([$Registrado.D11]-[$Previsto.D11])/[$Registrado.D11]" office:value-type="percentage" office:value="0.341510083925945" calcext:value-type="percentage">
            <text:p>34,151%</text:p>
          </table:table-cell>
          <table:table-cell table:style-name="ce25" table:formula="of:=ABS([$Registrado.E11]-[$Previsto.E11])/[$Registrado.E11]" office:value-type="percentage" office:value="0.221899289052789" calcext:value-type="percentage">
            <text:p>22,190%</text:p>
          </table:table-cell>
          <table:table-cell table:style-name="ce25" table:formula="of:=ABS([$Registrado.F11]-[$Previsto.F11])/[$Registrado.F11]" office:value-type="percentage" office:value="0.0833008397434323" calcext:value-type="percentage">
            <text:p>8,330%</text:p>
          </table:table-cell>
          <table:table-cell table:style-name="ce25" table:formula="of:=ABS([$Registrado.G11]-[$Previsto.G11])/[$Registrado.G11]" office:value-type="percentage" office:value="0.131816269017749" calcext:value-type="percentage">
            <text:p>13,182%</text:p>
          </table:table-cell>
          <table:table-cell table:style-name="ce25" table:formula="of:=ABS([$Registrado.H11]-[$Previsto.H11])/[$Registrado.H11]" office:value-type="percentage" office:value="0.425621190060959" calcext:value-type="percentage">
            <text:p>42,562%</text:p>
          </table:table-cell>
          <table:table-cell table:style-name="ce25" table:formula="of:=ABS([$Registrado.I11]-[$Previsto.I11])/[$Registrado.I11]" office:value-type="percentage" office:value="0.264513045107197" calcext:value-type="percentage">
            <text:p>26,451%</text:p>
          </table:table-cell>
          <table:table-cell table:style-name="ce25" table:formula="of:=ABS([$Registrado.J11]-[$Previsto.J11])/[$Registrado.J11]" office:value-type="percentage" office:value="0.118610275569733" calcext:value-type="percentage">
            <text:p>11,861%</text:p>
          </table:table-cell>
          <table:table-cell table:style-name="ce25" table:formula="of:=ABS([$Registrado.K11]-[$Previsto.K11])/[$Registrado.K11]" office:value-type="percentage" office:value="0.0196000676027189" calcext:value-type="percentage">
            <text:p>1,960%</text:p>
          </table:table-cell>
          <table:table-cell table:style-name="ce22" table:formula="of:=AVERAGE([.B11:.K11])" office:value-type="percentage" office:value="0.186919642478553" calcext:value-type="percentage">
            <text:p>18,692%</text:p>
          </table:table-cell>
          <table:table-cell table:style-name="ce79" table:formula="of:=STDEV([.B11:.K11])" office:value-type="percentage" office:value="0.12587648521974" calcext:value-type="percentage">
            <text:p>12,59%</text:p>
          </table:table-cell>
          <table:table-cell table:formula="of:=COUNTIF([.B11:.K11]; &quot;&lt;0,05&quot;)" office:value-type="float" office:value="1" calcext:value-type="float">
            <text:p>1</text:p>
          </table:table-cell>
          <table:table-cell/>
          <table:table-cell table:style-name="ce43"/>
          <table:table-cell table:number-columns-repeated="3"/>
          <table:table-cell table:style-name="ce84" table:number-columns-repeated="1004"/>
        </table:table-row>
        <table:table-row table:style-name="ro1">
          <table:table-cell table:style-name="ce19" office:value-type="string" calcext:value-type="string">
            <text:p>Mato Grosso</text:p>
          </table:table-cell>
          <table:table-cell table:style-name="ce25" table:formula="of:=ABS([$Registrado.B12]-[$Previsto.B12])/[$Registrado.B12]" office:value-type="percentage" office:value="0.143550055409221" calcext:value-type="percentage">
            <text:p>14,355%</text:p>
          </table:table-cell>
          <table:table-cell table:style-name="ce25" table:formula="of:=ABS([$Registrado.C12]-[$Previsto.C12])/[$Registrado.C12]" office:value-type="percentage" office:value="0.201300213695675" calcext:value-type="percentage">
            <text:p>20,130%</text:p>
          </table:table-cell>
          <table:table-cell table:style-name="ce25" table:formula="of:=ABS([$Registrado.D12]-[$Previsto.D12])/[$Registrado.D12]" office:value-type="percentage" office:value="0.00695561473150451" calcext:value-type="percentage">
            <text:p>0,696%</text:p>
          </table:table-cell>
          <table:table-cell table:style-name="ce25" table:formula="of:=ABS([$Registrado.E12]-[$Previsto.E12])/[$Registrado.E12]" office:value-type="percentage" office:value="0.164352590443961" calcext:value-type="percentage">
            <text:p>16,435%</text:p>
          </table:table-cell>
          <table:table-cell table:style-name="ce25" table:formula="of:=ABS([$Registrado.F12]-[$Previsto.F12])/[$Registrado.F12]" office:value-type="percentage" office:value="0.157253805644393" calcext:value-type="percentage">
            <text:p>15,725%</text:p>
          </table:table-cell>
          <table:table-cell table:style-name="ce25" table:formula="of:=ABS([$Registrado.G12]-[$Previsto.G12])/[$Registrado.G12]" office:value-type="percentage" office:value="0.0684082232156176" calcext:value-type="percentage">
            <text:p>6,841%</text:p>
          </table:table-cell>
          <table:table-cell table:style-name="ce25" table:formula="of:=ABS([$Registrado.H12]-[$Previsto.H12])/[$Registrado.H12]" office:value-type="percentage" office:value="0.129033581335566" calcext:value-type="percentage">
            <text:p>12,903%</text:p>
          </table:table-cell>
          <table:table-cell table:style-name="ce25" table:formula="of:=ABS([$Registrado.I12]-[$Previsto.I12])/[$Registrado.I12]" office:value-type="percentage" office:value="0.145889116940882" calcext:value-type="percentage">
            <text:p>14,589%</text:p>
          </table:table-cell>
          <table:table-cell table:style-name="ce25" table:formula="of:=ABS([$Registrado.J12]-[$Previsto.J12])/[$Registrado.J12]" office:value-type="percentage" office:value="0.0857383881599675" calcext:value-type="percentage">
            <text:p>8,574%</text:p>
          </table:table-cell>
          <table:table-cell table:style-name="ce25" table:formula="of:=ABS([$Registrado.K12]-[$Previsto.K12])/[$Registrado.K12]" office:value-type="percentage" office:value="0.187904678924428" calcext:value-type="percentage">
            <text:p>18,790%</text:p>
          </table:table-cell>
          <table:table-cell table:style-name="ce22" table:formula="of:=AVERAGE([.B12:.K12])" office:value-type="percentage" office:value="0.129038626850122" calcext:value-type="percentage">
            <text:p>12,904%</text:p>
          </table:table-cell>
          <table:table-cell table:style-name="ce79" table:formula="of:=STDEV([.B12:.K12])" office:value-type="percentage" office:value="0.0593294571050274" calcext:value-type="percentage">
            <text:p>5,93%</text:p>
          </table:table-cell>
          <table:table-cell table:formula="of:=COUNTIF([.B12:.K12]; &quot;&lt;0,05&quot;)" office:value-type="float" office:value="1" calcext:value-type="float">
            <text:p>1</text:p>
          </table:table-cell>
          <table:table-cell/>
          <table:table-cell table:style-name="ce43"/>
          <table:table-cell table:number-columns-repeated="3"/>
          <table:table-cell table:style-name="ce84" table:number-columns-repeated="1004"/>
        </table:table-row>
        <table:table-row table:style-name="ro1">
          <table:table-cell table:style-name="ce19" office:value-type="string" calcext:value-type="string">
            <text:p>Mato Grosso do Sul</text:p>
          </table:table-cell>
          <table:table-cell table:style-name="ce25" table:formula="of:=ABS([$Registrado.B13]-[$Previsto.B13])/[$Registrado.B13]" office:value-type="percentage" office:value="0.0846460127857358" calcext:value-type="percentage">
            <text:p>8,465%</text:p>
          </table:table-cell>
          <table:table-cell table:style-name="ce25" table:formula="of:=ABS([$Registrado.C13]-[$Previsto.C13])/[$Registrado.C13]" office:value-type="percentage" office:value="0.0609328334992533" calcext:value-type="percentage">
            <text:p>6,093%</text:p>
          </table:table-cell>
          <table:table-cell table:style-name="ce25" table:formula="of:=ABS([$Registrado.D13]-[$Previsto.D13])/[$Registrado.D13]" office:value-type="percentage" office:value="0.0854894686813596" calcext:value-type="percentage">
            <text:p>8,549%</text:p>
          </table:table-cell>
          <table:table-cell table:style-name="ce25" table:formula="of:=ABS([$Registrado.E13]-[$Previsto.E13])/[$Registrado.E13]" office:value-type="percentage" office:value="0.015453592431872" calcext:value-type="percentage">
            <text:p>1,545%</text:p>
          </table:table-cell>
          <table:table-cell table:style-name="ce25" table:formula="of:=ABS([$Registrado.F13]-[$Previsto.F13])/[$Registrado.F13]" office:value-type="percentage" office:value="0.0157130111869387" calcext:value-type="percentage">
            <text:p>1,571%</text:p>
          </table:table-cell>
          <table:table-cell table:style-name="ce25" table:formula="of:=ABS([$Registrado.G13]-[$Previsto.G13])/[$Registrado.G13]" office:value-type="percentage" office:value="0.00816921183765905" calcext:value-type="percentage">
            <text:p>0,817%</text:p>
          </table:table-cell>
          <table:table-cell table:style-name="ce25" table:formula="of:=ABS([$Registrado.H13]-[$Previsto.H13])/[$Registrado.H13]" office:value-type="percentage" office:value="0.0220966332444117" calcext:value-type="percentage">
            <text:p>2,210%</text:p>
          </table:table-cell>
          <table:table-cell table:style-name="ce25" table:formula="of:=ABS([$Registrado.I13]-[$Previsto.I13])/[$Registrado.I13]" office:value-type="percentage" office:value="0.0139755959137345" calcext:value-type="percentage">
            <text:p>1,398%</text:p>
          </table:table-cell>
          <table:table-cell table:style-name="ce25" table:formula="of:=ABS([$Registrado.J13]-[$Previsto.J13])/[$Registrado.J13]" office:value-type="percentage" office:value="0.130005924598645" calcext:value-type="percentage">
            <text:p>13,001%</text:p>
          </table:table-cell>
          <table:table-cell table:style-name="ce25" table:formula="of:=ABS([$Registrado.K13]-[$Previsto.K13])/[$Registrado.K13]" office:value-type="percentage" office:value="0.0793851231072399" calcext:value-type="percentage">
            <text:p>7,939%</text:p>
          </table:table-cell>
          <table:table-cell table:style-name="ce22" table:formula="of:=AVERAGE([.B13:.K13])" office:value-type="percentage" office:value="0.0515867407286849" calcext:value-type="percentage">
            <text:p>5,159%</text:p>
          </table:table-cell>
          <table:table-cell table:style-name="ce79" table:formula="of:=STDEV([.B13:.K13])" office:value-type="percentage" office:value="0.0421819520242013" calcext:value-type="percentage">
            <text:p>4,22%</text:p>
          </table:table-cell>
          <table:table-cell table:formula="of:=COUNTIF([.B13:.K13]; &quot;&lt;0,05&quot;)" office:value-type="float" office:value="5" calcext:value-type="float">
            <text:p>5</text:p>
          </table:table-cell>
          <table:table-cell/>
          <table:table-cell table:style-name="ce43"/>
          <table:table-cell table:number-columns-repeated="3"/>
          <table:table-cell table:style-name="ce84" table:number-columns-repeated="1004"/>
        </table:table-row>
        <table:table-row table:style-name="ro1">
          <table:table-cell table:style-name="ce19" office:value-type="string" calcext:value-type="string">
            <text:p>Minas Gerais</text:p>
          </table:table-cell>
          <table:table-cell table:style-name="ce25" table:formula="of:=ABS([$Registrado.B14]-[$Previsto.B14])/[$Registrado.B14]" office:value-type="percentage" office:value="0.00126021377861723" calcext:value-type="percentage">
            <text:p>0,126%</text:p>
          </table:table-cell>
          <table:table-cell table:style-name="ce25" table:formula="of:=ABS([$Registrado.C14]-[$Previsto.C14])/[$Registrado.C14]" office:value-type="percentage" office:value="0.0113421434987768" calcext:value-type="percentage">
            <text:p>1,134%</text:p>
          </table:table-cell>
          <table:table-cell table:style-name="ce25" table:formula="of:=ABS([$Registrado.D14]-[$Previsto.D14])/[$Registrado.D14]" office:value-type="percentage" office:value="0.0857416648886001" calcext:value-type="percentage">
            <text:p>8,574%</text:p>
          </table:table-cell>
          <table:table-cell table:style-name="ce25" table:formula="of:=ABS([$Registrado.E14]-[$Previsto.E14])/[$Registrado.E14]" office:value-type="percentage" office:value="0.142906728941829" calcext:value-type="percentage">
            <text:p>14,291%</text:p>
          </table:table-cell>
          <table:table-cell table:style-name="ce25" table:formula="of:=ABS([$Registrado.F14]-[$Previsto.F14])/[$Registrado.F14]" office:value-type="percentage" office:value="0.147043722199023" calcext:value-type="percentage">
            <text:p>14,704%</text:p>
          </table:table-cell>
          <table:table-cell table:style-name="ce25" table:formula="of:=ABS([$Registrado.G14]-[$Previsto.G14])/[$Registrado.G14]" office:value-type="percentage" office:value="0.119706574710954" calcext:value-type="percentage">
            <text:p>11,971%</text:p>
          </table:table-cell>
          <table:table-cell table:style-name="ce25" table:formula="of:=ABS([$Registrado.H14]-[$Previsto.H14])/[$Registrado.H14]" office:value-type="percentage" office:value="0.0948163511463432" calcext:value-type="percentage">
            <text:p>9,482%</text:p>
          </table:table-cell>
          <table:table-cell table:style-name="ce25" table:formula="of:=ABS([$Registrado.I14]-[$Previsto.I14])/[$Registrado.I14]" office:value-type="percentage" office:value="0.16155503520367" calcext:value-type="percentage">
            <text:p>16,156%</text:p>
          </table:table-cell>
          <table:table-cell table:style-name="ce25" table:formula="of:=ABS([$Registrado.J14]-[$Previsto.J14])/[$Registrado.J14]" office:value-type="percentage" office:value="0.203303889694918" calcext:value-type="percentage">
            <text:p>20,330%</text:p>
          </table:table-cell>
          <table:table-cell table:style-name="ce25" table:formula="of:=ABS([$Registrado.K14]-[$Previsto.K14])/[$Registrado.K14]" office:value-type="percentage" office:value="0.0651796421134873" calcext:value-type="percentage">
            <text:p>6,518%</text:p>
          </table:table-cell>
          <table:table-cell table:style-name="ce22" table:formula="of:=AVERAGE([.B14:.K14])" office:value-type="percentage" office:value="0.103285596617622" calcext:value-type="percentage">
            <text:p>10,329%</text:p>
          </table:table-cell>
          <table:table-cell table:style-name="ce79" table:formula="of:=STDEV([.B14:.K14])" office:value-type="percentage" office:value="0.0648481999824891" calcext:value-type="percentage">
            <text:p>6,48%</text:p>
          </table:table-cell>
          <table:table-cell table:formula="of:=COUNTIF([.B14:.K14]; &quot;&lt;0,05&quot;)" office:value-type="float" office:value="2" calcext:value-type="float">
            <text:p>2</text:p>
          </table:table-cell>
          <table:table-cell/>
          <table:table-cell table:style-name="ce43"/>
          <table:table-cell table:style-name="ce84" table:number-columns-repeated="1007"/>
        </table:table-row>
        <table:table-row table:style-name="ro1">
          <table:table-cell table:style-name="ce19" office:value-type="string" calcext:value-type="string">
            <text:p>Pará</text:p>
          </table:table-cell>
          <table:table-cell table:style-name="ce25" table:formula="of:=ABS([$Registrado.B15]-[$Previsto.B15])/[$Registrado.B15]" office:value-type="percentage" office:value="0.0914107816790755" calcext:value-type="percentage">
            <text:p>9,141%</text:p>
          </table:table-cell>
          <table:table-cell table:style-name="ce25" table:formula="of:=ABS([$Registrado.C15]-[$Previsto.C15])/[$Registrado.C15]" office:value-type="percentage" office:value="0.159177834286779" calcext:value-type="percentage">
            <text:p>15,918%</text:p>
          </table:table-cell>
          <table:table-cell table:style-name="ce25" table:formula="of:=ABS([$Registrado.D15]-[$Previsto.D15])/[$Registrado.D15]" office:value-type="percentage" office:value="0.0556449677479393" calcext:value-type="percentage">
            <text:p>5,564%</text:p>
          </table:table-cell>
          <table:table-cell table:style-name="ce25" table:formula="of:=ABS([$Registrado.E15]-[$Previsto.E15])/[$Registrado.E15]" office:value-type="percentage" office:value="0.0707359988924359" calcext:value-type="percentage">
            <text:p>7,074%</text:p>
          </table:table-cell>
          <table:table-cell table:style-name="ce25" table:formula="of:=ABS([$Registrado.F15]-[$Previsto.F15])/[$Registrado.F15]" office:value-type="percentage" office:value="0.209818957834998" calcext:value-type="percentage">
            <text:p>20,982%</text:p>
          </table:table-cell>
          <table:table-cell table:style-name="ce25" table:formula="of:=ABS([$Registrado.G15]-[$Previsto.G15])/[$Registrado.G15]" office:value-type="percentage" office:value="0.0898698991654631" calcext:value-type="percentage">
            <text:p>8,987%</text:p>
          </table:table-cell>
          <table:table-cell table:style-name="ce25" table:formula="of:=ABS([$Registrado.H15]-[$Previsto.H15])/[$Registrado.H15]" office:value-type="percentage" office:value="0.138079417951677" calcext:value-type="percentage">
            <text:p>13,808%</text:p>
          </table:table-cell>
          <table:table-cell table:style-name="ce25" table:formula="of:=ABS([$Registrado.I15]-[$Previsto.I15])/[$Registrado.I15]" office:value-type="percentage" office:value="0.189362226243447" calcext:value-type="percentage">
            <text:p>18,936%</text:p>
          </table:table-cell>
          <table:table-cell table:style-name="ce25" table:formula="of:=ABS([$Registrado.J15]-[$Previsto.J15])/[$Registrado.J15]" office:value-type="percentage" office:value="0.0655963426596712" calcext:value-type="percentage">
            <text:p>6,560%</text:p>
          </table:table-cell>
          <table:table-cell table:style-name="ce25" table:formula="of:=ABS([$Registrado.K15]-[$Previsto.K15])/[$Registrado.K15]" office:value-type="percentage" office:value="0.055265615557875" calcext:value-type="percentage">
            <text:p>5,527%</text:p>
          </table:table-cell>
          <table:table-cell table:style-name="ce22" table:formula="of:=AVERAGE([.B15:.K15])" office:value-type="percentage" office:value="0.112496204201936" calcext:value-type="percentage">
            <text:p>11,250%</text:p>
          </table:table-cell>
          <table:table-cell table:style-name="ce79" table:formula="of:=STDEV([.B15:.K15])" office:value-type="percentage" office:value="0.0573694062661654" calcext:value-type="percentage">
            <text:p>5,74%</text:p>
          </table:table-cell>
          <table:table-cell table:formula="of:=COUNTIF([.B15:.K15]; &quot;&lt;0,05&quot;)" office:value-type="float" office:value="0" calcext:value-type="float">
            <text:p>0</text:p>
          </table:table-cell>
          <table:table-cell/>
          <table:table-cell table:style-name="ce43"/>
          <table:table-cell table:number-columns-repeated="16"/>
          <table:table-cell table:style-name="ce84" table:number-columns-repeated="991"/>
        </table:table-row>
        <table:table-row table:style-name="ro1">
          <table:table-cell table:style-name="ce19" office:value-type="string" calcext:value-type="string">
            <text:p>Paraíba</text:p>
          </table:table-cell>
          <table:table-cell table:style-name="ce25" table:formula="of:=ABS([$Registrado.B16]-[$Previsto.B16])/[$Registrado.B16]" office:value-type="percentage" office:value="0.142458518247983" calcext:value-type="percentage">
            <text:p>14,246%</text:p>
          </table:table-cell>
          <table:table-cell table:style-name="ce25" table:formula="of:=ABS([$Registrado.C16]-[$Previsto.C16])/[$Registrado.C16]" office:value-type="percentage" office:value="0.162332726303779" calcext:value-type="percentage">
            <text:p>16,233%</text:p>
          </table:table-cell>
          <table:table-cell table:style-name="ce25" table:formula="of:=ABS([$Registrado.D16]-[$Previsto.D16])/[$Registrado.D16]" office:value-type="percentage" office:value="0.0452600803720595" calcext:value-type="percentage">
            <text:p>4,526%</text:p>
          </table:table-cell>
          <table:table-cell table:style-name="ce25" table:formula="of:=ABS([$Registrado.E16]-[$Previsto.E16])/[$Registrado.E16]" office:value-type="percentage" office:value="0.15237473147453" calcext:value-type="percentage">
            <text:p>15,237%</text:p>
          </table:table-cell>
          <table:table-cell table:style-name="ce25" table:formula="of:=ABS([$Registrado.F16]-[$Previsto.F16])/[$Registrado.F16]" office:value-type="percentage" office:value="0.243946582550127" calcext:value-type="percentage">
            <text:p>24,395%</text:p>
          </table:table-cell>
          <table:table-cell table:style-name="ce25" table:formula="of:=ABS([$Registrado.G16]-[$Previsto.G16])/[$Registrado.G16]" office:value-type="percentage" office:value="0.212753294384857" calcext:value-type="percentage">
            <text:p>21,275%</text:p>
          </table:table-cell>
          <table:table-cell table:style-name="ce25" table:formula="of:=ABS([$Registrado.H16]-[$Previsto.H16])/[$Registrado.H16]" office:value-type="percentage" office:value="0.109629504003166" calcext:value-type="percentage">
            <text:p>10,963%</text:p>
          </table:table-cell>
          <table:table-cell table:style-name="ce25" table:formula="of:=ABS([$Registrado.I16]-[$Previsto.I16])/[$Registrado.I16]" office:value-type="percentage" office:value="0.0845087637176887" calcext:value-type="percentage">
            <text:p>8,451%</text:p>
          </table:table-cell>
          <table:table-cell table:style-name="ce25" table:formula="of:=ABS([$Registrado.J16]-[$Previsto.J16])/[$Registrado.J16]" office:value-type="percentage" office:value="0.268877639313336" calcext:value-type="percentage">
            <text:p>26,888%</text:p>
          </table:table-cell>
          <table:table-cell table:style-name="ce25" table:formula="of:=ABS([$Registrado.K16]-[$Previsto.K16])/[$Registrado.K16]" office:value-type="percentage" office:value="0.0466654137670883" calcext:value-type="percentage">
            <text:p>4,667%</text:p>
          </table:table-cell>
          <table:table-cell table:style-name="ce22" table:formula="of:=AVERAGE([.B16:.K16])" office:value-type="percentage" office:value="0.146880725413461" calcext:value-type="percentage">
            <text:p>14,688%</text:p>
          </table:table-cell>
          <table:table-cell table:style-name="ce79" table:formula="of:=STDEV([.B16:.K16])" office:value-type="percentage" office:value="0.0778749043911212" calcext:value-type="percentage">
            <text:p>7,79%</text:p>
          </table:table-cell>
          <table:table-cell table:formula="of:=COUNTIF([.B16:.K16]; &quot;&lt;0,05&quot;)" office:value-type="float" office:value="2" calcext:value-type="float">
            <text:p>2</text:p>
          </table:table-cell>
          <table:table-cell/>
          <table:table-cell table:style-name="ce43"/>
          <table:table-cell table:number-columns-repeated="16"/>
          <table:table-cell table:style-name="ce84" table:number-columns-repeated="991"/>
        </table:table-row>
        <table:table-row table:style-name="ro1">
          <table:table-cell table:style-name="ce19" office:value-type="string" calcext:value-type="string">
            <text:p>Paraná</text:p>
          </table:table-cell>
          <table:table-cell table:style-name="ce25" table:formula="of:=ABS([$Registrado.B17]-[$Previsto.B17])/[$Registrado.B17]" office:value-type="percentage" office:value="0.0769487918223628" calcext:value-type="percentage">
            <text:p>7,695%</text:p>
          </table:table-cell>
          <table:table-cell table:style-name="ce25" table:formula="of:=ABS([$Registrado.C17]-[$Previsto.C17])/[$Registrado.C17]" office:value-type="percentage" office:value="0.0484227455906852" calcext:value-type="percentage">
            <text:p>4,842%</text:p>
          </table:table-cell>
          <table:table-cell table:style-name="ce25" table:formula="of:=ABS([$Registrado.D17]-[$Previsto.D17])/[$Registrado.D17]" office:value-type="percentage" office:value="0.0905246899860681" calcext:value-type="percentage">
            <text:p>9,052%</text:p>
          </table:table-cell>
          <table:table-cell table:style-name="ce25" table:formula="of:=ABS([$Registrado.E17]-[$Previsto.E17])/[$Registrado.E17]" office:value-type="percentage" office:value="0.0247099751605463" calcext:value-type="percentage">
            <text:p>2,471%</text:p>
          </table:table-cell>
          <table:table-cell table:style-name="ce25" table:formula="of:=ABS([$Registrado.F17]-[$Previsto.F17])/[$Registrado.F17]" office:value-type="percentage" office:value="0.0656030210883837" calcext:value-type="percentage">
            <text:p>6,560%</text:p>
          </table:table-cell>
          <table:table-cell table:style-name="ce25" table:formula="of:=ABS([$Registrado.G17]-[$Previsto.G17])/[$Registrado.G17]" office:value-type="percentage" office:value="0.0278287950808045" calcext:value-type="percentage">
            <text:p>2,783%</text:p>
          </table:table-cell>
          <table:table-cell table:style-name="ce25" table:formula="of:=ABS([$Registrado.H17]-[$Previsto.H17])/[$Registrado.H17]" office:value-type="percentage" office:value="0.00241085252006564" calcext:value-type="percentage">
            <text:p>0,241%</text:p>
          </table:table-cell>
          <table:table-cell table:style-name="ce25" table:formula="of:=ABS([$Registrado.I17]-[$Previsto.I17])/[$Registrado.I17]" office:value-type="percentage" office:value="0.00574997346166085" calcext:value-type="percentage">
            <text:p>0,575%</text:p>
          </table:table-cell>
          <table:table-cell table:style-name="ce25" table:formula="of:=ABS([$Registrado.J17]-[$Previsto.J17])/[$Registrado.J17]" office:value-type="percentage" office:value="0.105949854705383" calcext:value-type="percentage">
            <text:p>10,595%</text:p>
          </table:table-cell>
          <table:table-cell table:style-name="ce25" table:formula="of:=ABS([$Registrado.K17]-[$Previsto.K17])/[$Registrado.K17]" office:value-type="percentage" office:value="0.139989587019348" calcext:value-type="percentage">
            <text:p>13,999%</text:p>
          </table:table-cell>
          <table:table-cell table:style-name="ce22" table:formula="of:=AVERAGE([.B17:.K17])" office:value-type="percentage" office:value="0.0588138286435308" calcext:value-type="percentage">
            <text:p>5,881%</text:p>
          </table:table-cell>
          <table:table-cell table:style-name="ce79" table:formula="of:=STDEV([.B17:.K17])" office:value-type="percentage" office:value="0.0452401562381365" calcext:value-type="percentage">
            <text:p>4,52%</text:p>
          </table:table-cell>
          <table:table-cell table:formula="of:=COUNTIF([.B17:.K17]; &quot;&lt;0,05&quot;)" office:value-type="float" office:value="5" calcext:value-type="float">
            <text:p>5</text:p>
          </table:table-cell>
          <table:table-cell/>
          <table:table-cell table:style-name="ce43"/>
          <table:table-cell table:style-name="ce84" table:number-columns-repeated="1007"/>
        </table:table-row>
        <table:table-row table:style-name="ro1">
          <table:table-cell table:style-name="ce19" office:value-type="string" calcext:value-type="string">
            <text:p>Pernambuco</text:p>
          </table:table-cell>
          <table:table-cell table:style-name="ce25" table:formula="of:=ABS([$Registrado.B18]-[$Previsto.B18])/[$Registrado.B18]" office:value-type="percentage" office:value="0.0850822694567539" calcext:value-type="percentage">
            <text:p>8,508%</text:p>
          </table:table-cell>
          <table:table-cell table:style-name="ce25" table:formula="of:=ABS([$Registrado.C18]-[$Previsto.C18])/[$Registrado.C18]" office:value-type="percentage" office:value="0.0925660818619319" calcext:value-type="percentage">
            <text:p>9,257%</text:p>
          </table:table-cell>
          <table:table-cell table:style-name="ce25" table:formula="of:=ABS([$Registrado.D18]-[$Previsto.D18])/[$Registrado.D18]" office:value-type="percentage" office:value="0.0345438043297566" calcext:value-type="percentage">
            <text:p>3,454%</text:p>
          </table:table-cell>
          <table:table-cell table:style-name="ce25" table:formula="of:=ABS([$Registrado.E18]-[$Previsto.E18])/[$Registrado.E18]" office:value-type="percentage" office:value="0.13323080768008" calcext:value-type="percentage">
            <text:p>13,323%</text:p>
          </table:table-cell>
          <table:table-cell table:style-name="ce25" table:formula="of:=ABS([$Registrado.F18]-[$Previsto.F18])/[$Registrado.F18]" office:value-type="percentage" office:value="0.168507075078353" calcext:value-type="percentage">
            <text:p>16,851%</text:p>
          </table:table-cell>
          <table:table-cell table:style-name="ce25" table:formula="of:=ABS([$Registrado.G18]-[$Previsto.G18])/[$Registrado.G18]" office:value-type="percentage" office:value="0.303574923329921" calcext:value-type="percentage">
            <text:p>30,357%</text:p>
          </table:table-cell>
          <table:table-cell table:style-name="ce25" table:formula="of:=ABS([$Registrado.H18]-[$Previsto.H18])/[$Registrado.H18]" office:value-type="percentage" office:value="0.200887657416031" calcext:value-type="percentage">
            <text:p>20,089%</text:p>
          </table:table-cell>
          <table:table-cell table:style-name="ce25" table:formula="of:=ABS([$Registrado.I18]-[$Previsto.I18])/[$Registrado.I18]" office:value-type="percentage" office:value="0.0253411605787872" calcext:value-type="percentage">
            <text:p>2,534%</text:p>
          </table:table-cell>
          <table:table-cell table:style-name="ce25" table:formula="of:=ABS([$Registrado.J18]-[$Previsto.J18])/[$Registrado.J18]" office:value-type="percentage" office:value="0.0275723511690411" calcext:value-type="percentage">
            <text:p>2,757%</text:p>
          </table:table-cell>
          <table:table-cell table:style-name="ce25" table:formula="of:=ABS([$Registrado.K18]-[$Previsto.K18])/[$Registrado.K18]" office:value-type="percentage" office:value="0.00176917550389114" calcext:value-type="percentage">
            <text:p>0,177%</text:p>
          </table:table-cell>
          <table:table-cell table:style-name="ce22" table:formula="of:=AVERAGE([.B18:.K18])" office:value-type="percentage" office:value="0.107307530640455" calcext:value-type="percentage">
            <text:p>10,731%</text:p>
          </table:table-cell>
          <table:table-cell table:style-name="ce79" table:formula="of:=STDEV([.B18:.K18])" office:value-type="percentage" office:value="0.095403174636837" calcext:value-type="percentage">
            <text:p>9,54%</text:p>
          </table:table-cell>
          <table:table-cell table:formula="of:=COUNTIF([.B18:.K18]; &quot;&lt;0,05&quot;)" office:value-type="float" office:value="4" calcext:value-type="float">
            <text:p>4</text:p>
          </table:table-cell>
          <table:table-cell/>
          <table:table-cell table:style-name="ce43"/>
          <table:table-cell table:style-name="ce84" table:number-columns-repeated="1007"/>
        </table:table-row>
        <table:table-row table:style-name="ro1">
          <table:table-cell table:style-name="ce19" office:value-type="string" calcext:value-type="string">
            <text:p>Piauí</text:p>
          </table:table-cell>
          <table:table-cell table:style-name="ce25" table:formula="of:=ABS([$Registrado.B19]-[$Previsto.B19])/[$Registrado.B19]" office:value-type="percentage" office:value="0.0916170207814571" calcext:value-type="percentage">
            <text:p>9,162%</text:p>
          </table:table-cell>
          <table:table-cell table:style-name="ce25" table:formula="of:=ABS([$Registrado.C19]-[$Previsto.C19])/[$Registrado.C19]" office:value-type="percentage" office:value="0.155905590674633" calcext:value-type="percentage">
            <text:p>15,591%</text:p>
          </table:table-cell>
          <table:table-cell table:style-name="ce25" table:formula="of:=ABS([$Registrado.D19]-[$Previsto.D19])/[$Registrado.D19]" office:value-type="percentage" office:value="0.0144274347536697" calcext:value-type="percentage">
            <text:p>1,443%</text:p>
          </table:table-cell>
          <table:table-cell table:style-name="ce25" table:formula="of:=ABS([$Registrado.E19]-[$Previsto.E19])/[$Registrado.E19]" office:value-type="percentage" office:value="0.125891728358566" calcext:value-type="percentage">
            <text:p>12,589%</text:p>
          </table:table-cell>
          <table:table-cell table:style-name="ce25" table:formula="of:=ABS([$Registrado.F19]-[$Previsto.F19])/[$Registrado.F19]" office:value-type="percentage" office:value="0.0720955704787187" calcext:value-type="percentage">
            <text:p>7,210%</text:p>
          </table:table-cell>
          <table:table-cell table:style-name="ce25" table:formula="of:=ABS([$Registrado.G19]-[$Previsto.G19])/[$Registrado.G19]" office:value-type="percentage" office:value="0.0143404269651028" calcext:value-type="percentage">
            <text:p>1,434%</text:p>
          </table:table-cell>
          <table:table-cell table:style-name="ce25" table:formula="of:=ABS([$Registrado.H19]-[$Previsto.H19])/[$Registrado.H19]" office:value-type="percentage" office:value="0.327560629360468" calcext:value-type="percentage">
            <text:p>32,756%</text:p>
          </table:table-cell>
          <table:table-cell table:style-name="ce25" table:formula="of:=ABS([$Registrado.I19]-[$Previsto.I19])/[$Registrado.I19]" office:value-type="percentage" office:value="0.00309209224457144" calcext:value-type="percentage">
            <text:p>0,309%</text:p>
          </table:table-cell>
          <table:table-cell table:style-name="ce25" table:formula="of:=ABS([$Registrado.J19]-[$Previsto.J19])/[$Registrado.J19]" office:value-type="percentage" office:value="0.0803056216726468" calcext:value-type="percentage">
            <text:p>8,031%</text:p>
          </table:table-cell>
          <table:table-cell table:style-name="ce25" table:formula="of:=ABS([$Registrado.K19]-[$Previsto.K19])/[$Registrado.K19]" office:value-type="percentage" office:value="0.0461017367565057" calcext:value-type="percentage">
            <text:p>4,610%</text:p>
          </table:table-cell>
          <table:table-cell table:style-name="ce22" table:formula="of:=AVERAGE([.B19:.K19])" office:value-type="percentage" office:value="0.0931337852046338" calcext:value-type="percentage">
            <text:p>9,313%</text:p>
          </table:table-cell>
          <table:table-cell table:style-name="ce79" table:formula="of:=STDEV([.B19:.K19])" office:value-type="percentage" office:value="0.09620660606308" calcext:value-type="percentage">
            <text:p>9,62%</text:p>
          </table:table-cell>
          <table:table-cell table:formula="of:=COUNTIF([.B19:.K19]; &quot;&lt;0,05&quot;)" office:value-type="float" office:value="4" calcext:value-type="float">
            <text:p>4</text:p>
          </table:table-cell>
          <table:table-cell/>
          <table:table-cell table:style-name="ce43"/>
          <table:table-cell table:style-name="ce84" table:number-columns-repeated="1007"/>
        </table:table-row>
        <table:table-row table:style-name="ro1">
          <table:table-cell table:style-name="ce19" office:value-type="string" calcext:value-type="string">
            <text:p>Rio Grande do Sul</text:p>
          </table:table-cell>
          <table:table-cell table:style-name="ce25" table:formula="of:=ABS([$Registrado.B20]-[$Previsto.B20])/[$Registrado.B20]" office:value-type="percentage" office:value="0.0254026261336337" calcext:value-type="percentage">
            <text:p>2,540%</text:p>
          </table:table-cell>
          <table:table-cell table:style-name="ce25" table:formula="of:=ABS([$Registrado.C20]-[$Previsto.C20])/[$Registrado.C20]" office:value-type="percentage" office:value="0.0146651757698846" calcext:value-type="percentage">
            <text:p>1,467%</text:p>
          </table:table-cell>
          <table:table-cell table:style-name="ce25" table:formula="of:=ABS([$Registrado.D20]-[$Previsto.D20])/[$Registrado.D20]" office:value-type="percentage" office:value="0.0860605568513065" calcext:value-type="percentage">
            <text:p>8,606%</text:p>
          </table:table-cell>
          <table:table-cell table:style-name="ce25" table:formula="of:=ABS([$Registrado.E20]-[$Previsto.E20])/[$Registrado.E20]" office:value-type="percentage" office:value="0.0462694599540659" calcext:value-type="percentage">
            <text:p>4,627%</text:p>
          </table:table-cell>
          <table:table-cell table:style-name="ce25" table:formula="of:=ABS([$Registrado.F20]-[$Previsto.F20])/[$Registrado.F20]" office:value-type="percentage" office:value="0.0854251634739563" calcext:value-type="percentage">
            <text:p>8,543%</text:p>
          </table:table-cell>
          <table:table-cell table:style-name="ce25" table:formula="of:=ABS([$Registrado.G20]-[$Previsto.G20])/[$Registrado.G20]" office:value-type="percentage" office:value="0.0108035296214955" calcext:value-type="percentage">
            <text:p>1,080%</text:p>
          </table:table-cell>
          <table:table-cell table:style-name="ce25" table:formula="of:=ABS([$Registrado.H20]-[$Previsto.H20])/[$Registrado.H20]" office:value-type="percentage" office:value="0.0303641803363252" calcext:value-type="percentage">
            <text:p>3,036%</text:p>
          </table:table-cell>
          <table:table-cell table:style-name="ce25" table:formula="of:=ABS([$Registrado.I20]-[$Previsto.I20])/[$Registrado.I20]" office:value-type="percentage" office:value="0.0225489583681366" calcext:value-type="percentage">
            <text:p>2,255%</text:p>
          </table:table-cell>
          <table:table-cell table:style-name="ce25" table:formula="of:=ABS([$Registrado.J20]-[$Previsto.J20])/[$Registrado.J20]" office:value-type="percentage" office:value="0.0800761713856177" calcext:value-type="percentage">
            <text:p>8,008%</text:p>
          </table:table-cell>
          <table:table-cell table:style-name="ce25" table:formula="of:=ABS([$Registrado.K20]-[$Previsto.K20])/[$Registrado.K20]" office:value-type="percentage" office:value="0.0773892520703412" calcext:value-type="percentage">
            <text:p>7,739%</text:p>
          </table:table-cell>
          <table:table-cell table:style-name="ce22" table:formula="of:=AVERAGE([.B20:.K20])" office:value-type="percentage" office:value="0.0479005073964763" calcext:value-type="percentage">
            <text:p>4,790%</text:p>
          </table:table-cell>
          <table:table-cell table:style-name="ce79" table:formula="of:=STDEV([.B20:.K20])" office:value-type="percentage" office:value="0.031107270343569" calcext:value-type="percentage">
            <text:p>3,11%</text:p>
          </table:table-cell>
          <table:table-cell table:formula="of:=COUNTIF([.B20:.K20]; &quot;&lt;0,05&quot;)" office:value-type="float" office:value="6" calcext:value-type="float">
            <text:p>6</text:p>
          </table:table-cell>
          <table:table-cell/>
          <table:table-cell table:style-name="ce43"/>
          <table:table-cell table:style-name="ce84" table:number-columns-repeated="1007"/>
        </table:table-row>
        <table:table-row table:style-name="ro1">
          <table:table-cell table:style-name="ce19" office:value-type="string" calcext:value-type="string">
            <text:p>Rio de Janeiro</text:p>
          </table:table-cell>
          <table:table-cell table:style-name="ce25" table:formula="of:=ABS([$Registrado.B21]-[$Previsto.B21])/[$Registrado.B21]" office:value-type="percentage" office:value="0.072542183253789" calcext:value-type="percentage">
            <text:p>7,254%</text:p>
          </table:table-cell>
          <table:table-cell table:style-name="ce25" table:formula="of:=ABS([$Registrado.C21]-[$Previsto.C21])/[$Registrado.C21]" office:value-type="percentage" office:value="0.0477177710985169" calcext:value-type="percentage">
            <text:p>4,772%</text:p>
          </table:table-cell>
          <table:table-cell table:style-name="ce25" table:formula="of:=ABS([$Registrado.D21]-[$Previsto.D21])/[$Registrado.D21]" office:value-type="percentage" office:value="0.102454434513841" calcext:value-type="percentage">
            <text:p>10,245%</text:p>
          </table:table-cell>
          <table:table-cell table:style-name="ce25" table:formula="of:=ABS([$Registrado.E21]-[$Previsto.E21])/[$Registrado.E21]" office:value-type="percentage" office:value="0.224162918458332" calcext:value-type="percentage">
            <text:p>22,416%</text:p>
          </table:table-cell>
          <table:table-cell table:style-name="ce25" table:formula="of:=ABS([$Registrado.F21]-[$Previsto.F21])/[$Registrado.F21]" office:value-type="percentage" office:value="0.294326316807794" calcext:value-type="percentage">
            <text:p>29,433%</text:p>
          </table:table-cell>
          <table:table-cell table:style-name="ce25" table:formula="of:=ABS([$Registrado.G21]-[$Previsto.G21])/[$Registrado.G21]" office:value-type="percentage" office:value="0.329884048355346" calcext:value-type="percentage">
            <text:p>32,988%</text:p>
          </table:table-cell>
          <table:table-cell table:style-name="ce25" table:formula="of:=ABS([$Registrado.H21]-[$Previsto.H21])/[$Registrado.H21]" office:value-type="percentage" office:value="0.186396271012357" calcext:value-type="percentage">
            <text:p>18,640%</text:p>
          </table:table-cell>
          <table:table-cell table:style-name="ce25" table:formula="of:=ABS([$Registrado.I21]-[$Previsto.I21])/[$Registrado.I21]" office:value-type="percentage" office:value="0.0112793707147285" calcext:value-type="percentage">
            <text:p>1,128%</text:p>
          </table:table-cell>
          <table:table-cell table:style-name="ce25" table:formula="of:=ABS([$Registrado.J21]-[$Previsto.J21])/[$Registrado.J21]" office:value-type="percentage" office:value="0.066809010879181" calcext:value-type="percentage">
            <text:p>6,681%</text:p>
          </table:table-cell>
          <table:table-cell table:style-name="ce25" table:formula="of:=ABS([$Registrado.K21]-[$Previsto.K21])/[$Registrado.K21]" office:value-type="percentage" office:value="0.0373953681014333" calcext:value-type="percentage">
            <text:p>3,740%</text:p>
          </table:table-cell>
          <table:table-cell table:style-name="ce22" table:formula="of:=AVERAGE([.B21:.K21])" office:value-type="percentage" office:value="0.137296769319532" calcext:value-type="percentage">
            <text:p>13,730%</text:p>
          </table:table-cell>
          <table:table-cell table:style-name="ce79" table:formula="of:=STDEV([.B21:.K21])" office:value-type="percentage" office:value="0.113512294098441" calcext:value-type="percentage">
            <text:p>11,35%</text:p>
          </table:table-cell>
          <table:table-cell table:formula="of:=COUNTIF([.B21:.K21]; &quot;&lt;0,05&quot;)" office:value-type="float" office:value="3" calcext:value-type="float">
            <text:p>3</text:p>
          </table:table-cell>
          <table:table-cell/>
          <table:table-cell table:style-name="ce43"/>
          <table:table-cell table:style-name="ce84" table:number-columns-repeated="1007"/>
        </table:table-row>
        <table:table-row table:style-name="ro1">
          <table:table-cell table:style-name="ce19" office:value-type="string" calcext:value-type="string">
            <text:p>Rio Grande do Norte</text:p>
          </table:table-cell>
          <table:table-cell table:style-name="ce25" table:formula="of:=ABS([$Registrado.B22]-[$Previsto.B22])/[$Registrado.B22]" office:value-type="percentage" office:value="0.129453907768732" calcext:value-type="percentage">
            <text:p>12,945%</text:p>
          </table:table-cell>
          <table:table-cell table:style-name="ce25" table:formula="of:=ABS([$Registrado.C22]-[$Previsto.C22])/[$Registrado.C22]" office:value-type="percentage" office:value="0.0539159688525105" calcext:value-type="percentage">
            <text:p>5,392%</text:p>
          </table:table-cell>
          <table:table-cell table:style-name="ce25" table:formula="of:=ABS([$Registrado.D22]-[$Previsto.D22])/[$Registrado.D22]" office:value-type="percentage" office:value="0.0599651306472271" calcext:value-type="percentage">
            <text:p>5,997%</text:p>
          </table:table-cell>
          <table:table-cell table:style-name="ce25" table:formula="of:=ABS([$Registrado.E22]-[$Previsto.E22])/[$Registrado.E22]" office:value-type="percentage" office:value="0.123303443703988" calcext:value-type="percentage">
            <text:p>12,330%</text:p>
          </table:table-cell>
          <table:table-cell table:style-name="ce25" table:formula="of:=ABS([$Registrado.F22]-[$Previsto.F22])/[$Registrado.F22]" office:value-type="percentage" office:value="0.0845683940399392" calcext:value-type="percentage">
            <text:p>8,457%</text:p>
          </table:table-cell>
          <table:table-cell table:style-name="ce25" table:formula="of:=ABS([$Registrado.G22]-[$Previsto.G22])/[$Registrado.G22]" office:value-type="percentage" office:value="0.12949007087591" calcext:value-type="percentage">
            <text:p>12,949%</text:p>
          </table:table-cell>
          <table:table-cell table:style-name="ce25" table:formula="of:=ABS([$Registrado.H22]-[$Previsto.H22])/[$Registrado.H22]" office:value-type="percentage" office:value="0.395996387718242" calcext:value-type="percentage">
            <text:p>39,600%</text:p>
          </table:table-cell>
          <table:table-cell table:style-name="ce25" table:formula="of:=ABS([$Registrado.I22]-[$Previsto.I22])/[$Registrado.I22]" office:value-type="percentage" office:value="0.163467325175353" calcext:value-type="percentage">
            <text:p>16,347%</text:p>
          </table:table-cell>
          <table:table-cell table:style-name="ce25" table:formula="of:=ABS([$Registrado.J22]-[$Previsto.J22])/[$Registrado.J22]" office:value-type="percentage" office:value="0.140982972707733" calcext:value-type="percentage">
            <text:p>14,098%</text:p>
          </table:table-cell>
          <table:table-cell table:style-name="ce25" table:formula="of:=ABS([$Registrado.K22]-[$Previsto.K22])/[$Registrado.K22]" office:value-type="percentage" office:value="0.0826792796787624" calcext:value-type="percentage">
            <text:p>8,268%</text:p>
          </table:table-cell>
          <table:table-cell table:style-name="ce22" table:formula="of:=AVERAGE([.B22:.K22])" office:value-type="percentage" office:value="0.13638228811684" calcext:value-type="percentage">
            <text:p>13,638%</text:p>
          </table:table-cell>
          <table:table-cell table:style-name="ce79" table:formula="of:=STDEV([.B22:.K22])" office:value-type="percentage" office:value="0.0981097888594354" calcext:value-type="percentage">
            <text:p>9,81%</text:p>
          </table:table-cell>
          <table:table-cell table:formula="of:=COUNTIF([.B22:.K22]; &quot;&lt;0,05&quot;)" office:value-type="float" office:value="0" calcext:value-type="float">
            <text:p>0</text:p>
          </table:table-cell>
          <table:table-cell/>
          <table:table-cell table:style-name="ce43"/>
          <table:table-cell table:style-name="ce84" table:number-columns-repeated="1007"/>
        </table:table-row>
        <table:table-row table:style-name="ro1">
          <table:table-cell table:style-name="ce19" office:value-type="string" calcext:value-type="string">
            <text:p>Rondônia</text:p>
          </table:table-cell>
          <table:table-cell table:style-name="ce25" table:formula="of:=ABS([$Registrado.B23]-[$Previsto.B23])/[$Registrado.B23]" office:value-type="percentage" office:value="0.0943416236297551" calcext:value-type="percentage">
            <text:p>9,434%</text:p>
          </table:table-cell>
          <table:table-cell table:style-name="ce25" table:formula="of:=ABS([$Registrado.C23]-[$Previsto.C23])/[$Registrado.C23]" office:value-type="percentage" office:value="0.175956548562304" calcext:value-type="percentage">
            <text:p>17,596%</text:p>
          </table:table-cell>
          <table:table-cell table:style-name="ce25" table:formula="of:=ABS([$Registrado.D23]-[$Previsto.D23])/[$Registrado.D23]" office:value-type="percentage" office:value="0.334755873266992" calcext:value-type="percentage">
            <text:p>33,476%</text:p>
          </table:table-cell>
          <table:table-cell table:style-name="ce25" table:formula="of:=ABS([$Registrado.E23]-[$Previsto.E23])/[$Registrado.E23]" office:value-type="percentage" office:value="0.179909577814229" calcext:value-type="percentage">
            <text:p>17,991%</text:p>
          </table:table-cell>
          <table:table-cell table:style-name="ce25" table:formula="of:=ABS([$Registrado.F23]-[$Previsto.F23])/[$Registrado.F23]" office:value-type="percentage" office:value="0.0428345267670125" calcext:value-type="percentage">
            <text:p>4,283%</text:p>
          </table:table-cell>
          <table:table-cell table:style-name="ce25" table:formula="of:=ABS([$Registrado.G23]-[$Previsto.G23])/[$Registrado.G23]" office:value-type="percentage" office:value="0.00322260295860033" calcext:value-type="percentage">
            <text:p>0,322%</text:p>
          </table:table-cell>
          <table:table-cell table:style-name="ce25" table:formula="of:=ABS([$Registrado.H23]-[$Previsto.H23])/[$Registrado.H23]" office:value-type="percentage" office:value="0.0356464914472879" calcext:value-type="percentage">
            <text:p>3,565%</text:p>
          </table:table-cell>
          <table:table-cell table:style-name="ce25" table:formula="of:=ABS([$Registrado.I23]-[$Previsto.I23])/[$Registrado.I23]" office:value-type="percentage" office:value="0.0532744510453358" calcext:value-type="percentage">
            <text:p>5,327%</text:p>
          </table:table-cell>
          <table:table-cell table:style-name="ce25" table:formula="of:=ABS([$Registrado.J23]-[$Previsto.J23])/[$Registrado.J23]" office:value-type="percentage" office:value="0.147560191235452" calcext:value-type="percentage">
            <text:p>14,756%</text:p>
          </table:table-cell>
          <table:table-cell table:style-name="ce25" table:formula="of:=ABS([$Registrado.K23]-[$Previsto.K23])/[$Registrado.K23]" office:value-type="percentage" office:value="0.124809078325617" calcext:value-type="percentage">
            <text:p>12,481%</text:p>
          </table:table-cell>
          <table:table-cell table:style-name="ce22" table:formula="of:=AVERAGE([.B23:.K23])" office:value-type="percentage" office:value="0.119231096505258" calcext:value-type="percentage">
            <text:p>11,923%</text:p>
          </table:table-cell>
          <table:table-cell table:style-name="ce79" table:formula="of:=STDEV([.B23:.K23])" office:value-type="percentage" office:value="0.0974307694259728" calcext:value-type="percentage">
            <text:p>9,74%</text:p>
          </table:table-cell>
          <table:table-cell table:formula="of:=COUNTIF([.B23:.K23]; &quot;&lt;0,05&quot;)" office:value-type="float" office:value="3" calcext:value-type="float">
            <text:p>3</text:p>
          </table:table-cell>
          <table:table-cell/>
          <table:table-cell table:style-name="ce43"/>
          <table:table-cell table:style-name="ce84" table:number-columns-repeated="1007"/>
        </table:table-row>
        <table:table-row table:style-name="ro1">
          <table:table-cell table:style-name="ce19" office:value-type="string" calcext:value-type="string">
            <text:p>Roraima</text:p>
          </table:table-cell>
          <table:table-cell table:style-name="ce25" table:formula="of:=ABS([$Registrado.B24]-[$Previsto.B24])/[$Registrado.B24]" office:value-type="percentage" office:value="0.0294005956068994" calcext:value-type="percentage">
            <text:p>2,940%</text:p>
          </table:table-cell>
          <table:table-cell table:style-name="ce25" table:formula="of:=ABS([$Registrado.C24]-[$Previsto.C24])/[$Registrado.C24]" office:value-type="percentage" office:value="0.171867053824827" calcext:value-type="percentage">
            <text:p>17,187%</text:p>
          </table:table-cell>
          <table:table-cell table:style-name="ce25" table:formula="of:=ABS([$Registrado.D24]-[$Previsto.D24])/[$Registrado.D24]" office:value-type="percentage" office:value="0.0121660562877335" calcext:value-type="percentage">
            <text:p>1,217%</text:p>
          </table:table-cell>
          <table:table-cell table:style-name="ce25" table:formula="of:=ABS([$Registrado.E24]-[$Previsto.E24])/[$Registrado.E24]" office:value-type="percentage" office:value="0.215727123461803" calcext:value-type="percentage">
            <text:p>21,573%</text:p>
          </table:table-cell>
          <table:table-cell table:style-name="ce25" table:formula="of:=ABS([$Registrado.F24]-[$Previsto.F24])/[$Registrado.F24]" office:value-type="percentage" office:value="0.0739943686540705" calcext:value-type="percentage">
            <text:p>7,399%</text:p>
          </table:table-cell>
          <table:table-cell table:style-name="ce25" table:formula="of:=ABS([$Registrado.G24]-[$Previsto.G24])/[$Registrado.G24]" office:value-type="percentage" office:value="0.063325411389549" calcext:value-type="percentage">
            <text:p>6,333%</text:p>
          </table:table-cell>
          <table:table-cell table:style-name="ce25" table:formula="of:=ABS([$Registrado.H24]-[$Previsto.H24])/[$Registrado.H24]" office:value-type="percentage" office:value="0.245771695658459" calcext:value-type="percentage">
            <text:p>24,577%</text:p>
          </table:table-cell>
          <table:table-cell table:style-name="ce25" table:formula="of:=ABS([$Registrado.I24]-[$Previsto.I24])/[$Registrado.I24]" office:value-type="percentage" office:value="0.338391677675033" calcext:value-type="percentage">
            <text:p>33,839%</text:p>
          </table:table-cell>
          <table:table-cell table:style-name="ce25" table:formula="of:=ABS([$Registrado.J24]-[$Previsto.J24])/[$Registrado.J24]" office:value-type="percentage" office:value="0.326223354071689" calcext:value-type="percentage">
            <text:p>32,622%</text:p>
          </table:table-cell>
          <table:table-cell table:style-name="ce25" table:formula="of:=ABS([$Registrado.K24]-[$Previsto.K24])/[$Registrado.K24]" office:value-type="percentage" office:value="0.0453965473242797" calcext:value-type="percentage">
            <text:p>4,540%</text:p>
          </table:table-cell>
          <table:table-cell table:style-name="ce22" table:formula="of:=AVERAGE([.B24:.K24])" office:value-type="percentage" office:value="0.152226388395434" calcext:value-type="percentage">
            <text:p>15,223%</text:p>
          </table:table-cell>
          <table:table-cell table:style-name="ce79" table:formula="of:=STDEV([.B24:.K24])" office:value-type="percentage" office:value="0.123935737009803" calcext:value-type="percentage">
            <text:p>12,39%</text:p>
          </table:table-cell>
          <table:table-cell table:formula="of:=COUNTIF([.B24:.K24]; &quot;&lt;0,05&quot;)" office:value-type="float" office:value="3" calcext:value-type="float">
            <text:p>3</text:p>
          </table:table-cell>
          <table:table-cell/>
          <table:table-cell table:style-name="ce43"/>
          <table:table-cell table:style-name="ce84" table:number-columns-repeated="1007"/>
        </table:table-row>
        <table:table-row table:style-name="ro1">
          <table:table-cell table:style-name="ce19" office:value-type="string" calcext:value-type="string">
            <text:p>Santa Catarina</text:p>
          </table:table-cell>
          <table:table-cell table:style-name="ce25" table:formula="of:=ABS([$Registrado.B25]-[$Previsto.B25])/[$Registrado.B25]" office:value-type="percentage" office:value="0.0552331327199684" calcext:value-type="percentage">
            <text:p>5,523%</text:p>
          </table:table-cell>
          <table:table-cell table:style-name="ce25" table:formula="of:=ABS([$Registrado.C25]-[$Previsto.C25])/[$Registrado.C25]" office:value-type="percentage" office:value="0.0626335205397684" calcext:value-type="percentage">
            <text:p>6,263%</text:p>
          </table:table-cell>
          <table:table-cell table:style-name="ce25" table:formula="of:=ABS([$Registrado.D25]-[$Previsto.D25])/[$Registrado.D25]" office:value-type="percentage" office:value="0.0565128379187921" calcext:value-type="percentage">
            <text:p>5,651%</text:p>
          </table:table-cell>
          <table:table-cell table:style-name="ce25" table:formula="of:=ABS([$Registrado.E25]-[$Previsto.E25])/[$Registrado.E25]" office:value-type="percentage" office:value="0.0955830198960321" calcext:value-type="percentage">
            <text:p>9,558%</text:p>
          </table:table-cell>
          <table:table-cell table:style-name="ce25" table:formula="of:=ABS([$Registrado.F25]-[$Previsto.F25])/[$Registrado.F25]" office:value-type="percentage" office:value="0.0867680732449948" calcext:value-type="percentage">
            <text:p>8,677%</text:p>
          </table:table-cell>
          <table:table-cell table:style-name="ce25" table:formula="of:=ABS([$Registrado.G25]-[$Previsto.G25])/[$Registrado.G25]" office:value-type="percentage" office:value="0.0247128728485565" calcext:value-type="percentage">
            <text:p>2,471%</text:p>
          </table:table-cell>
          <table:table-cell table:style-name="ce25" table:formula="of:=ABS([$Registrado.H25]-[$Previsto.H25])/[$Registrado.H25]" office:value-type="percentage" office:value="0.0280149236431563" calcext:value-type="percentage">
            <text:p>2,801%</text:p>
          </table:table-cell>
          <table:table-cell table:style-name="ce25" table:formula="of:=ABS([$Registrado.I25]-[$Previsto.I25])/[$Registrado.I25]" office:value-type="percentage" office:value="0.0868464257662689" calcext:value-type="percentage">
            <text:p>8,685%</text:p>
          </table:table-cell>
          <table:table-cell table:style-name="ce25" table:formula="of:=ABS([$Registrado.J25]-[$Previsto.J25])/[$Registrado.J25]" office:value-type="percentage" office:value="0.146115443682726" calcext:value-type="percentage">
            <text:p>14,612%</text:p>
          </table:table-cell>
          <table:table-cell table:style-name="ce25" table:formula="of:=ABS([$Registrado.K25]-[$Previsto.K25])/[$Registrado.K25]" office:value-type="percentage" office:value="0.172410512912497" calcext:value-type="percentage">
            <text:p>17,241%</text:p>
          </table:table-cell>
          <table:table-cell table:style-name="ce22" table:formula="of:=AVERAGE([.B25:.K25])" office:value-type="percentage" office:value="0.081483076317276" calcext:value-type="percentage">
            <text:p>8,148%</text:p>
          </table:table-cell>
          <table:table-cell table:style-name="ce79" table:formula="of:=STDEV([.B25:.K25])" office:value-type="percentage" office:value="0.0476680934583823" calcext:value-type="percentage">
            <text:p>4,77%</text:p>
          </table:table-cell>
          <table:table-cell table:formula="of:=COUNTIF([.B25:.K25]; &quot;&lt;0,05&quot;)" office:value-type="float" office:value="2" calcext:value-type="float">
            <text:p>2</text:p>
          </table:table-cell>
          <table:table-cell/>
          <table:table-cell table:style-name="ce43"/>
          <table:table-cell table:style-name="ce84" table:number-columns-repeated="1007"/>
        </table:table-row>
        <table:table-row table:style-name="ro1">
          <table:table-cell table:style-name="ce19" office:value-type="string" calcext:value-type="string">
            <text:p>São Paulo</text:p>
          </table:table-cell>
          <table:table-cell table:style-name="ce25" table:formula="of:=ABS([$Registrado.B26]-[$Previsto.B26])/[$Registrado.B26]" office:value-type="percentage" office:value="0.0189815314739761" calcext:value-type="percentage">
            <text:p>1,898%</text:p>
          </table:table-cell>
          <table:table-cell table:style-name="ce25" table:formula="of:=ABS([$Registrado.C26]-[$Previsto.C26])/[$Registrado.C26]" office:value-type="percentage" office:value="0.00473713255163574" calcext:value-type="percentage">
            <text:p>0,474%</text:p>
          </table:table-cell>
          <table:table-cell table:style-name="ce25" table:formula="of:=ABS([$Registrado.D26]-[$Previsto.D26])/[$Registrado.D26]" office:value-type="percentage" office:value="0.0972420380136047" calcext:value-type="percentage">
            <text:p>9,724%</text:p>
          </table:table-cell>
          <table:table-cell table:style-name="ce25" table:formula="of:=ABS([$Registrado.E26]-[$Previsto.E26])/[$Registrado.E26]" office:value-type="percentage" office:value="0.0829395632247143" calcext:value-type="percentage">
            <text:p>8,294%</text:p>
          </table:table-cell>
          <table:table-cell table:style-name="ce25" table:formula="of:=ABS([$Registrado.F26]-[$Previsto.F26])/[$Registrado.F26]" office:value-type="percentage" office:value="0.234141201930388" calcext:value-type="percentage">
            <text:p>23,414%</text:p>
          </table:table-cell>
          <table:table-cell table:style-name="ce25" table:formula="of:=ABS([$Registrado.G26]-[$Previsto.G26])/[$Registrado.G26]" office:value-type="percentage" office:value="0.0130599371820399" calcext:value-type="percentage">
            <text:p>1,306%</text:p>
          </table:table-cell>
          <table:table-cell table:style-name="ce25" table:formula="of:=ABS([$Registrado.H26]-[$Previsto.H26])/[$Registrado.H26]" office:value-type="percentage" office:value="0.00820701610436553" calcext:value-type="percentage">
            <text:p>0,821%</text:p>
          </table:table-cell>
          <table:table-cell table:style-name="ce25" table:formula="of:=ABS([$Registrado.I26]-[$Previsto.I26])/[$Registrado.I26]" office:value-type="percentage" office:value="0.0439380257319657" calcext:value-type="percentage">
            <text:p>4,394%</text:p>
          </table:table-cell>
          <table:table-cell table:style-name="ce25" table:formula="of:=ABS([$Registrado.J26]-[$Previsto.J26])/[$Registrado.J26]" office:value-type="percentage" office:value="0.0647130531383606" calcext:value-type="percentage">
            <text:p>6,471%</text:p>
          </table:table-cell>
          <table:table-cell table:style-name="ce25" table:formula="of:=ABS([$Registrado.K26]-[$Previsto.K26])/[$Registrado.K26]" office:value-type="percentage" office:value="0.0769377137122026" calcext:value-type="percentage">
            <text:p>7,694%</text:p>
          </table:table-cell>
          <table:table-cell table:style-name="ce22" table:formula="of:=AVERAGE([.B26:.K26])" office:value-type="percentage" office:value="0.0644897213063253" calcext:value-type="percentage">
            <text:p>6,449%</text:p>
          </table:table-cell>
          <table:table-cell table:style-name="ce79" table:formula="of:=STDEV([.B26:.K26])" office:value-type="percentage" office:value="0.0684967502733563" calcext:value-type="percentage">
            <text:p>6,85%</text:p>
          </table:table-cell>
          <table:table-cell table:formula="of:=COUNTIF([.B26:.K26]; &quot;&lt;0,05&quot;)" office:value-type="float" office:value="5" calcext:value-type="float">
            <text:p>5</text:p>
          </table:table-cell>
          <table:table-cell/>
          <table:table-cell table:style-name="ce43"/>
          <table:table-cell table:style-name="ce84" table:number-columns-repeated="1007"/>
        </table:table-row>
        <table:table-row table:style-name="ro1">
          <table:table-cell table:style-name="ce19" office:value-type="string" calcext:value-type="string">
            <text:p>Sergipe</text:p>
          </table:table-cell>
          <table:table-cell table:style-name="ce25" table:formula="of:=ABS([$Registrado.B27]-[$Previsto.B27])/[$Registrado.B27]" office:value-type="percentage" office:value="0.103088762451941" calcext:value-type="percentage">
            <text:p>10,309%</text:p>
          </table:table-cell>
          <table:table-cell table:style-name="ce25" table:formula="of:=ABS([$Registrado.C27]-[$Previsto.C27])/[$Registrado.C27]" office:value-type="percentage" office:value="0.0380137514207937" calcext:value-type="percentage">
            <text:p>3,801%</text:p>
          </table:table-cell>
          <table:table-cell table:style-name="ce25" table:formula="of:=ABS([$Registrado.D27]-[$Previsto.D27])/[$Registrado.D27]" office:value-type="percentage" office:value="0.192667287859884" calcext:value-type="percentage">
            <text:p>19,267%</text:p>
          </table:table-cell>
          <table:table-cell table:style-name="ce25" table:formula="of:=ABS([$Registrado.E27]-[$Previsto.E27])/[$Registrado.E27]" office:value-type="percentage" office:value="0.0657011489593151" calcext:value-type="percentage">
            <text:p>6,570%</text:p>
          </table:table-cell>
          <table:table-cell table:style-name="ce25" table:formula="of:=ABS([$Registrado.F27]-[$Previsto.F27])/[$Registrado.F27]" office:value-type="percentage" office:value="0.0311043313355916" calcext:value-type="percentage">
            <text:p>3,110%</text:p>
          </table:table-cell>
          <table:table-cell table:style-name="ce25" table:formula="of:=ABS([$Registrado.G27]-[$Previsto.G27])/[$Registrado.G27]" office:value-type="percentage" office:value="0.166327204726154" calcext:value-type="percentage">
            <text:p>16,633%</text:p>
          </table:table-cell>
          <table:table-cell table:style-name="ce25" table:formula="of:=ABS([$Registrado.H27]-[$Previsto.H27])/[$Registrado.H27]" office:value-type="percentage" office:value="0.274073775556809" calcext:value-type="percentage">
            <text:p>27,407%</text:p>
          </table:table-cell>
          <table:table-cell table:style-name="ce25" table:formula="of:=ABS([$Registrado.I27]-[$Previsto.I27])/[$Registrado.I27]" office:value-type="percentage" office:value="0.201694059326231" calcext:value-type="percentage">
            <text:p>20,169%</text:p>
          </table:table-cell>
          <table:table-cell table:style-name="ce25" table:formula="of:=ABS([$Registrado.J27]-[$Previsto.J27])/[$Registrado.J27]" office:value-type="percentage" office:value="0.202875781730864" calcext:value-type="percentage">
            <text:p>20,288%</text:p>
          </table:table-cell>
          <table:table-cell table:style-name="ce25" table:formula="of:=ABS([$Registrado.K27]-[$Previsto.K27])/[$Registrado.K27]" office:value-type="percentage" office:value="0.0317051617418777" calcext:value-type="percentage">
            <text:p>3,171%</text:p>
          </table:table-cell>
          <table:table-cell table:style-name="ce22" table:formula="of:=AVERAGE([.B27:.K27])" office:value-type="percentage" office:value="0.130725126510946" calcext:value-type="percentage">
            <text:p>13,073%</text:p>
          </table:table-cell>
          <table:table-cell table:style-name="ce79" table:formula="of:=STDEV([.B27:.K27])" office:value-type="percentage" office:value="0.0876939264228328" calcext:value-type="percentage">
            <text:p>8,77%</text:p>
          </table:table-cell>
          <table:table-cell table:formula="of:=COUNTIF([.B27:.K27]; &quot;&lt;0,05&quot;)" office:value-type="float" office:value="3" calcext:value-type="float">
            <text:p>3</text:p>
          </table:table-cell>
          <table:table-cell/>
          <table:table-cell table:style-name="ce43"/>
          <table:table-cell table:number-columns-repeated="21"/>
          <table:table-cell table:style-name="ce84" table:number-columns-repeated="986"/>
        </table:table-row>
        <table:table-row table:style-name="ro1">
          <table:table-cell table:style-name="ce19" office:value-type="string" calcext:value-type="string">
            <text:p>Tocantins</text:p>
          </table:table-cell>
          <table:table-cell table:style-name="ce25" table:formula="of:=ABS([$Registrado.B28]-[$Previsto.B28])/[$Registrado.B28]" office:value-type="percentage" office:value="0.0989869918986874" calcext:value-type="percentage">
            <text:p>9,899%</text:p>
          </table:table-cell>
          <table:table-cell table:style-name="ce25" table:formula="of:=ABS([$Registrado.C28]-[$Previsto.C28])/[$Registrado.C28]" office:value-type="percentage" office:value="0.0729922282258955" calcext:value-type="percentage">
            <text:p>7,299%</text:p>
          </table:table-cell>
          <table:table-cell table:style-name="ce25" table:formula="of:=ABS([$Registrado.D28]-[$Previsto.D28])/[$Registrado.D28]" office:value-type="percentage" office:value="0.221207356707524" calcext:value-type="percentage">
            <text:p>22,121%</text:p>
          </table:table-cell>
          <table:table-cell table:style-name="ce25" table:formula="of:=ABS([$Registrado.E28]-[$Previsto.E28])/[$Registrado.E28]" office:value-type="percentage" office:value="0.0633945077143907" calcext:value-type="percentage">
            <text:p>6,339%</text:p>
          </table:table-cell>
          <table:table-cell table:style-name="ce25" table:formula="of:=ABS([$Registrado.F28]-[$Previsto.F28])/[$Registrado.F28]" office:value-type="percentage" office:value="0.0806129042812505" calcext:value-type="percentage">
            <text:p>8,061%</text:p>
          </table:table-cell>
          <table:table-cell table:style-name="ce25" table:formula="of:=ABS([$Registrado.G28]-[$Previsto.G28])/[$Registrado.G28]" office:value-type="percentage" office:value="0.0353609051112399" calcext:value-type="percentage">
            <text:p>3,536%</text:p>
          </table:table-cell>
          <table:table-cell table:style-name="ce25" table:formula="of:=ABS([$Registrado.H28]-[$Previsto.H28])/[$Registrado.H28]" office:value-type="percentage" office:value="0.219693873947503" calcext:value-type="percentage">
            <text:p>21,969%</text:p>
          </table:table-cell>
          <table:table-cell table:style-name="ce25" table:formula="of:=ABS([$Registrado.I28]-[$Previsto.I28])/[$Registrado.I28]" office:value-type="percentage" office:value="0.130883126681425" calcext:value-type="percentage">
            <text:p>13,088%</text:p>
          </table:table-cell>
          <table:table-cell table:style-name="ce25" table:formula="of:=ABS([$Registrado.J28]-[$Previsto.J28])/[$Registrado.J28]" office:value-type="percentage" office:value="0.109662365083999" calcext:value-type="percentage">
            <text:p>10,966%</text:p>
          </table:table-cell>
          <table:table-cell table:style-name="ce25" table:formula="of:=ABS([$Registrado.K28]-[$Previsto.K28])/[$Registrado.K28]" office:value-type="percentage" office:value="0.155734922421268" calcext:value-type="percentage">
            <text:p>15,573%</text:p>
          </table:table-cell>
          <table:table-cell table:style-name="ce22" table:formula="of:=AVERAGE([.B28:.K28])" office:value-type="percentage" office:value="0.118852918207318" calcext:value-type="percentage">
            <text:p>11,885%</text:p>
          </table:table-cell>
          <table:table-cell table:style-name="ce79" table:formula="of:=STDEV([.B28:.K28])" office:value-type="percentage" office:value="0.0634573452334916" calcext:value-type="percentage">
            <text:p>6,35%</text:p>
          </table:table-cell>
          <table:table-cell table:formula="of:=COUNTIF([.B28:.K28]; &quot;&lt;0,05&quot;)" office:value-type="float" office:value="1" calcext:value-type="float">
            <text:p>1</text:p>
          </table:table-cell>
          <table:table-cell/>
          <table:table-cell table:style-name="ce43"/>
          <table:table-cell table:number-columns-repeated="21"/>
          <table:table-cell table:style-name="ce84" table:number-columns-repeated="986"/>
        </table:table-row>
        <table:table-row table:style-name="ro3">
          <table:table-cell table:style-name="ce73"/>
          <table:table-cell table:style-name="ce77"/>
          <table:table-cell table:style-name="ce80"/>
          <table:table-cell/>
          <table:table-cell table:style-name="ce77" table:number-columns-repeated="2"/>
          <table:table-cell table:number-columns-repeated="1017"/>
        </table:table-row>
        <table:table-row table:style-name="ro3">
          <table:table-cell table:style-name="ce74" office:value-type="string" calcext:value-type="string">
            <text:p>Treinado com:</text:p>
          </table:table-cell>
          <table:table-cell table:style-name="ce78" office:value-type="string" calcext:value-type="string">
            <text:p>3 anos</text:p>
          </table:table-cell>
          <table:table-cell table:style-name="ce78" office:value-type="string" calcext:value-type="string">
            <text:p>4 anos</text:p>
          </table:table-cell>
          <table:table-cell table:style-name="ce78" office:value-type="string" calcext:value-type="string">
            <text:p>5 anos</text:p>
          </table:table-cell>
          <table:table-cell table:style-name="ce78" office:value-type="string" calcext:value-type="string">
            <text:p>6 anos</text:p>
          </table:table-cell>
          <table:table-cell table:style-name="ce78" office:value-type="string" calcext:value-type="string">
            <text:p>7 anos</text:p>
          </table:table-cell>
          <table:table-cell table:style-name="ce78" office:value-type="string" calcext:value-type="string">
            <text:p>8 anos</text:p>
          </table:table-cell>
          <table:table-cell table:style-name="ce78" office:value-type="string" calcext:value-type="string">
            <text:p>9 anos</text:p>
          </table:table-cell>
          <table:table-cell table:style-name="ce78" office:value-type="string" calcext:value-type="string">
            <text:p>10 anos</text:p>
          </table:table-cell>
          <table:table-cell table:style-name="ce78" office:value-type="string" calcext:value-type="string">
            <text:p>11 anos</text:p>
          </table:table-cell>
          <table:table-cell table:style-name="ce78" office:value-type="string" calcext:value-type="string">
            <text:p>12 anos</text:p>
          </table:table-cell>
          <table:table-cell table:style-name="ce78" office:value-type="string" calcext:value-type="string">
            <text:p>MEDIA</text:p>
          </table:table-cell>
          <table:table-cell table:style-name="ce78" office:value-type="string" calcext:value-type="string">
            <text:p>Total Desvio Padrão </text:p>
          </table:table-cell>
          <table:table-cell table:style-name="ce78" office:value-type="string" calcext:value-type="string">
            <text:p>Erro total ton. Brasil</text:p>
          </table:table-cell>
          <table:table-cell table:style-name="ce83" table:number-columns-repeated="1009"/>
        </table:table-row>
        <table:table-row table:style-name="ro4">
          <table:table-cell table:style-name="ce75" office:value-type="string" calcext:value-type="string">
            <text:p>Média (Ano)</text:p>
          </table:table-cell>
          <table:table-cell table:style-name="ce29" table:formula="of:=AVERAGE([.B2:.B28])" office:value-type="percentage" office:value="0.0866443851676659" calcext:value-type="percentage">
            <text:p>8,66%</text:p>
          </table:table-cell>
          <table:table-cell table:style-name="ce29" table:formula="of:=AVERAGE([.C2:.C28])" office:value-type="percentage" office:value="0.0856828698639797" calcext:value-type="percentage">
            <text:p>8,57%</text:p>
          </table:table-cell>
          <table:table-cell table:style-name="ce29" table:formula="of:=AVERAGE([.D2:.D28])" office:value-type="percentage" office:value="0.108864517779412" calcext:value-type="percentage">
            <text:p>10,89%</text:p>
          </table:table-cell>
          <table:table-cell table:style-name="ce29" table:formula="of:=AVERAGE([.E2:.E28])" office:value-type="percentage" office:value="0.122528284712654" calcext:value-type="percentage">
            <text:p>12,25%</text:p>
          </table:table-cell>
          <table:table-cell table:style-name="ce29" table:formula="of:=AVERAGE([.F2:.F28])" office:value-type="percentage" office:value="0.117409792686971" calcext:value-type="percentage">
            <text:p>11,74%</text:p>
          </table:table-cell>
          <table:table-cell table:style-name="ce29" table:formula="of:=AVERAGE([.G2:.G28])" office:value-type="percentage" office:value="0.114693903428724" calcext:value-type="percentage">
            <text:p>11,47%</text:p>
          </table:table-cell>
          <table:table-cell table:style-name="ce29" table:formula="of:=AVERAGE([.H2:.H28])" office:value-type="percentage" office:value="0.166303242850543" calcext:value-type="percentage">
            <text:p>16,63%</text:p>
          </table:table-cell>
          <table:table-cell table:style-name="ce29" table:formula="of:=AVERAGE([.I2:.I28])" office:value-type="percentage" office:value="0.0903036521918504" calcext:value-type="percentage">
            <text:p>9,03%</text:p>
          </table:table-cell>
          <table:table-cell table:style-name="ce29" table:formula="of:=AVERAGE([.J2:.J28])" office:value-type="percentage" office:value="0.12188124941767" calcext:value-type="percentage">
            <text:p>12,19%</text:p>
          </table:table-cell>
          <table:table-cell table:style-name="ce29" table:formula="of:=AVERAGE([.K2:.K28])" office:value-type="percentage" office:value="0.0793576050151873" calcext:value-type="percentage">
            <text:p>7,94%</text:p>
          </table:table-cell>
          <table:table-cell table:style-name="ce33" table:formula="of:=AVERAGE([.B31:.K31])" office:value-type="percentage" office:value="0.109366950311466" calcext:value-type="percentage">
            <text:p>10,937%</text:p>
          </table:table-cell>
          <table:table-cell table:style-name="ce29" table:formula="of:=AVERAGE([.C31:.L31])" office:value-type="percentage" office:value="0.111639206825846" calcext:value-type="percentage">
            <text:p>11,16%</text:p>
          </table:table-cell>
          <table:table-cell table:style-name="ce33" table:formula="of:=ABS(SUM([$Registrado.B2:.K28]) - SUM([$Previsto.B2:.K28]))/SUM([$Registrado.B2:.K28])" office:value-type="percentage" office:value="0.00601008829659736" calcext:value-type="percentage">
            <text:p>0,601%</text:p>
          </table:table-cell>
          <table:table-cell table:style-name="ce83" table:number-columns-repeated="1009"/>
        </table:table-row>
        <table:table-row table:style-name="ro3">
          <table:table-cell table:style-name="ce73" office:value-type="string" calcext:value-type="string">
            <text:p>Desvio Padrão</text:p>
          </table:table-cell>
          <table:table-cell table:style-name="ce79" table:formula="of:=STDEV([.B2:.B28])" office:value-type="percentage" office:value="0.0725104664091589" calcext:value-type="percentage">
            <text:p>7,25%</text:p>
          </table:table-cell>
          <table:table-cell table:style-name="ce79" table:formula="of:=STDEV([.C2:.C28])" office:value-type="percentage" office:value="0.0582076797588575" calcext:value-type="percentage">
            <text:p>5,82%</text:p>
          </table:table-cell>
          <table:table-cell table:style-name="ce79" table:formula="of:=STDEV([.D2:.D28])" office:value-type="percentage" office:value="0.0989976465297169" calcext:value-type="percentage">
            <text:p>9,90%</text:p>
          </table:table-cell>
          <table:table-cell table:style-name="ce79" table:formula="of:=STDEV([.E2:.E28])" office:value-type="percentage" office:value="0.0852302473657201" calcext:value-type="percentage">
            <text:p>8,52%</text:p>
          </table:table-cell>
          <table:table-cell table:style-name="ce79" table:formula="of:=STDEV([.F2:.F28])" office:value-type="percentage" office:value="0.0831232070925476" calcext:value-type="percentage">
            <text:p>8,31%</text:p>
          </table:table-cell>
          <table:table-cell table:style-name="ce79" table:formula="of:=STDEV([.G2:.G28])" office:value-type="percentage" office:value="0.116830736348719" calcext:value-type="percentage">
            <text:p>11,68%</text:p>
          </table:table-cell>
          <table:table-cell table:style-name="ce79" table:formula="of:=STDEV([.H2:.H28])" office:value-type="percentage" office:value="0.199106181677133" calcext:value-type="percentage">
            <text:p>19,91%</text:p>
          </table:table-cell>
          <table:table-cell table:style-name="ce79" table:formula="of:=STDEV([.I2:.I28])" office:value-type="percentage" office:value="0.0869077081248069" calcext:value-type="percentage">
            <text:p>8,69%</text:p>
          </table:table-cell>
          <table:table-cell table:style-name="ce79" table:formula="of:=STDEV([.J2:.J28])" office:value-type="percentage" office:value="0.0831330213744391" calcext:value-type="percentage">
            <text:p>8,31%</text:p>
          </table:table-cell>
          <table:table-cell table:style-name="ce79" table:formula="of:=STDEV([.K2:.K28])" office:value-type="percentage" office:value="0.0586691365772093" calcext:value-type="percentage">
            <text:p>5,87%</text:p>
          </table:table-cell>
          <table:table-cell table:style-name="ce22" table:formula="of:=AVERAGE([.B32:.K32])" office:value-type="percentage" office:value="0.0942716031258309" calcext:value-type="percentage">
            <text:p>9,427%</text:p>
          </table:table-cell>
          <table:table-cell table:style-name="ce83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&lt; 5%</text:p>
          </table:table-cell>
          <table:table-cell table:formula="of:=COUNTIF([.B2:.B28]; &quot;&lt;0,05&quot;)" office:value-type="float" office:value="8" calcext:value-type="float">
            <text:p>8</text:p>
          </table:table-cell>
          <table:table-cell table:style-name="Default" table:formula="of:=COUNTIF([.C2:.C28]; &quot;&lt;0,05&quot;)" office:value-type="float" office:value="10" calcext:value-type="float">
            <text:p>10</text:p>
          </table:table-cell>
          <table:table-cell table:style-name="Default" table:formula="of:=COUNTIF([.D2:.D28]; &quot;&lt;0,05&quot;)" office:value-type="float" office:value="8" calcext:value-type="float">
            <text:p>8</text:p>
          </table:table-cell>
          <table:table-cell table:formula="of:=COUNTIF([.E2:.E28]; &quot;&lt;0,05&quot;)" office:value-type="float" office:value="6" calcext:value-type="float">
            <text:p>6</text:p>
          </table:table-cell>
          <table:table-cell table:formula="of:=COUNTIF([.F2:.F28]; &quot;&lt;0,05&quot;)" office:value-type="float" office:value="6" calcext:value-type="float">
            <text:p>6</text:p>
          </table:table-cell>
          <table:table-cell table:formula="of:=COUNTIF([.G2:.G28]; &quot;&lt;0,05&quot;)" office:value-type="float" office:value="10" calcext:value-type="float">
            <text:p>10</text:p>
          </table:table-cell>
          <table:table-cell table:formula="of:=COUNTIF([.H2:.H28]; &quot;&lt;0,05&quot;)" office:value-type="float" office:value="10" calcext:value-type="float">
            <text:p>10</text:p>
          </table:table-cell>
          <table:table-cell table:formula="of:=COUNTIF([.I2:.I28]; &quot;&lt;0,05&quot;)" office:value-type="float" office:value="13" calcext:value-type="float">
            <text:p>13</text:p>
          </table:table-cell>
          <table:table-cell table:formula="of:=COUNTIF([.J2:.J28]; &quot;&lt;0,05&quot;)" office:value-type="float" office:value="5" calcext:value-type="float">
            <text:p>5</text:p>
          </table:table-cell>
          <table:table-cell table:formula="of:=COUNTIF([.K2:.K28]; &quot;&lt;0,05&quot;)" office:value-type="float" office:value="12" calcext:value-type="float">
            <text:p>12</text:p>
          </table:table-cell>
          <table:table-cell table:style-name="ce36" table:formula="of:=CONCATENATE(AVERAGE([.B33:.K33]); &quot;/27&quot;)" office:value-type="string" office:string-value="8,8/27" calcext:value-type="string">
            <text:p>8,8/27</text:p>
          </table:table-cell>
          <table:table-cell table:style-name="ce78" office:value-type="string" calcext:value-type="string">
            <text:p>Total &lt; 5%</text:p>
          </table:table-cell>
          <table:table-cell table:style-name="ce78" office:value-type="string" calcext:value-type="string">
            <text:p>Total % &lt; 5%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% do Erro Total Brasil</text:p>
          </table:table-cell>
          <table:table-cell table:style-name="ce29" table:formula="of:=ABS(SUM([$Registrado.B2:.B28]) - SUM([$Previsto.B2:.B28]))/SUM([$Registrado.B2:.B28])" office:value-type="percentage" office:value="0.0512798684889202" calcext:value-type="percentage">
            <text:p>5,13%</text:p>
          </table:table-cell>
          <table:table-cell table:style-name="ce29" table:formula="of:=ABS(SUM([$Registrado.C2:.C28]) - SUM([$Previsto.C2:.C28]))/SUM([$Registrado.C2:.C28])" office:value-type="percentage" office:value="0.0431196750644322" calcext:value-type="percentage">
            <text:p>4,31%</text:p>
          </table:table-cell>
          <table:table-cell table:style-name="ce29" table:formula="of:=ABS(SUM([$Registrado.D2:.D28]) - SUM([$Previsto.D2:.D28]))/SUM([$Registrado.D2:.D28])" office:value-type="percentage" office:value="0.0710742273038785" calcext:value-type="percentage">
            <text:p>7,11%</text:p>
          </table:table-cell>
          <table:table-cell table:style-name="ce29" table:formula="of:=ABS(SUM([$Registrado.E2:.E28]) - SUM([$Previsto.E2:.E28]))/SUM([$Registrado.E2:.E28])" office:value-type="percentage" office:value="0.0951904420935201" calcext:value-type="percentage">
            <text:p>9,52%</text:p>
          </table:table-cell>
          <table:table-cell table:style-name="ce29" table:formula="of:=ABS(SUM([$Registrado.F2:.F28]) - SUM([$Previsto.F2:.F28]))/SUM([$Registrado.F2:.F28])" office:value-type="percentage" office:value="0.132841785840821" calcext:value-type="percentage">
            <text:p>13,28%</text:p>
          </table:table-cell>
          <table:table-cell table:style-name="ce29" table:formula="of:=ABS(SUM([$Registrado.G2:.G28]) - SUM([$Previsto.G2:.G28]))/SUM([$Registrado.G2:.G28])" office:value-type="percentage" office:value="0.0685187116039535" calcext:value-type="percentage">
            <text:p>6,85%</text:p>
          </table:table-cell>
          <table:table-cell table:style-name="ce29" table:formula="of:=ABS(SUM([$Registrado.H2:.H28]) - SUM([$Previsto.H2:.H28]))/SUM([$Registrado.H2:.H28])" office:value-type="percentage" office:value="0.0422132028241877" calcext:value-type="percentage">
            <text:p>4,22%</text:p>
          </table:table-cell>
          <table:table-cell table:style-name="ce29" table:formula="of:=ABS(SUM([$Registrado.I2:.I28]) - SUM([$Previsto.I2:.I28]))/SUM([$Registrado.I2:.I28])" office:value-type="percentage" office:value="0.0311269423762255" calcext:value-type="percentage">
            <text:p>3,11%</text:p>
          </table:table-cell>
          <table:table-cell table:style-name="ce29" table:formula="of:=ABS(SUM([$Registrado.J2:.J28]) - SUM([$Previsto.J2:.J28]))/SUM([$Registrado.J2:.J28])" office:value-type="percentage" office:value="0.103894704073326" calcext:value-type="percentage">
            <text:p>10,39%</text:p>
          </table:table-cell>
          <table:table-cell table:style-name="ce29" table:formula="of:=ABS(SUM([$Registrado.K2:.K28]) - SUM([$Previsto.K2:.K28]))/SUM([$Registrado.K2:.K28])" office:value-type="percentage" office:value="0.0801668745670079" calcext:value-type="percentage">
            <text:p>8,02%</text:p>
          </table:table-cell>
          <table:table-cell table:style-name="ce33" table:formula="of:=AVERAGE([.B34:.K34])" office:value-type="percentage" office:value="0.0719426434236272" calcext:value-type="percentage">
            <text:p>7,194%</text:p>
          </table:table-cell>
          <table:table-cell table:style-name="ce36" table:formula="of:=CONCATENATE(SUM([.B33:.K33]); &quot;/270&quot;)" office:value-type="string" office:string-value="88/270" calcext:value-type="string">
            <text:p>88/270</text:p>
          </table:table-cell>
          <table:table-cell table:style-name="ce22" table:formula="of:=SUM([.B33:.K33])/270" office:value-type="percentage" office:value="0.325925925925926" calcext:value-type="percentage">
            <text:p>32,593%</text:p>
          </table:table-cell>
          <table:table-cell table:number-columns-repeated="4"/>
          <table:table-cell table:style-name="ce81"/>
          <table:table-cell table:style-name="ce75"/>
          <table:table-cell table:number-columns-repeated="1003"/>
        </table:table-row>
        <table:table-row table:style-name="ro1">
          <table:table-cell table:style-name="ce26" office:value-type="string" calcext:value-type="string">
            <text:p>Trabalho Final de Graduação - MAC0499 - Pedro Fernandes</text:p>
          </table:table-cell>
          <table:table-cell table:style-name="ce26" table:number-columns-repeated="7"/>
          <table:table-cell table:style-name="ce34"/>
          <table:table-cell table:style-name="ce26" table:number-columns-repeated="5"/>
          <table:table-cell table:number-columns-repeated="1009"/>
        </table:table-row>
        <table:table-row table:style-name="ro1">
          <table:table-cell table:style-name="ce27" office:value-type="string" calcext:value-type="string">
            <text:p>"Métodos de Explicabilidade de Inteligência Artificial Usando Demanda de Cimento como Estudo de Caso."</text:p>
          </table:table-cell>
          <table:table-cell table:style-name="ce26" table:number-columns-repeated="13"/>
          <table:table-cell table:number-columns-repeated="1009"/>
        </table:table-row>
        <table:table-row table:style-name="ro1">
          <table:table-cell table:style-name="ce28" office:value-type="string" calcext:value-type="string">
            <text:p><text:span text:style-name="T1">Orientador:</text:span> Dr. Marcelo Finger</text:p>
          </table:table-cell>
          <table:table-cell table:style-name="ce26" table:number-columns-repeated="13"/>
          <table:table-cell table:number-columns-repeated="1009"/>
        </table:table-row>
        <table:table-row table:style-name="ro3" table:number-rows-repeated="1048538">
          <table:table-cell table:number-columns-repeated="1023"/>
        </table:table-row>
        <table:table-row table:style-name="ro3">
          <table:table-cell table:number-columns-repeated="1023"/>
        </table:table-row>
        <calcext:conditional-formats>
          <calcext:conditional-format calcext:target-range-address="Porcentagem.B2:Porcentagem.K2">
            <calcext:condition calcext:apply-style-name="Untitled1" calcext:value="&lt;=5%" calcext:base-cell-address="Porcentagem.B2"/>
            <calcext:condition calcext:apply-style-name="AlmostThere" calcext:value="&lt;=10%" calcext:base-cell-address="Porcentagem.B2"/>
            <calcext:condition calcext:apply-style-name="Untitled2" calcext:value="&lt;=&lt;15%" calcext:base-cell-address="Porcentagem.B2"/>
            <calcext:condition calcext:apply-style-name="Cold" calcext:value="&gt;15%" calcext:base-cell-address="Porcentagem.B2"/>
          </calcext:conditional-format>
          <calcext:conditional-format calcext:target-range-address="Porcentagem.B2:Porcentagem.K28">
            <calcext:condition calcext:apply-style-name="Untitled1" calcext:value="&lt;=5%" calcext:base-cell-address="Porcentagem.B2"/>
            <calcext:condition calcext:apply-style-name="Cold" calcext:value="&gt;15%" calcext:base-cell-address="Porcentagem.B2"/>
            <calcext:condition calcext:apply-style-name="AlmostThere" calcext:value="&lt;=10%" calcext:base-cell-address="Porcentagem.B2"/>
            <calcext:condition calcext:apply-style-name="Untitled2" calcext:value="&lt;=15%" calcext:base-cell-address="Porcentagem.B2"/>
          </calcext:conditional-format>
        </calcext:conditional-formats>
      </table:table>
      <table:table table:name="Experimental" table:style-name="ta1">
        <table:table-column table:style-name="co8" table:default-cell-style-name="ce19"/>
        <table:table-column table:style-name="co2" table:number-columns-repeated="9" table:default-cell-style-name="ce89"/>
        <table:table-column table:style-name="co2" table:default-cell-style-name="ce22"/>
        <table:table-column table:style-name="co2" table:default-cell-style-name="ce79"/>
        <table:table-column table:style-name="co2" table:default-cell-style-name="Default"/>
        <table:table-row table:style-name="ro3">
          <table:table-cell table:style-name="ce72" office:value-type="string" calcext:value-type="string">
            <text:p>% do Erro Absoluto</text:p>
          </table:table-cell>
          <table:table-cell table:style-name="ce20" office:value-type="float" office:value="2012" calcext:value-type="float">
            <text:p>2012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MEDIA</text:p>
          </table:table-cell>
          <table:table-cell table:style-name="ce20" office:value-type="string" calcext:value-type="string">
            <text:p>Desvio Padrão </text:p>
          </table:table-cell>
          <table:table-cell table:style-name="ce20" office:value-type="string" calcext:value-type="string">
            <text:p>&lt; 5%</text:p>
          </table:table-cell>
        </table:table-row>
        <table:table-row table:style-name="ro1">
          <table:table-cell office:value-type="string" calcext:value-type="string">
            <text:p>Acre</text:p>
          </table:table-cell>
          <table:table-cell table:formula="of:=ABS([$Registrado.B2]-[$Previsto.C2])/[$Registrado.B2]" office:value-type="percentage" office:value="0.00783888780015455" calcext:value-type="percentage">
            <text:p>0,784%</text:p>
          </table:table-cell>
          <table:table-cell table:formula="of:=ABS([$Registrado.C2]-[$Previsto.D2])/[$Registrado.C2]" office:value-type="percentage" office:value="0.0378113511503986" calcext:value-type="percentage">
            <text:p>3,781%</text:p>
          </table:table-cell>
          <table:table-cell table:formula="of:=ABS([$Registrado.D2]-[$Previsto.E2])/[$Registrado.D2]" office:value-type="percentage" office:value="0.00133365170142516" calcext:value-type="percentage">
            <text:p>0,133%</text:p>
          </table:table-cell>
          <table:table-cell table:formula="of:=ABS([$Registrado.E2]-[$Previsto.F2])/[$Registrado.E2]" office:value-type="percentage" office:value="0.0139814900386834" calcext:value-type="percentage">
            <text:p>1,398%</text:p>
          </table:table-cell>
          <table:table-cell table:formula="of:=ABS([$Registrado.F2]-[$Previsto.G2])/[$Registrado.F2]" office:value-type="percentage" office:value="0.0460204286895688" calcext:value-type="percentage">
            <text:p>4,602%</text:p>
          </table:table-cell>
          <table:table-cell table:formula="of:=ABS([$Registrado.G2]-[$Previsto.H2])/[$Registrado.G2]" office:value-type="percentage" office:value="0.0334438604301919" calcext:value-type="percentage">
            <text:p>3,344%</text:p>
          </table:table-cell>
          <table:table-cell table:formula="of:=ABS([$Registrado.H2]-[$Previsto.I2])/[$Registrado.H2]" office:value-type="percentage" office:value="0.000289180610103879" calcext:value-type="percentage">
            <text:p>0,029%</text:p>
          </table:table-cell>
          <table:table-cell table:formula="of:=ABS([$Registrado.I2]-[$Previsto.J2])/[$Registrado.I2]" office:value-type="percentage" office:value="0.0177302428399597" calcext:value-type="percentage">
            <text:p>1,773%</text:p>
          </table:table-cell>
          <table:table-cell table:formula="of:=ABS([$Registrado.J2]-[$Previsto.K2])/[$Registrado.J2]" office:value-type="percentage" office:value="0.0172889295804711" calcext:value-type="percentage">
            <text:p>1,729%</text:p>
          </table:table-cell>
          <table:table-cell table:formula="of:=AVERAGE([.B2:.J2])" office:value-type="percentage" office:value="0.0195264469823286" calcext:value-type="percentage">
            <text:p>1,953%</text:p>
          </table:table-cell>
          <table:table-cell table:formula="of:=STDEV([.B2:.J2])" office:value-type="percentage" office:value="0.0162272603295158" calcext:value-type="percentage">
            <text:p>1,62%</text:p>
          </table:table-cell>
          <table:table-cell table:formula="of:=COUNTIF([.B2:.J2]; &quot;&lt;0,05&quot;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lagoas</text:p>
          </table:table-cell>
          <table:table-cell table:formula="of:=ABS([$Registrado.B3]-[$Previsto.C3])/[$Registrado.B3]" office:value-type="percentage" office:value="0.0603588269828043" calcext:value-type="percentage">
            <text:p>6,036%</text:p>
          </table:table-cell>
          <table:table-cell table:formula="of:=ABS([$Registrado.C3]-[$Previsto.D3])/[$Registrado.C3]" office:value-type="percentage" office:value="0.0177349549834149" calcext:value-type="percentage">
            <text:p>1,773%</text:p>
          </table:table-cell>
          <table:table-cell table:formula="of:=ABS([$Registrado.D3]-[$Previsto.E3])/[$Registrado.D3]" office:value-type="percentage" office:value="0.131401278942643" calcext:value-type="percentage">
            <text:p>13,140%</text:p>
          </table:table-cell>
          <table:table-cell table:formula="of:=ABS([$Registrado.E3]-[$Previsto.F3])/[$Registrado.E3]" office:value-type="percentage" office:value="0.0074996303415644" calcext:value-type="percentage">
            <text:p>0,750%</text:p>
          </table:table-cell>
          <table:table-cell table:formula="of:=ABS([$Registrado.F3]-[$Previsto.G3])/[$Registrado.F3]" office:value-type="percentage" office:value="0.0000816954024055262" calcext:value-type="percentage">
            <text:p>0,008%</text:p>
          </table:table-cell>
          <table:table-cell table:formula="of:=ABS([$Registrado.G3]-[$Previsto.H3])/[$Registrado.G3]" office:value-type="percentage" office:value="0.0847595447516614" calcext:value-type="percentage">
            <text:p>8,476%</text:p>
          </table:table-cell>
          <table:table-cell table:formula="of:=ABS([$Registrado.H3]-[$Previsto.I3])/[$Registrado.H3]" office:value-type="percentage" office:value="0.0787503159181609" calcext:value-type="percentage">
            <text:p>7,875%</text:p>
          </table:table-cell>
          <table:table-cell table:formula="of:=ABS([$Registrado.I3]-[$Previsto.J3])/[$Registrado.I3]" office:value-type="percentage" office:value="0.0000632336686403427" calcext:value-type="percentage">
            <text:p>0,006%</text:p>
          </table:table-cell>
          <table:table-cell table:formula="of:=ABS([$Registrado.J3]-[$Previsto.K3])/[$Registrado.J3]" office:value-type="percentage" office:value="0.0000619110922321498" calcext:value-type="percentage">
            <text:p>0,006%</text:p>
          </table:table-cell>
          <table:table-cell table:formula="of:=AVERAGE([.B3:.J3])" office:value-type="percentage" office:value="0.0423012657870586" calcext:value-type="percentage">
            <text:p>4,230%</text:p>
          </table:table-cell>
          <table:table-cell table:formula="of:=STDEV([.B3:.J3])" office:value-type="percentage" office:value="0.0481683124453695" calcext:value-type="percentage">
            <text:p>4,82%</text:p>
          </table:table-cell>
          <table:table-cell table:formula="of:=COUNTIF([.B3:.J3]; &quot;&lt;0,05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mapá</text:p>
          </table:table-cell>
          <table:table-cell table:formula="of:=ABS([$Registrado.B4]-[$Previsto.C4])/[$Registrado.B4]" office:value-type="percentage" office:value="0.188733149509804" calcext:value-type="percentage">
            <text:p>18,873%</text:p>
          </table:table-cell>
          <table:table-cell table:formula="of:=ABS([$Registrado.C4]-[$Previsto.D4])/[$Registrado.C4]" office:value-type="percentage" office:value="0.00721302575852525" calcext:value-type="percentage">
            <text:p>0,721%</text:p>
          </table:table-cell>
          <table:table-cell table:formula="of:=ABS([$Registrado.D4]-[$Previsto.E4])/[$Registrado.D4]" office:value-type="percentage" office:value="0.076754839533011" calcext:value-type="percentage">
            <text:p>7,675%</text:p>
          </table:table-cell>
          <table:table-cell table:formula="of:=ABS([$Registrado.E4]-[$Previsto.F4])/[$Registrado.E4]" office:value-type="percentage" office:value="0.0901100121674769" calcext:value-type="percentage">
            <text:p>9,011%</text:p>
          </table:table-cell>
          <table:table-cell table:formula="of:=ABS([$Registrado.F4]-[$Previsto.G4])/[$Registrado.F4]" office:value-type="percentage" office:value="0.000215762661072828" calcext:value-type="percentage">
            <text:p>0,022%</text:p>
          </table:table-cell>
          <table:table-cell table:formula="of:=ABS([$Registrado.G4]-[$Previsto.H4])/[$Registrado.G4]" office:value-type="percentage" office:value="0.0000222187659698441" calcext:value-type="percentage">
            <text:p>0,002%</text:p>
          </table:table-cell>
          <table:table-cell table:formula="of:=ABS([$Registrado.H4]-[$Previsto.I4])/[$Registrado.H4]" office:value-type="percentage" office:value="0.110071586662019" calcext:value-type="percentage">
            <text:p>11,007%</text:p>
          </table:table-cell>
          <table:table-cell table:formula="of:=ABS([$Registrado.I4]-[$Previsto.J4])/[$Registrado.I4]" office:value-type="percentage" office:value="0.000665817749036749" calcext:value-type="percentage">
            <text:p>0,067%</text:p>
          </table:table-cell>
          <table:table-cell table:formula="of:=ABS([$Registrado.J4]-[$Previsto.K4])/[$Registrado.J4]" office:value-type="percentage" office:value="0" calcext:value-type="percentage">
            <text:p>0,000%</text:p>
          </table:table-cell>
          <table:table-cell table:formula="of:=AVERAGE([.B4:.J4])" office:value-type="percentage" office:value="0.0526429347563239" calcext:value-type="percentage">
            <text:p>5,264%</text:p>
          </table:table-cell>
          <table:table-cell table:formula="of:=STDEV([.B4:.J4])" office:value-type="percentage" office:value="0.0678768061288112" calcext:value-type="percentage">
            <text:p>6,79%</text:p>
          </table:table-cell>
          <table:table-cell table:formula="of:=COUNTIF([.B4:.J4]; &quot;&lt;0,05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mazonas</text:p>
          </table:table-cell>
          <table:table-cell table:formula="of:=ABS([$Registrado.B5]-[$Previsto.C5])/[$Registrado.B5]" office:value-type="percentage" office:value="0.00820960628465062" calcext:value-type="percentage">
            <text:p>0,821%</text:p>
          </table:table-cell>
          <table:table-cell table:formula="of:=ABS([$Registrado.C5]-[$Previsto.D5])/[$Registrado.C5]" office:value-type="percentage" office:value="0.0250268665240216" calcext:value-type="percentage">
            <text:p>2,503%</text:p>
          </table:table-cell>
          <table:table-cell table:formula="of:=ABS([$Registrado.D5]-[$Previsto.E5])/[$Registrado.D5]" office:value-type="percentage" office:value="0.00396206680690078" calcext:value-type="percentage">
            <text:p>0,396%</text:p>
          </table:table-cell>
          <table:table-cell table:formula="of:=ABS([$Registrado.E5]-[$Previsto.F5])/[$Registrado.E5]" office:value-type="percentage" office:value="0.0000789966620562551" calcext:value-type="percentage">
            <text:p>0,008%</text:p>
          </table:table-cell>
          <table:table-cell table:formula="of:=ABS([$Registrado.F5]-[$Previsto.G5])/[$Registrado.F5]" office:value-type="percentage" office:value="0.00064236324762633" calcext:value-type="percentage">
            <text:p>0,064%</text:p>
          </table:table-cell>
          <table:table-cell table:formula="of:=ABS([$Registrado.G5]-[$Previsto.H5])/[$Registrado.G5]" office:value-type="percentage" office:value="0.0000116412571976266" calcext:value-type="percentage">
            <text:p>0,001%</text:p>
          </table:table-cell>
          <table:table-cell table:formula="of:=ABS([$Registrado.H5]-[$Previsto.I5])/[$Registrado.H5]" office:value-type="percentage" office:value="0.702084945613218" calcext:value-type="percentage">
            <text:p>70,208%</text:p>
          </table:table-cell>
          <table:table-cell table:formula="of:=ABS([$Registrado.I5]-[$Previsto.J5])/[$Registrado.I5]" office:value-type="percentage" office:value="0.135841812823839" calcext:value-type="percentage">
            <text:p>13,584%</text:p>
          </table:table-cell>
          <table:table-cell table:formula="of:=ABS([$Registrado.J5]-[$Previsto.K5])/[$Registrado.J5]" office:value-type="percentage" office:value="0.00000335953772752924" calcext:value-type="percentage">
            <text:p>0,000%</text:p>
          </table:table-cell>
          <table:table-cell table:formula="of:=AVERAGE([.B5:.J5])" office:value-type="percentage" office:value="0.0973179620841376" calcext:value-type="percentage">
            <text:p>9,732%</text:p>
          </table:table-cell>
          <table:table-cell table:formula="of:=STDEV([.B5:.J5])" office:value-type="percentage" office:value="0.230989462948166" calcext:value-type="percentage">
            <text:p>23,10%</text:p>
          </table:table-cell>
          <table:table-cell table:formula="of:=COUNTIF([.B5:.J5]; &quot;&lt;0,05&quot;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ahia</text:p>
          </table:table-cell>
          <table:table-cell table:formula="of:=ABS([$Registrado.B6]-[$Previsto.C6])/[$Registrado.B6]" office:value-type="percentage" office:value="0.015158151462401" calcext:value-type="percentage">
            <text:p>1,516%</text:p>
          </table:table-cell>
          <table:table-cell table:formula="of:=ABS([$Registrado.C6]-[$Previsto.D6])/[$Registrado.C6]" office:value-type="percentage" office:value="0.000304609442638423" calcext:value-type="percentage">
            <text:p>0,030%</text:p>
          </table:table-cell>
          <table:table-cell table:formula="of:=ABS([$Registrado.D6]-[$Previsto.E6])/[$Registrado.D6]" office:value-type="percentage" office:value="0.0164129968385801" calcext:value-type="percentage">
            <text:p>1,641%</text:p>
          </table:table-cell>
          <table:table-cell table:formula="of:=ABS([$Registrado.E6]-[$Previsto.F6])/[$Registrado.E6]" office:value-type="percentage" office:value="0.040221285656914" calcext:value-type="percentage">
            <text:p>4,022%</text:p>
          </table:table-cell>
          <table:table-cell table:formula="of:=ABS([$Registrado.F6]-[$Previsto.G6])/[$Registrado.F6]" office:value-type="percentage" office:value="0.0303451098944895" calcext:value-type="percentage">
            <text:p>3,035%</text:p>
          </table:table-cell>
          <table:table-cell table:formula="of:=ABS([$Registrado.G6]-[$Previsto.H6])/[$Registrado.G6]" office:value-type="percentage" office:value="0.0000153429308262415" calcext:value-type="percentage">
            <text:p>0,002%</text:p>
          </table:table-cell>
          <table:table-cell table:formula="of:=ABS([$Registrado.H6]-[$Previsto.I6])/[$Registrado.H6]" office:value-type="percentage" office:value="0.0532049875725381" calcext:value-type="percentage">
            <text:p>5,320%</text:p>
          </table:table-cell>
          <table:table-cell table:formula="of:=ABS([$Registrado.I6]-[$Previsto.J6])/[$Registrado.I6]" office:value-type="percentage" office:value="0.0000492977383121547" calcext:value-type="percentage">
            <text:p>0,005%</text:p>
          </table:table-cell>
          <table:table-cell table:formula="of:=ABS([$Registrado.J6]-[$Previsto.K6])/[$Registrado.J6]" office:value-type="percentage" office:value="0.00265700991088093" calcext:value-type="percentage">
            <text:p>0,266%</text:p>
          </table:table-cell>
          <table:table-cell table:formula="of:=AVERAGE([.B6:.J6])" office:value-type="percentage" office:value="0.0175965323830645" calcext:value-type="percentage">
            <text:p>1,760%</text:p>
          </table:table-cell>
          <table:table-cell table:formula="of:=STDEV([.B6:.J6])" office:value-type="percentage" office:value="0.0196498022415476" calcext:value-type="percentage">
            <text:p>1,96%</text:p>
          </table:table-cell>
          <table:table-cell table:formula="of:=COUNTIF([.B6:.J6]; &quot;&lt;0,05&quot;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eara</text:p>
          </table:table-cell>
          <table:table-cell table:formula="of:=ABS([$Registrado.B7]-[$Previsto.C7])/[$Registrado.B7]" office:value-type="percentage" office:value="0.0488580116728063" calcext:value-type="percentage">
            <text:p>4,886%</text:p>
          </table:table-cell>
          <table:table-cell table:formula="of:=ABS([$Registrado.C7]-[$Previsto.D7])/[$Registrado.C7]" office:value-type="percentage" office:value="0.0798280614450838" calcext:value-type="percentage">
            <text:p>7,983%</text:p>
          </table:table-cell>
          <table:table-cell table:formula="of:=ABS([$Registrado.D7]-[$Previsto.E7])/[$Registrado.D7]" office:value-type="percentage" office:value="0.0000162898535083638" calcext:value-type="percentage">
            <text:p>0,002%</text:p>
          </table:table-cell>
          <table:table-cell table:formula="of:=ABS([$Registrado.E7]-[$Previsto.F7])/[$Registrado.E7]" office:value-type="percentage" office:value="0.0000667418166435281" calcext:value-type="percentage">
            <text:p>0,007%</text:p>
          </table:table-cell>
          <table:table-cell table:formula="of:=ABS([$Registrado.F7]-[$Previsto.G7])/[$Registrado.F7]" office:value-type="percentage" office:value="0.0359358541881449" calcext:value-type="percentage">
            <text:p>3,594%</text:p>
          </table:table-cell>
          <table:table-cell table:formula="of:=ABS([$Registrado.G7]-[$Previsto.H7])/[$Registrado.G7]" office:value-type="percentage" office:value="0.0005021723129113" calcext:value-type="percentage">
            <text:p>0,050%</text:p>
          </table:table-cell>
          <table:table-cell table:formula="of:=ABS([$Registrado.H7]-[$Previsto.I7])/[$Registrado.H7]" office:value-type="percentage" office:value="0.000184774575018503" calcext:value-type="percentage">
            <text:p>0,018%</text:p>
          </table:table-cell>
          <table:table-cell table:formula="of:=ABS([$Registrado.I7]-[$Previsto.J7])/[$Registrado.I7]" office:value-type="percentage" office:value="0.00000940495994079366" calcext:value-type="percentage">
            <text:p>0,001%</text:p>
          </table:table-cell>
          <table:table-cell table:formula="of:=ABS([$Registrado.J7]-[$Previsto.K7])/[$Registrado.J7]" office:value-type="percentage" office:value="0.00000053637594374079" calcext:value-type="percentage">
            <text:p>0,000%</text:p>
          </table:table-cell>
          <table:table-cell table:formula="of:=AVERAGE([.B7:.J7])" office:value-type="percentage" office:value="0.0183779830222224" calcext:value-type="percentage">
            <text:p>1,838%</text:p>
          </table:table-cell>
          <table:table-cell table:formula="of:=STDEV([.B7:.J7])" office:value-type="percentage" office:value="0.0296047907915504" calcext:value-type="percentage">
            <text:p>2,96%</text:p>
          </table:table-cell>
          <table:table-cell table:formula="of:=COUNTIF([.B7:.J7]; &quot;&lt;0,05&quot;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table:formula="of:=ABS([$Registrado.B8]-[$Previsto.C8])/[$Registrado.B8]" office:value-type="percentage" office:value="0.000281373769782374" calcext:value-type="percentage">
            <text:p>0,028%</text:p>
          </table:table-cell>
          <table:table-cell table:formula="of:=ABS([$Registrado.C8]-[$Previsto.D8])/[$Registrado.C8]" office:value-type="percentage" office:value="0.0603540239343305" calcext:value-type="percentage">
            <text:p>6,035%</text:p>
          </table:table-cell>
          <table:table-cell table:formula="of:=ABS([$Registrado.D8]-[$Previsto.E8])/[$Registrado.D8]" office:value-type="percentage" office:value="0.146587033851089" calcext:value-type="percentage">
            <text:p>14,659%</text:p>
          </table:table-cell>
          <table:table-cell table:formula="of:=ABS([$Registrado.E8]-[$Previsto.F8])/[$Registrado.E8]" office:value-type="percentage" office:value="0.0170304514086642" calcext:value-type="percentage">
            <text:p>1,703%</text:p>
          </table:table-cell>
          <table:table-cell table:formula="of:=ABS([$Registrado.F8]-[$Previsto.G8])/[$Registrado.F8]" office:value-type="percentage" office:value="0.0800760153909251" calcext:value-type="percentage">
            <text:p>8,008%</text:p>
          </table:table-cell>
          <table:table-cell table:formula="of:=ABS([$Registrado.G8]-[$Previsto.H8])/[$Registrado.G8]" office:value-type="percentage" office:value="0.136494562521594" calcext:value-type="percentage">
            <text:p>13,649%</text:p>
          </table:table-cell>
          <table:table-cell table:formula="of:=ABS([$Registrado.H8]-[$Previsto.I8])/[$Registrado.H8]" office:value-type="percentage" office:value="0.125633393448077" calcext:value-type="percentage">
            <text:p>12,563%</text:p>
          </table:table-cell>
          <table:table-cell table:formula="of:=ABS([$Registrado.I8]-[$Previsto.J8])/[$Registrado.I8]" office:value-type="percentage" office:value="0.00605781849463434" calcext:value-type="percentage">
            <text:p>0,606%</text:p>
          </table:table-cell>
          <table:table-cell table:formula="of:=ABS([$Registrado.J8]-[$Previsto.K8])/[$Registrado.J8]" office:value-type="percentage" office:value="0" calcext:value-type="percentage">
            <text:p>0,000%</text:p>
          </table:table-cell>
          <table:table-cell table:formula="of:=AVERAGE([.B8:.J8])" office:value-type="percentage" office:value="0.0636127414243441" calcext:value-type="percentage">
            <text:p>6,361%</text:p>
          </table:table-cell>
          <table:table-cell table:formula="of:=STDEV([.B8:.J8])" office:value-type="percentage" office:value="0.0610989308970147" calcext:value-type="percentage">
            <text:p>6,11%</text:p>
          </table:table-cell>
          <table:table-cell table:formula="of:=COUNTIF([.B8:.J8]; &quot;&lt;0,05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pirito Santo</text:p>
          </table:table-cell>
          <table:table-cell table:formula="of:=ABS([$Registrado.B9]-[$Previsto.C9])/[$Registrado.B9]" office:value-type="percentage" office:value="0.0287833827893174" calcext:value-type="percentage">
            <text:p>2,878%</text:p>
          </table:table-cell>
          <table:table-cell table:formula="of:=ABS([$Registrado.C9]-[$Previsto.D9])/[$Registrado.C9]" office:value-type="percentage" office:value="0.0311622335582234" calcext:value-type="percentage">
            <text:p>3,116%</text:p>
          </table:table-cell>
          <table:table-cell table:formula="of:=ABS([$Registrado.D9]-[$Previsto.E9])/[$Registrado.D9]" office:value-type="percentage" office:value="0.0000138884495166658" calcext:value-type="percentage">
            <text:p>0,001%</text:p>
          </table:table-cell>
          <table:table-cell table:formula="of:=ABS([$Registrado.E9]-[$Previsto.F9])/[$Registrado.E9]" office:value-type="percentage" office:value="0.00000079979333356559" calcext:value-type="percentage">
            <text:p>0,000%</text:p>
          </table:table-cell>
          <table:table-cell table:formula="of:=ABS([$Registrado.F9]-[$Previsto.G9])/[$Registrado.F9]" office:value-type="percentage" office:value="0.00000247746129580232" calcext:value-type="percentage">
            <text:p>0,000%</text:p>
          </table:table-cell>
          <table:table-cell table:formula="of:=ABS([$Registrado.G9]-[$Previsto.H9])/[$Registrado.G9]" office:value-type="percentage" office:value="0.0132389378595532" calcext:value-type="percentage">
            <text:p>1,324%</text:p>
          </table:table-cell>
          <table:table-cell table:formula="of:=ABS([$Registrado.H9]-[$Previsto.I9])/[$Registrado.H9]" office:value-type="percentage" office:value="0.0157974162370571" calcext:value-type="percentage">
            <text:p>1,580%</text:p>
          </table:table-cell>
          <table:table-cell table:formula="of:=ABS([$Registrado.I9]-[$Previsto.J9])/[$Registrado.I9]" office:value-type="percentage" office:value="0.0175549562858692" calcext:value-type="percentage">
            <text:p>1,755%</text:p>
          </table:table-cell>
          <table:table-cell table:formula="of:=ABS([$Registrado.J9]-[$Previsto.K9])/[$Registrado.J9]" office:value-type="percentage" office:value="0.00000087822913874383" calcext:value-type="percentage">
            <text:p>0,000%</text:p>
          </table:table-cell>
          <table:table-cell table:formula="of:=AVERAGE([.B9:.J9])" office:value-type="percentage" office:value="0.0118394411848117" calcext:value-type="percentage">
            <text:p>1,184%</text:p>
          </table:table-cell>
          <table:table-cell table:formula="of:=STDEV([.B9:.J9])" office:value-type="percentage" office:value="0.0126046675038883" calcext:value-type="percentage">
            <text:p>1,26%</text:p>
          </table:table-cell>
          <table:table-cell table:formula="of:=COUNTIF([.B9:.J9]; &quot;&lt;0,05&quot;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oiais</text:p>
          </table:table-cell>
          <table:table-cell table:formula="of:=ABS([$Registrado.B10]-[$Previsto.C10])/[$Registrado.B10]" office:value-type="percentage" office:value="0.0113753469258702" calcext:value-type="percentage">
            <text:p>1,138%</text:p>
          </table:table-cell>
          <table:table-cell table:formula="of:=ABS([$Registrado.C10]-[$Previsto.D10])/[$Registrado.C10]" office:value-type="percentage" office:value="0.00829190471491106" calcext:value-type="percentage">
            <text:p>0,829%</text:p>
          </table:table-cell>
          <table:table-cell table:formula="of:=ABS([$Registrado.D10]-[$Previsto.E10])/[$Registrado.D10]" office:value-type="percentage" office:value="0.0356763363601135" calcext:value-type="percentage">
            <text:p>3,568%</text:p>
          </table:table-cell>
          <table:table-cell table:formula="of:=ABS([$Registrado.E10]-[$Previsto.F10])/[$Registrado.E10]" office:value-type="percentage" office:value="0.0000198626300506425" calcext:value-type="percentage">
            <text:p>0,002%</text:p>
          </table:table-cell>
          <table:table-cell table:formula="of:=ABS([$Registrado.F10]-[$Previsto.G10])/[$Registrado.F10]" office:value-type="percentage" office:value="0.00464681599875989" calcext:value-type="percentage">
            <text:p>0,465%</text:p>
          </table:table-cell>
          <table:table-cell table:formula="of:=ABS([$Registrado.G10]-[$Previsto.H10])/[$Registrado.G10]" office:value-type="percentage" office:value="0.000519744567568043" calcext:value-type="percentage">
            <text:p>0,052%</text:p>
          </table:table-cell>
          <table:table-cell table:formula="of:=ABS([$Registrado.H10]-[$Previsto.I10])/[$Registrado.H10]" office:value-type="percentage" office:value="0.0000359191783445616" calcext:value-type="percentage">
            <text:p>0,004%</text:p>
          </table:table-cell>
          <table:table-cell table:formula="of:=ABS([$Registrado.I10]-[$Previsto.J10])/[$Registrado.I10]" office:value-type="percentage" office:value="0.0154363952433484" calcext:value-type="percentage">
            <text:p>1,544%</text:p>
          </table:table-cell>
          <table:table-cell table:formula="of:=ABS([$Registrado.J10]-[$Previsto.K10])/[$Registrado.J10]" office:value-type="percentage" office:value="0.0433267653167718" calcext:value-type="percentage">
            <text:p>4,333%</text:p>
          </table:table-cell>
          <table:table-cell table:formula="of:=AVERAGE([.B10:.J10])" office:value-type="percentage" office:value="0.0132587878817487" calcext:value-type="percentage">
            <text:p>1,326%</text:p>
          </table:table-cell>
          <table:table-cell table:formula="of:=STDEV([.B10:.J10])" office:value-type="percentage" office:value="0.0159144261666222" calcext:value-type="percentage">
            <text:p>1,59%</text:p>
          </table:table-cell>
          <table:table-cell table:formula="of:=COUNTIF([.B10:.J10]; &quot;&lt;0,05&quot;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aranhão</text:p>
          </table:table-cell>
          <table:table-cell table:formula="of:=ABS([$Registrado.B11]-[$Previsto.C11])/[$Registrado.B11]" office:value-type="percentage" office:value="0.0807080201730803" calcext:value-type="percentage">
            <text:p>8,071%</text:p>
          </table:table-cell>
          <table:table-cell table:formula="of:=ABS([$Registrado.C11]-[$Previsto.D11])/[$Registrado.C11]" office:value-type="percentage" office:value="0.118617512994802" calcext:value-type="percentage">
            <text:p>11,862%</text:p>
          </table:table-cell>
          <table:table-cell table:formula="of:=ABS([$Registrado.D11]-[$Previsto.E11])/[$Registrado.D11]" office:value-type="percentage" office:value="0.116995329945811" calcext:value-type="percentage">
            <text:p>11,700%</text:p>
          </table:table-cell>
          <table:table-cell table:formula="of:=ABS([$Registrado.E11]-[$Previsto.F11])/[$Registrado.E11]" office:value-type="percentage" office:value="0.000299620061619317" calcext:value-type="percentage">
            <text:p>0,030%</text:p>
          </table:table-cell>
          <table:table-cell table:formula="of:=ABS([$Registrado.F11]-[$Previsto.G11])/[$Registrado.F11]" office:value-type="percentage" office:value="0.000164513000617187" calcext:value-type="percentage">
            <text:p>0,016%</text:p>
          </table:table-cell>
          <table:table-cell table:formula="of:=ABS([$Registrado.G11]-[$Previsto.H11])/[$Registrado.G11]" office:value-type="percentage" office:value="0.100123363935958" calcext:value-type="percentage">
            <text:p>10,012%</text:p>
          </table:table-cell>
          <table:table-cell table:formula="of:=ABS([$Registrado.H11]-[$Previsto.I11])/[$Registrado.H11]" office:value-type="percentage" office:value="0.305032452814088" calcext:value-type="percentage">
            <text:p>30,503%</text:p>
          </table:table-cell>
          <table:table-cell table:formula="of:=ABS([$Registrado.I11]-[$Previsto.J11])/[$Registrado.I11]" office:value-type="percentage" office:value="0.182233591070287" calcext:value-type="percentage">
            <text:p>18,223%</text:p>
          </table:table-cell>
          <table:table-cell table:formula="of:=ABS([$Registrado.J11]-[$Previsto.K11])/[$Registrado.J11]" office:value-type="percentage" office:value="0.000116542370856959" calcext:value-type="percentage">
            <text:p>0,012%</text:p>
          </table:table-cell>
          <table:table-cell table:formula="of:=AVERAGE([.B11:.J11])" office:value-type="percentage" office:value="0.100476771818569" calcext:value-type="percentage">
            <text:p>10,048%</text:p>
          </table:table-cell>
          <table:table-cell table:formula="of:=STDEV([.B11:.J11])" office:value-type="percentage" office:value="0.0998062300607842" calcext:value-type="percentage">
            <text:p>9,98%</text:p>
          </table:table-cell>
          <table:table-cell table:formula="of:=COUNTIF([.B11:.J11]; &quot;&lt;0,05&quot;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to Grosso</text:p>
          </table:table-cell>
          <table:table-cell table:formula="of:=ABS([$Registrado.B12]-[$Previsto.C12])/[$Registrado.B12]" office:value-type="percentage" office:value="0.0642167901159505" calcext:value-type="percentage">
            <text:p>6,422%</text:p>
          </table:table-cell>
          <table:table-cell table:formula="of:=ABS([$Registrado.C12]-[$Previsto.D12])/[$Registrado.C12]" office:value-type="percentage" office:value="0.134209409405452" calcext:value-type="percentage">
            <text:p>13,421%</text:p>
          </table:table-cell>
          <table:table-cell table:formula="of:=ABS([$Registrado.D12]-[$Previsto.E12])/[$Registrado.D12]" office:value-type="percentage" office:value="0.0239818485098857" calcext:value-type="percentage">
            <text:p>2,398%</text:p>
          </table:table-cell>
          <table:table-cell table:formula="of:=ABS([$Registrado.E12]-[$Previsto.F12])/[$Registrado.E12]" office:value-type="percentage" office:value="0.00995407299975831" calcext:value-type="percentage">
            <text:p>0,995%</text:p>
          </table:table-cell>
          <table:table-cell table:formula="of:=ABS([$Registrado.F12]-[$Previsto.G12])/[$Registrado.F12]" office:value-type="percentage" office:value="0.0493644333818349" calcext:value-type="percentage">
            <text:p>4,936%</text:p>
          </table:table-cell>
          <table:table-cell table:formula="of:=ABS([$Registrado.G12]-[$Previsto.H12])/[$Registrado.G12]" office:value-type="percentage" office:value="0.0602676266210295" calcext:value-type="percentage">
            <text:p>6,027%</text:p>
          </table:table-cell>
          <table:table-cell table:formula="of:=ABS([$Registrado.H12]-[$Previsto.I12])/[$Registrado.H12]" office:value-type="percentage" office:value="0.0617501249633466" calcext:value-type="percentage">
            <text:p>6,175%</text:p>
          </table:table-cell>
          <table:table-cell table:formula="of:=ABS([$Registrado.I12]-[$Previsto.J12])/[$Registrado.I12]" office:value-type="percentage" office:value="0.0166963564544861" calcext:value-type="percentage">
            <text:p>1,670%</text:p>
          </table:table-cell>
          <table:table-cell table:formula="of:=ABS([$Registrado.J12]-[$Previsto.K12])/[$Registrado.J12]" office:value-type="percentage" office:value="0.0663044135215456" calcext:value-type="percentage">
            <text:p>6,630%</text:p>
          </table:table-cell>
          <table:table-cell table:formula="of:=AVERAGE([.B12:.J12])" office:value-type="percentage" office:value="0.0540827862192543" calcext:value-type="percentage">
            <text:p>5,408%</text:p>
          </table:table-cell>
          <table:table-cell table:formula="of:=STDEV([.B12:.J12])" office:value-type="percentage" office:value="0.0371530618720978" calcext:value-type="percentage">
            <text:p>3,72%</text:p>
          </table:table-cell>
          <table:table-cell table:formula="of:=COUNTIF([.B12:.J12]; &quot;&lt;0,05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to Grosso do Sul</text:p>
          </table:table-cell>
          <table:table-cell table:formula="of:=ABS([$Registrado.B13]-[$Previsto.C13])/[$Registrado.B13]" office:value-type="percentage" office:value="0.0423269721918178" calcext:value-type="percentage">
            <text:p>4,233%</text:p>
          </table:table-cell>
          <table:table-cell table:formula="of:=ABS([$Registrado.C13]-[$Previsto.D13])/[$Registrado.C13]" office:value-type="percentage" office:value="0.115172154990045" calcext:value-type="percentage">
            <text:p>11,517%</text:p>
          </table:table-cell>
          <table:table-cell table:formula="of:=ABS([$Registrado.D13]-[$Previsto.E13])/[$Registrado.D13]" office:value-type="percentage" office:value="0.0591606696797297" calcext:value-type="percentage">
            <text:p>5,916%</text:p>
          </table:table-cell>
          <table:table-cell table:formula="of:=ABS([$Registrado.E13]-[$Previsto.F13])/[$Registrado.E13]" office:value-type="percentage" office:value="0.0339533206244526" calcext:value-type="percentage">
            <text:p>3,395%</text:p>
          </table:table-cell>
          <table:table-cell table:formula="of:=ABS([$Registrado.F13]-[$Previsto.G13])/[$Registrado.F13]" office:value-type="percentage" office:value="0.0299446014922552" calcext:value-type="percentage">
            <text:p>2,994%</text:p>
          </table:table-cell>
          <table:table-cell table:formula="of:=ABS([$Registrado.G13]-[$Previsto.H13])/[$Registrado.G13]" office:value-type="percentage" office:value="0.0228393238971852" calcext:value-type="percentage">
            <text:p>2,284%</text:p>
          </table:table-cell>
          <table:table-cell table:formula="of:=ABS([$Registrado.H13]-[$Previsto.I13])/[$Registrado.H13]" office:value-type="percentage" office:value="0.0228313862570141" calcext:value-type="percentage">
            <text:p>2,283%</text:p>
          </table:table-cell>
          <table:table-cell table:formula="of:=ABS([$Registrado.I13]-[$Previsto.J13])/[$Registrado.I13]" office:value-type="percentage" office:value="0.00105193849318951" calcext:value-type="percentage">
            <text:p>0,105%</text:p>
          </table:table-cell>
          <table:table-cell table:formula="of:=ABS([$Registrado.J13]-[$Previsto.K13])/[$Registrado.J13]" office:value-type="percentage" office:value="0.0314841842116671" calcext:value-type="percentage">
            <text:p>3,148%</text:p>
          </table:table-cell>
          <table:table-cell table:formula="of:=AVERAGE([.B13:.J13])" office:value-type="percentage" office:value="0.0398627279819284" calcext:value-type="percentage">
            <text:p>3,986%</text:p>
          </table:table-cell>
          <table:table-cell table:formula="of:=STDEV([.B13:.J13])" office:value-type="percentage" office:value="0.0322870396637779" calcext:value-type="percentage">
            <text:p>3,23%</text:p>
          </table:table-cell>
          <table:table-cell table:formula="of:=COUNTIF([.B13:.J13]; &quot;&lt;0,05&quot;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inas Gerais</text:p>
          </table:table-cell>
          <table:table-cell table:formula="of:=ABS([$Registrado.B14]-[$Previsto.C14])/[$Registrado.B14]" office:value-type="percentage" office:value="0.00000181970222391687" calcext:value-type="percentage">
            <text:p>0,000%</text:p>
          </table:table-cell>
          <table:table-cell table:formula="of:=ABS([$Registrado.C14]-[$Previsto.D14])/[$Registrado.C14]" office:value-type="percentage" office:value="0.00354554425972646" calcext:value-type="percentage">
            <text:p>0,355%</text:p>
          </table:table-cell>
          <table:table-cell table:formula="of:=ABS([$Registrado.D14]-[$Previsto.E14])/[$Registrado.D14]" office:value-type="percentage" office:value="0.00592409075453109" calcext:value-type="percentage">
            <text:p>0,592%</text:p>
          </table:table-cell>
          <table:table-cell table:formula="of:=ABS([$Registrado.E14]-[$Previsto.F14])/[$Registrado.E14]" office:value-type="percentage" office:value="0.000483305239039211" calcext:value-type="percentage">
            <text:p>0,048%</text:p>
          </table:table-cell>
          <table:table-cell table:formula="of:=ABS([$Registrado.F14]-[$Previsto.G14])/[$Registrado.F14]" office:value-type="percentage" office:value="0.0772399195615563" calcext:value-type="percentage">
            <text:p>7,724%</text:p>
          </table:table-cell>
          <table:table-cell table:formula="of:=ABS([$Registrado.G14]-[$Previsto.H14])/[$Registrado.G14]" office:value-type="percentage" office:value="0.0182831394790945" calcext:value-type="percentage">
            <text:p>1,828%</text:p>
          </table:table-cell>
          <table:table-cell table:formula="of:=ABS([$Registrado.H14]-[$Previsto.I14])/[$Registrado.H14]" office:value-type="percentage" office:value="0.0479691557112804" calcext:value-type="percentage">
            <text:p>4,797%</text:p>
          </table:table-cell>
          <table:table-cell table:formula="of:=ABS([$Registrado.I14]-[$Previsto.J14])/[$Registrado.I14]" office:value-type="percentage" office:value="0.114410408458471" calcext:value-type="percentage">
            <text:p>11,441%</text:p>
          </table:table-cell>
          <table:table-cell table:formula="of:=ABS([$Registrado.J14]-[$Previsto.K14])/[$Registrado.J14]" office:value-type="percentage" office:value="0.0623373542137283" calcext:value-type="percentage">
            <text:p>6,234%</text:p>
          </table:table-cell>
          <table:table-cell table:formula="of:=AVERAGE([.B14:.J14])" office:value-type="percentage" office:value="0.0366883041532946" calcext:value-type="percentage">
            <text:p>3,669%</text:p>
          </table:table-cell>
          <table:table-cell table:formula="of:=STDEV([.B14:.J14])" office:value-type="percentage" office:value="0.0410953463371643" calcext:value-type="percentage">
            <text:p>4,11%</text:p>
          </table:table-cell>
          <table:table-cell table:formula="of:=COUNTIF([.B14:.J14]; &quot;&lt;0,05&quot;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ará</text:p>
          </table:table-cell>
          <table:table-cell table:formula="of:=ABS([$Registrado.B15]-[$Previsto.C15])/[$Registrado.B15]" office:value-type="percentage" office:value="0.0457058803373619" calcext:value-type="percentage">
            <text:p>4,571%</text:p>
          </table:table-cell>
          <table:table-cell table:formula="of:=ABS([$Registrado.C15]-[$Previsto.D15])/[$Registrado.C15]" office:value-type="percentage" office:value="0.0704155251771753" calcext:value-type="percentage">
            <text:p>7,042%</text:p>
          </table:table-cell>
          <table:table-cell table:formula="of:=ABS([$Registrado.D15]-[$Previsto.E15])/[$Registrado.D15]" office:value-type="percentage" office:value="0.0227067241995759" calcext:value-type="percentage">
            <text:p>2,271%</text:p>
          </table:table-cell>
          <table:table-cell table:formula="of:=ABS([$Registrado.E15]-[$Previsto.F15])/[$Registrado.E15]" office:value-type="percentage" office:value="0.107330153379385" calcext:value-type="percentage">
            <text:p>10,733%</text:p>
          </table:table-cell>
          <table:table-cell table:formula="of:=ABS([$Registrado.F15]-[$Previsto.G15])/[$Registrado.F15]" office:value-type="percentage" office:value="0.0000580413676657756" calcext:value-type="percentage">
            <text:p>0,006%</text:p>
          </table:table-cell>
          <table:table-cell table:formula="of:=ABS([$Registrado.G15]-[$Previsto.H15])/[$Registrado.G15]" office:value-type="percentage" office:value="0.000152721510089865" calcext:value-type="percentage">
            <text:p>0,015%</text:p>
          </table:table-cell>
          <table:table-cell table:formula="of:=ABS([$Registrado.H15]-[$Previsto.I15])/[$Registrado.H15]" office:value-type="percentage" office:value="0.116412573139598" calcext:value-type="percentage">
            <text:p>11,641%</text:p>
          </table:table-cell>
          <table:table-cell table:formula="of:=ABS([$Registrado.I15]-[$Previsto.J15])/[$Registrado.I15]" office:value-type="percentage" office:value="0.192401125391966" calcext:value-type="percentage">
            <text:p>19,240%</text:p>
          </table:table-cell>
          <table:table-cell table:formula="of:=ABS([$Registrado.J15]-[$Previsto.K15])/[$Registrado.J15]" office:value-type="percentage" office:value="0.00000069225854193484" calcext:value-type="percentage">
            <text:p>0,000%</text:p>
          </table:table-cell>
          <table:table-cell table:formula="of:=AVERAGE([.B15:.J15])" office:value-type="percentage" office:value="0.06168704852904" calcext:value-type="percentage">
            <text:p>6,169%</text:p>
          </table:table-cell>
          <table:table-cell table:formula="of:=STDEV([.B15:.J15])" office:value-type="percentage" office:value="0.0665255685393856" calcext:value-type="percentage">
            <text:p>6,65%</text:p>
          </table:table-cell>
          <table:table-cell table:formula="of:=COUNTIF([.B15:.J15]; &quot;&lt;0,05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raíba</text:p>
          </table:table-cell>
          <table:table-cell table:formula="of:=ABS([$Registrado.B16]-[$Previsto.C16])/[$Registrado.B16]" office:value-type="percentage" office:value="0.0712301653832525" calcext:value-type="percentage">
            <text:p>7,123%</text:p>
          </table:table-cell>
          <table:table-cell table:formula="of:=ABS([$Registrado.C16]-[$Previsto.D16])/[$Registrado.C16]" office:value-type="percentage" office:value="0.0321592161145095" calcext:value-type="percentage">
            <text:p>3,216%</text:p>
          </table:table-cell>
          <table:table-cell table:formula="of:=ABS([$Registrado.D16]-[$Previsto.E16])/[$Registrado.D16]" office:value-type="percentage" office:value="0.0000072567068097054" calcext:value-type="percentage">
            <text:p>0,001%</text:p>
          </table:table-cell>
          <table:table-cell table:formula="of:=ABS([$Registrado.E16]-[$Previsto.F16])/[$Registrado.E16]" office:value-type="percentage" office:value="0.0728716801332034" calcext:value-type="percentage">
            <text:p>7,287%</text:p>
          </table:table-cell>
          <table:table-cell table:formula="of:=ABS([$Registrado.F16]-[$Previsto.G16])/[$Registrado.F16]" office:value-type="percentage" office:value="0.0273615761508927" calcext:value-type="percentage">
            <text:p>2,736%</text:p>
          </table:table-cell>
          <table:table-cell table:formula="of:=ABS([$Registrado.G16]-[$Previsto.H16])/[$Registrado.G16]" office:value-type="percentage" office:value="0.00152987646533676" calcext:value-type="percentage">
            <text:p>0,153%</text:p>
          </table:table-cell>
          <table:table-cell table:formula="of:=ABS([$Registrado.H16]-[$Previsto.I16])/[$Registrado.H16]" office:value-type="percentage" office:value="0.00491686276172513" calcext:value-type="percentage">
            <text:p>0,492%</text:p>
          </table:table-cell>
          <table:table-cell table:formula="of:=ABS([$Registrado.I16]-[$Previsto.J16])/[$Registrado.I16]" office:value-type="percentage" office:value="0.00021194154054196" calcext:value-type="percentage">
            <text:p>0,021%</text:p>
          </table:table-cell>
          <table:table-cell table:formula="of:=ABS([$Registrado.J16]-[$Previsto.K16])/[$Registrado.J16]" office:value-type="percentage" office:value="0.00807934627372608" calcext:value-type="percentage">
            <text:p>0,808%</text:p>
          </table:table-cell>
          <table:table-cell table:formula="of:=AVERAGE([.B16:.J16])" office:value-type="percentage" office:value="0.024263102392222" calcext:value-type="percentage">
            <text:p>2,426%</text:p>
          </table:table-cell>
          <table:table-cell table:formula="of:=STDEV([.B16:.J16])" office:value-type="percentage" office:value="0.0294967008468049" calcext:value-type="percentage">
            <text:p>2,95%</text:p>
          </table:table-cell>
          <table:table-cell table:formula="of:=COUNTIF([.B16:.J16]; &quot;&lt;0,05&quot;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araná</text:p>
          </table:table-cell>
          <table:table-cell table:formula="of:=ABS([$Registrado.B17]-[$Previsto.C17])/[$Registrado.B17]" office:value-type="percentage" office:value="0.0366942598987523" calcext:value-type="percentage">
            <text:p>3,669%</text:p>
          </table:table-cell>
          <table:table-cell table:formula="of:=ABS([$Registrado.C17]-[$Previsto.D17])/[$Registrado.C17]" office:value-type="percentage" office:value="0.0341027921364854" calcext:value-type="percentage">
            <text:p>3,410%</text:p>
          </table:table-cell>
          <table:table-cell table:formula="of:=ABS([$Registrado.D17]-[$Previsto.E17])/[$Registrado.D17]" office:value-type="percentage" office:value="0.0770559173213267" calcext:value-type="percentage">
            <text:p>7,706%</text:p>
          </table:table-cell>
          <table:table-cell table:formula="of:=ABS([$Registrado.E17]-[$Previsto.F17])/[$Registrado.E17]" office:value-type="percentage" office:value="0.00350176426808306" calcext:value-type="percentage">
            <text:p>0,350%</text:p>
          </table:table-cell>
          <table:table-cell table:formula="of:=ABS([$Registrado.F17]-[$Previsto.G17])/[$Registrado.F17]" office:value-type="percentage" office:value="0.0000139558900833147" calcext:value-type="percentage">
            <text:p>0,001%</text:p>
          </table:table-cell>
          <table:table-cell table:formula="of:=ABS([$Registrado.G17]-[$Previsto.H17])/[$Registrado.G17]" office:value-type="percentage" office:value="0.0000693315850794092" calcext:value-type="percentage">
            <text:p>0,007%</text:p>
          </table:table-cell>
          <table:table-cell table:formula="of:=ABS([$Registrado.H17]-[$Previsto.I17])/[$Registrado.H17]" office:value-type="percentage" office:value="0.00938024897743493" calcext:value-type="percentage">
            <text:p>0,938%</text:p>
          </table:table-cell>
          <table:table-cell table:formula="of:=ABS([$Registrado.I17]-[$Previsto.J17])/[$Registrado.I17]" office:value-type="percentage" office:value="0.0000517563627319246" calcext:value-type="percentage">
            <text:p>0,005%</text:p>
          </table:table-cell>
          <table:table-cell table:formula="of:=ABS([$Registrado.J17]-[$Previsto.K17])/[$Registrado.J17]" office:value-type="percentage" office:value="0.0285411608270224" calcext:value-type="percentage">
            <text:p>2,854%</text:p>
          </table:table-cell>
          <table:table-cell table:formula="of:=AVERAGE([.B17:.J17])" office:value-type="percentage" office:value="0.021045687474111" calcext:value-type="percentage">
            <text:p>2,105%</text:p>
          </table:table-cell>
          <table:table-cell table:formula="of:=STDEV([.B17:.J17])" office:value-type="percentage" office:value="0.0259221233927449" calcext:value-type="percentage">
            <text:p>2,59%</text:p>
          </table:table-cell>
          <table:table-cell table:formula="of:=COUNTIF([.B17:.J17]; &quot;&lt;0,05&quot;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nambuco</text:p>
          </table:table-cell>
          <table:table-cell table:formula="of:=ABS([$Registrado.B18]-[$Previsto.C18])/[$Registrado.B18]" office:value-type="percentage" office:value="0.00815290499701269" calcext:value-type="percentage">
            <text:p>0,815%</text:p>
          </table:table-cell>
          <table:table-cell table:formula="of:=ABS([$Registrado.C18]-[$Previsto.D18])/[$Registrado.C18]" office:value-type="percentage" office:value="0.0340222285490278" calcext:value-type="percentage">
            <text:p>3,402%</text:p>
          </table:table-cell>
          <table:table-cell table:formula="of:=ABS([$Registrado.D18]-[$Previsto.E18])/[$Registrado.D18]" office:value-type="percentage" office:value="0.00000670323954159957" calcext:value-type="percentage">
            <text:p>0,001%</text:p>
          </table:table-cell>
          <table:table-cell table:formula="of:=ABS([$Registrado.E18]-[$Previsto.F18])/[$Registrado.E18]" office:value-type="percentage" office:value="0.0245396885564887" calcext:value-type="percentage">
            <text:p>2,454%</text:p>
          </table:table-cell>
          <table:table-cell table:formula="of:=ABS([$Registrado.F18]-[$Previsto.G18])/[$Registrado.F18]" office:value-type="percentage" office:value="0.0243249272782013" calcext:value-type="percentage">
            <text:p>2,432%</text:p>
          </table:table-cell>
          <table:table-cell table:formula="of:=ABS([$Registrado.G18]-[$Previsto.H18])/[$Registrado.G18]" office:value-type="percentage" office:value="0.0890458950980213" calcext:value-type="percentage">
            <text:p>8,905%</text:p>
          </table:table-cell>
          <table:table-cell table:formula="of:=ABS([$Registrado.H18]-[$Previsto.I18])/[$Registrado.H18]" office:value-type="percentage" office:value="0.00182005636460467" calcext:value-type="percentage">
            <text:p>0,182%</text:p>
          </table:table-cell>
          <table:table-cell table:formula="of:=ABS([$Registrado.I18]-[$Previsto.J18])/[$Registrado.I18]" office:value-type="percentage" office:value="0.161057837319306" calcext:value-type="percentage">
            <text:p>16,106%</text:p>
          </table:table-cell>
          <table:table-cell table:formula="of:=ABS([$Registrado.J18]-[$Previsto.K18])/[$Registrado.J18]" office:value-type="percentage" office:value="0.00000049533542627891" calcext:value-type="percentage">
            <text:p>0,000%</text:p>
          </table:table-cell>
          <table:table-cell table:formula="of:=AVERAGE([.B18:.J18])" office:value-type="percentage" office:value="0.0381078596375145" calcext:value-type="percentage">
            <text:p>3,811%</text:p>
          </table:table-cell>
          <table:table-cell table:formula="of:=STDEV([.B18:.J18])" office:value-type="percentage" office:value="0.0538749833499143" calcext:value-type="percentage">
            <text:p>5,39%</text:p>
          </table:table-cell>
          <table:table-cell table:formula="of:=COUNTIF([.B18:.J18]; &quot;&lt;0,05&quot;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iauí</text:p>
          </table:table-cell>
          <table:table-cell table:formula="of:=ABS([$Registrado.B19]-[$Previsto.C19])/[$Registrado.B19]" office:value-type="percentage" office:value="0.0438857019850595" calcext:value-type="percentage">
            <text:p>4,389%</text:p>
          </table:table-cell>
          <table:table-cell table:formula="of:=ABS([$Registrado.C19]-[$Previsto.D19])/[$Registrado.C19]" office:value-type="percentage" office:value="0.0436182793834965" calcext:value-type="percentage">
            <text:p>4,362%</text:p>
          </table:table-cell>
          <table:table-cell table:formula="of:=ABS([$Registrado.D19]-[$Previsto.E19])/[$Registrado.D19]" office:value-type="percentage" office:value="0.0805133694934452" calcext:value-type="percentage">
            <text:p>8,051%</text:p>
          </table:table-cell>
          <table:table-cell table:formula="of:=ABS([$Registrado.E19]-[$Previsto.F19])/[$Registrado.E19]" office:value-type="percentage" office:value="0.0163684280044532" calcext:value-type="percentage">
            <text:p>1,637%</text:p>
          </table:table-cell>
          <table:table-cell table:formula="of:=ABS([$Registrado.F19]-[$Previsto.G19])/[$Registrado.F19]" office:value-type="percentage" office:value="0.0275938753060152" calcext:value-type="percentage">
            <text:p>2,759%</text:p>
          </table:table-cell>
          <table:table-cell table:formula="of:=ABS([$Registrado.G19]-[$Previsto.H19])/[$Registrado.G19]" office:value-type="percentage" office:value="0.00000841997892593325" calcext:value-type="percentage">
            <text:p>0,001%</text:p>
          </table:table-cell>
          <table:table-cell table:formula="of:=ABS([$Registrado.H19]-[$Previsto.I19])/[$Registrado.H19]" office:value-type="percentage" office:value="0.125172662134735" calcext:value-type="percentage">
            <text:p>12,517%</text:p>
          </table:table-cell>
          <table:table-cell table:formula="of:=ABS([$Registrado.I19]-[$Previsto.J19])/[$Registrado.I19]" office:value-type="percentage" office:value="0.0319359600932183" calcext:value-type="percentage">
            <text:p>3,194%</text:p>
          </table:table-cell>
          <table:table-cell table:formula="of:=ABS([$Registrado.J19]-[$Previsto.K19])/[$Registrado.J19]" office:value-type="percentage" office:value="0.000135758547713383" calcext:value-type="percentage">
            <text:p>0,014%</text:p>
          </table:table-cell>
          <table:table-cell table:formula="of:=AVERAGE([.B19:.J19])" office:value-type="percentage" office:value="0.0410258283252291" calcext:value-type="percentage">
            <text:p>4,103%</text:p>
          </table:table-cell>
          <table:table-cell table:formula="of:=STDEV([.B19:.J19])" office:value-type="percentage" office:value="0.0401252901521254" calcext:value-type="percentage">
            <text:p>4,01%</text:p>
          </table:table-cell>
          <table:table-cell table:formula="of:=COUNTIF([.B19:.J19]; &quot;&lt;0,05&quot;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io Grande do Sul</text:p>
          </table:table-cell>
          <table:table-cell table:formula="of:=ABS([$Registrado.B20]-[$Previsto.C20])/[$Registrado.B20]" office:value-type="percentage" office:value="0.00959949125362808" calcext:value-type="percentage">
            <text:p>0,960%</text:p>
          </table:table-cell>
          <table:table-cell table:formula="of:=ABS([$Registrado.C20]-[$Previsto.D20])/[$Registrado.C20]" office:value-type="percentage" office:value="0.000352281414374129" calcext:value-type="percentage">
            <text:p>0,035%</text:p>
          </table:table-cell>
          <table:table-cell table:formula="of:=ABS([$Registrado.D20]-[$Previsto.E20])/[$Registrado.D20]" office:value-type="percentage" office:value="0.0341981154002775" calcext:value-type="percentage">
            <text:p>3,420%</text:p>
          </table:table-cell>
          <table:table-cell table:formula="of:=ABS([$Registrado.E20]-[$Previsto.F20])/[$Registrado.E20]" office:value-type="percentage" office:value="0.00000940033579350665" calcext:value-type="percentage">
            <text:p>0,001%</text:p>
          </table:table-cell>
          <table:table-cell table:formula="of:=ABS([$Registrado.F20]-[$Previsto.G20])/[$Registrado.F20]" office:value-type="percentage" office:value="0.00408575568259669" calcext:value-type="percentage">
            <text:p>0,409%</text:p>
          </table:table-cell>
          <table:table-cell table:formula="of:=ABS([$Registrado.G20]-[$Previsto.H20])/[$Registrado.G20]" office:value-type="percentage" office:value="0.0158176840576" calcext:value-type="percentage">
            <text:p>1,582%</text:p>
          </table:table-cell>
          <table:table-cell table:formula="of:=ABS([$Registrado.H20]-[$Previsto.I20])/[$Registrado.H20]" office:value-type="percentage" office:value="0.00971610252947313" calcext:value-type="percentage">
            <text:p>0,972%</text:p>
          </table:table-cell>
          <table:table-cell table:formula="of:=ABS([$Registrado.I20]-[$Previsto.J20])/[$Registrado.I20]" office:value-type="percentage" office:value="0.00000072633140175885" calcext:value-type="percentage">
            <text:p>0,000%</text:p>
          </table:table-cell>
          <table:table-cell table:formula="of:=ABS([$Registrado.J20]-[$Previsto.K20])/[$Registrado.J20]" office:value-type="percentage" office:value="0.00679061221080766" calcext:value-type="percentage">
            <text:p>0,679%</text:p>
          </table:table-cell>
          <table:table-cell table:formula="of:=AVERAGE([.B20:.J20])" office:value-type="percentage" office:value="0.00895224102399472" calcext:value-type="percentage">
            <text:p>0,895%</text:p>
          </table:table-cell>
          <table:table-cell table:formula="of:=STDEV([.B20:.J20])" office:value-type="percentage" office:value="0.0108852511293231" calcext:value-type="percentage">
            <text:p>1,09%</text:p>
          </table:table-cell>
          <table:table-cell table:formula="of:=COUNTIF([.B20:.J20]; &quot;&lt;0,05&quot;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io de Janeiro</text:p>
          </table:table-cell>
          <table:table-cell table:formula="of:=ABS([$Registrado.B21]-[$Previsto.C21])/[$Registrado.B21]" office:value-type="percentage" office:value="0.0213951992888336" calcext:value-type="percentage">
            <text:p>2,140%</text:p>
          </table:table-cell>
          <table:table-cell table:formula="of:=ABS([$Registrado.C21]-[$Previsto.D21])/[$Registrado.C21]" office:value-type="percentage" office:value="0.00953257667782171" calcext:value-type="percentage">
            <text:p>0,953%</text:p>
          </table:table-cell>
          <table:table-cell table:formula="of:=ABS([$Registrado.D21]-[$Previsto.E21])/[$Registrado.D21]" office:value-type="percentage" office:value="0.0000783483010766179" calcext:value-type="percentage">
            <text:p>0,008%</text:p>
          </table:table-cell>
          <table:table-cell table:formula="of:=ABS([$Registrado.E21]-[$Previsto.F21])/[$Registrado.E21]" office:value-type="percentage" office:value="0.0000324258492274784" calcext:value-type="percentage">
            <text:p>0,003%</text:p>
          </table:table-cell>
          <table:table-cell table:formula="of:=ABS([$Registrado.F21]-[$Previsto.G21])/[$Registrado.F21]" office:value-type="percentage" office:value="0.0807455271783665" calcext:value-type="percentage">
            <text:p>8,075%</text:p>
          </table:table-cell>
          <table:table-cell table:formula="of:=ABS([$Registrado.G21]-[$Previsto.H21])/[$Registrado.G21]" office:value-type="percentage" office:value="0.241587225449666" calcext:value-type="percentage">
            <text:p>24,159%</text:p>
          </table:table-cell>
          <table:table-cell table:formula="of:=ABS([$Registrado.H21]-[$Previsto.I21])/[$Registrado.H21]" office:value-type="percentage" office:value="0.148570682984194" calcext:value-type="percentage">
            <text:p>14,857%</text:p>
          </table:table-cell>
          <table:table-cell table:formula="of:=ABS([$Registrado.I21]-[$Previsto.J21])/[$Registrado.I21]" office:value-type="percentage" office:value="0.00870411139377354" calcext:value-type="percentage">
            <text:p>0,870%</text:p>
          </table:table-cell>
          <table:table-cell table:formula="of:=ABS([$Registrado.J21]-[$Previsto.K21])/[$Registrado.J21]" office:value-type="percentage" office:value="0.0000367896656467213" calcext:value-type="percentage">
            <text:p>0,004%</text:p>
          </table:table-cell>
          <table:table-cell table:formula="of:=AVERAGE([.B21:.J21])" office:value-type="percentage" office:value="0.0567425429765118" calcext:value-type="percentage">
            <text:p>5,674%</text:p>
          </table:table-cell>
          <table:table-cell table:formula="of:=STDEV([.B21:.J21])" office:value-type="percentage" office:value="0.0855894448226916" calcext:value-type="percentage">
            <text:p>8,56%</text:p>
          </table:table-cell>
          <table:table-cell table:formula="of:=COUNTIF([.B21:.J21]; &quot;&lt;0,05&quot;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io Grande do Norte</text:p>
          </table:table-cell>
          <table:table-cell table:formula="of:=ABS([$Registrado.B22]-[$Previsto.C22])/[$Registrado.B22]" office:value-type="percentage" office:value="0.0610610641845333" calcext:value-type="percentage">
            <text:p>6,106%</text:p>
          </table:table-cell>
          <table:table-cell table:formula="of:=ABS([$Registrado.C22]-[$Previsto.D22])/[$Registrado.C22]" office:value-type="percentage" office:value="0.015580032908182" calcext:value-type="percentage">
            <text:p>1,558%</text:p>
          </table:table-cell>
          <table:table-cell table:formula="of:=ABS([$Registrado.D22]-[$Previsto.E22])/[$Registrado.D22]" office:value-type="percentage" office:value="0.017259765393578" calcext:value-type="percentage">
            <text:p>1,726%</text:p>
          </table:table-cell>
          <table:table-cell table:formula="of:=ABS([$Registrado.E22]-[$Previsto.F22])/[$Registrado.E22]" office:value-type="percentage" office:value="0.0130715207823474" calcext:value-type="percentage">
            <text:p>1,307%</text:p>
          </table:table-cell>
          <table:table-cell table:formula="of:=ABS([$Registrado.F22]-[$Previsto.G22])/[$Registrado.F22]" office:value-type="percentage" office:value="0.0000903786454430912" calcext:value-type="percentage">
            <text:p>0,009%</text:p>
          </table:table-cell>
          <table:table-cell table:formula="of:=ABS([$Registrado.G22]-[$Previsto.H22])/[$Registrado.G22]" office:value-type="percentage" office:value="0.0473222765676385" calcext:value-type="percentage">
            <text:p>4,732%</text:p>
          </table:table-cell>
          <table:table-cell table:formula="of:=ABS([$Registrado.H22]-[$Previsto.I22])/[$Registrado.H22]" office:value-type="percentage" office:value="0.351251103065491" calcext:value-type="percentage">
            <text:p>35,125%</text:p>
          </table:table-cell>
          <table:table-cell table:formula="of:=ABS([$Registrado.I22]-[$Previsto.J22])/[$Registrado.I22]" office:value-type="percentage" office:value="0.135909730815047" calcext:value-type="percentage">
            <text:p>13,591%</text:p>
          </table:table-cell>
          <table:table-cell table:formula="of:=ABS([$Registrado.J22]-[$Previsto.K22])/[$Registrado.J22]" office:value-type="percentage" office:value="0.00017050115256103" calcext:value-type="percentage">
            <text:p>0,017%</text:p>
          </table:table-cell>
          <table:table-cell table:formula="of:=AVERAGE([.B22:.J22])" office:value-type="percentage" office:value="0.0713018192794246" calcext:value-type="percentage">
            <text:p>7,130%</text:p>
          </table:table-cell>
          <table:table-cell table:formula="of:=STDEV([.B22:.J22])" office:value-type="percentage" office:value="0.113342753232287" calcext:value-type="percentage">
            <text:p>11,33%</text:p>
          </table:table-cell>
          <table:table-cell table:formula="of:=COUNTIF([.B22:.J22]; &quot;&lt;0,05&quot;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ondônia</text:p>
          </table:table-cell>
          <table:table-cell table:formula="of:=ABS([$Registrado.B23]-[$Previsto.C23])/[$Registrado.B23]" office:value-type="percentage" office:value="0.0413786380518072" calcext:value-type="percentage">
            <text:p>4,138%</text:p>
          </table:table-cell>
          <table:table-cell table:formula="of:=ABS([$Registrado.C23]-[$Previsto.D23])/[$Registrado.C23]" office:value-type="percentage" office:value="0.00798867746501014" calcext:value-type="percentage">
            <text:p>0,799%</text:p>
          </table:table-cell>
          <table:table-cell table:formula="of:=ABS([$Registrado.D23]-[$Previsto.E23])/[$Registrado.D23]" office:value-type="percentage" office:value="0.0200490239162492" calcext:value-type="percentage">
            <text:p>2,005%</text:p>
          </table:table-cell>
          <table:table-cell table:formula="of:=ABS([$Registrado.E23]-[$Previsto.F23])/[$Registrado.E23]" office:value-type="percentage" office:value="0.229837753516255" calcext:value-type="percentage">
            <text:p>22,984%</text:p>
          </table:table-cell>
          <table:table-cell table:formula="of:=ABS([$Registrado.F23]-[$Previsto.G23])/[$Registrado.F23]" office:value-type="percentage" office:value="0.0123654342637245" calcext:value-type="percentage">
            <text:p>1,237%</text:p>
          </table:table-cell>
          <table:table-cell table:formula="of:=ABS([$Registrado.G23]-[$Previsto.H23])/[$Registrado.G23]" office:value-type="percentage" office:value="0.108364018937401" calcext:value-type="percentage">
            <text:p>10,836%</text:p>
          </table:table-cell>
          <table:table-cell table:formula="of:=ABS([$Registrado.H23]-[$Previsto.I23])/[$Registrado.H23]" office:value-type="percentage" office:value="0.00537834518182163" calcext:value-type="percentage">
            <text:p>0,538%</text:p>
          </table:table-cell>
          <table:table-cell table:formula="of:=ABS([$Registrado.I23]-[$Previsto.J23])/[$Registrado.I23]" office:value-type="percentage" office:value="0.0418459797567101" calcext:value-type="percentage">
            <text:p>4,185%</text:p>
          </table:table-cell>
          <table:table-cell table:formula="of:=ABS([$Registrado.J23]-[$Previsto.K23])/[$Registrado.J23]" office:value-type="percentage" office:value="0.0985817113688411" calcext:value-type="percentage">
            <text:p>9,858%</text:p>
          </table:table-cell>
          <table:table-cell table:formula="of:=AVERAGE([.B23:.J23])" office:value-type="percentage" office:value="0.06286550916198" calcext:value-type="percentage">
            <text:p>6,287%</text:p>
          </table:table-cell>
          <table:table-cell table:formula="of:=STDEV([.B23:.J23])" office:value-type="percentage" office:value="0.0731682545372308" calcext:value-type="percentage">
            <text:p>7,32%</text:p>
          </table:table-cell>
          <table:table-cell table:formula="of:=COUNTIF([.B23:.J23]; &quot;&lt;0,05&quot;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oraima*</text:p>
          </table:table-cell>
          <table:table-cell table:formula="of:=ABS([$Registrado.B24]-[$Previsto.C24])/[$Registrado.B24]" office:value-type="percentage" office:value="0.00894409689604857" calcext:value-type="percentage">
            <text:p>0,894%</text:p>
          </table:table-cell>
          <table:table-cell table:formula="of:=ABS([$Registrado.C24]-[$Previsto.D24])/[$Registrado.C24]" office:value-type="percentage" office:value="0.000262480108929216" calcext:value-type="percentage">
            <text:p>0,026%</text:p>
          </table:table-cell>
          <table:table-cell table:formula="of:=ABS([$Registrado.D24]-[$Previsto.E24])/[$Registrado.D24]" office:value-type="percentage" office:value="0.26219719807004" calcext:value-type="percentage">
            <text:p>26,220%</text:p>
          </table:table-cell>
          <table:table-cell table:formula="of:=ABS([$Registrado.E24]-[$Previsto.F24])/[$Registrado.E24]" office:value-type="percentage" office:value="0.0000353101110503424" calcext:value-type="percentage">
            <text:p>0,004%</text:p>
          </table:table-cell>
          <table:table-cell table:formula="of:=ABS([$Registrado.F24]-[$Previsto.G24])/[$Registrado.F24]" office:value-type="percentage" office:value="0.00528057185654291" calcext:value-type="percentage">
            <text:p>0,528%</text:p>
          </table:table-cell>
          <table:table-cell table:formula="of:=ABS([$Registrado.G24]-[$Previsto.H24])/[$Registrado.G24]" office:value-type="percentage" office:value="0.0370125246934007" calcext:value-type="percentage">
            <text:p>3,701%</text:p>
          </table:table-cell>
          <table:table-cell table:formula="of:=ABS([$Registrado.H24]-[$Previsto.I24])/[$Registrado.H24]" office:value-type="percentage" office:value="0.0346696863104129" calcext:value-type="percentage">
            <text:p>3,467%</text:p>
          </table:table-cell>
          <table:table-cell table:formula="of:=ABS([$Registrado.I24]-[$Previsto.J24])/[$Registrado.I24]" office:value-type="percentage" office:value="0.156827939233818" calcext:value-type="percentage">
            <text:p>15,683%</text:p>
          </table:table-cell>
          <table:table-cell table:formula="of:=ABS([$Registrado.J24]-[$Previsto.K24])/[$Registrado.J24]" office:value-type="percentage" office:value="0" calcext:value-type="percentage">
            <text:p>0,000%</text:p>
          </table:table-cell>
          <table:table-cell table:formula="of:=AVERAGE([.B24:.J24])" office:value-type="percentage" office:value="0.0561366452533603" calcext:value-type="percentage">
            <text:p>5,614%</text:p>
          </table:table-cell>
          <table:table-cell table:formula="of:=STDEV([.B24:.J24])" office:value-type="percentage" office:value="0.0919648929765204" calcext:value-type="percentage">
            <text:p>9,20%</text:p>
          </table:table-cell>
          <table:table-cell table:formula="of:=COUNTIF([.B24:.J24]; &quot;&lt;0,05&quot;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anta Catarina</text:p>
          </table:table-cell>
          <table:table-cell table:formula="of:=ABS([$Registrado.B25]-[$Previsto.C25])/[$Registrado.B25]" office:value-type="percentage" office:value="0.0058700062111611" calcext:value-type="percentage">
            <text:p>0,587%</text:p>
          </table:table-cell>
          <table:table-cell table:formula="of:=ABS([$Registrado.C25]-[$Previsto.D25])/[$Registrado.C25]" office:value-type="percentage" office:value="0.0103844901098514" calcext:value-type="percentage">
            <text:p>1,038%</text:p>
          </table:table-cell>
          <table:table-cell table:formula="of:=ABS([$Registrado.D25]-[$Previsto.E25])/[$Registrado.D25]" office:value-type="percentage" office:value="0.0180848596549965" calcext:value-type="percentage">
            <text:p>1,808%</text:p>
          </table:table-cell>
          <table:table-cell table:formula="of:=ABS([$Registrado.E25]-[$Previsto.F25])/[$Registrado.E25]" office:value-type="percentage" office:value="0.00000662891719288618" calcext:value-type="percentage">
            <text:p>0,001%</text:p>
          </table:table-cell>
          <table:table-cell table:formula="of:=ABS([$Registrado.F25]-[$Previsto.G25])/[$Registrado.F25]" office:value-type="percentage" office:value="0.0157822677405981" calcext:value-type="percentage">
            <text:p>1,578%</text:p>
          </table:table-cell>
          <table:table-cell table:formula="of:=ABS([$Registrado.G25]-[$Previsto.H25])/[$Registrado.G25]" office:value-type="percentage" office:value="0.000556806545001599" calcext:value-type="percentage">
            <text:p>0,056%</text:p>
          </table:table-cell>
          <table:table-cell table:formula="of:=ABS([$Registrado.H25]-[$Previsto.I25])/[$Registrado.H25]" office:value-type="percentage" office:value="0.000472369254338574" calcext:value-type="percentage">
            <text:p>0,047%</text:p>
          </table:table-cell>
          <table:table-cell table:formula="of:=ABS([$Registrado.I25]-[$Previsto.J25])/[$Registrado.I25]" office:value-type="percentage" office:value="0.0729920286111809" calcext:value-type="percentage">
            <text:p>7,299%</text:p>
          </table:table-cell>
          <table:table-cell table:formula="of:=ABS([$Registrado.J25]-[$Previsto.K25])/[$Registrado.J25]" office:value-type="percentage" office:value="0.043183946314311" calcext:value-type="percentage">
            <text:p>4,318%</text:p>
          </table:table-cell>
          <table:table-cell table:formula="of:=AVERAGE([.B25:.J25])" office:value-type="percentage" office:value="0.0185926003731813" calcext:value-type="percentage">
            <text:p>1,859%</text:p>
          </table:table-cell>
          <table:table-cell table:formula="of:=STDEV([.B25:.J25])" office:value-type="percentage" office:value="0.0244961637405799" calcext:value-type="percentage">
            <text:p>2,45%</text:p>
          </table:table-cell>
          <table:table-cell table:formula="of:=COUNTIF([.B25:.J25]; &quot;&lt;0,05&quot;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ão Paulo</text:p>
          </table:table-cell>
          <table:table-cell table:formula="of:=ABS([$Registrado.B26]-[$Previsto.C26])/[$Registrado.B26]" office:value-type="percentage" office:value="0.000072165097383576" calcext:value-type="percentage">
            <text:p>0,007%</text:p>
          </table:table-cell>
          <table:table-cell table:formula="of:=ABS([$Registrado.C26]-[$Previsto.D26])/[$Registrado.C26]" office:value-type="percentage" office:value="0.00272769500129792" calcext:value-type="percentage">
            <text:p>0,273%</text:p>
          </table:table-cell>
          <table:table-cell table:formula="of:=ABS([$Registrado.D26]-[$Previsto.E26])/[$Registrado.D26]" office:value-type="percentage" office:value="0.0707902746222597" calcext:value-type="percentage">
            <text:p>7,079%</text:p>
          </table:table-cell>
          <table:table-cell table:formula="of:=ABS([$Registrado.E26]-[$Previsto.F26])/[$Registrado.E26]" office:value-type="percentage" office:value="0.0289445992331691" calcext:value-type="percentage">
            <text:p>2,894%</text:p>
          </table:table-cell>
          <table:table-cell table:formula="of:=ABS([$Registrado.F26]-[$Previsto.G26])/[$Registrado.F26]" office:value-type="percentage" office:value="0.00225438901552575" calcext:value-type="percentage">
            <text:p>0,225%</text:p>
          </table:table-cell>
          <table:table-cell table:formula="of:=ABS([$Registrado.G26]-[$Previsto.H26])/[$Registrado.G26]" office:value-type="percentage" office:value="0.000050108378272018" calcext:value-type="percentage">
            <text:p>0,005%</text:p>
          </table:table-cell>
          <table:table-cell table:formula="of:=ABS([$Registrado.H26]-[$Previsto.I26])/[$Registrado.H26]" office:value-type="percentage" office:value="0.000231675048597176" calcext:value-type="percentage">
            <text:p>0,023%</text:p>
          </table:table-cell>
          <table:table-cell table:formula="of:=ABS([$Registrado.I26]-[$Previsto.J26])/[$Registrado.I26]" office:value-type="percentage" office:value="0.0000072669721088937" calcext:value-type="percentage">
            <text:p>0,001%</text:p>
          </table:table-cell>
          <table:table-cell table:formula="of:=ABS([$Registrado.J26]-[$Previsto.K26])/[$Registrado.J26]" office:value-type="percentage" office:value="0.00000160975741939691" calcext:value-type="percentage">
            <text:p>0,000%</text:p>
          </table:table-cell>
          <table:table-cell table:formula="of:=AVERAGE([.B26:.J26])" office:value-type="percentage" office:value="0.0116755314584482" calcext:value-type="percentage">
            <text:p>1,168%</text:p>
          </table:table-cell>
          <table:table-cell table:formula="of:=STDEV([.B26:.J26])" office:value-type="percentage" office:value="0.0240696243467815" calcext:value-type="percentage">
            <text:p>2,41%</text:p>
          </table:table-cell>
          <table:table-cell table:formula="of:=COUNTIF([.B26:.J26]; &quot;&lt;0,05&quot;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rgipe</text:p>
          </table:table-cell>
          <table:table-cell table:formula="of:=ABS([$Registrado.B27]-[$Previsto.C27])/[$Registrado.B27]" office:value-type="percentage" office:value="0.0515474767986825" calcext:value-type="percentage">
            <text:p>5,155%</text:p>
          </table:table-cell>
          <table:table-cell table:formula="of:=ABS([$Registrado.C27]-[$Previsto.D27])/[$Registrado.C27]" office:value-type="percentage" office:value="0.134065342116987" calcext:value-type="percentage">
            <text:p>13,407%</text:p>
          </table:table-cell>
          <table:table-cell table:formula="of:=ABS([$Registrado.D27]-[$Previsto.E27])/[$Registrado.D27]" office:value-type="percentage" office:value="0.00360081492127179" calcext:value-type="percentage">
            <text:p>0,360%</text:p>
          </table:table-cell>
          <table:table-cell table:formula="of:=ABS([$Registrado.E27]-[$Previsto.F27])/[$Registrado.E27]" office:value-type="percentage" office:value="0.0375008023458905" calcext:value-type="percentage">
            <text:p>3,750%</text:p>
          </table:table-cell>
          <table:table-cell table:formula="of:=ABS([$Registrado.F27]-[$Previsto.G27])/[$Registrado.F27]" office:value-type="percentage" office:value="0.0000560960074120247" calcext:value-type="percentage">
            <text:p>0,006%</text:p>
          </table:table-cell>
          <table:table-cell table:formula="of:=ABS([$Registrado.G27]-[$Previsto.H27])/[$Registrado.G27]" office:value-type="percentage" office:value="0.000916019578335559" calcext:value-type="percentage">
            <text:p>0,092%</text:p>
          </table:table-cell>
          <table:table-cell table:formula="of:=ABS([$Registrado.H27]-[$Previsto.I27])/[$Registrado.H27]" office:value-type="percentage" office:value="0.323387335106526" calcext:value-type="percentage">
            <text:p>32,339%</text:p>
          </table:table-cell>
          <table:table-cell table:formula="of:=ABS([$Registrado.I27]-[$Previsto.J27])/[$Registrado.I27]" office:value-type="percentage" office:value="0.0236641351734434" calcext:value-type="percentage">
            <text:p>2,366%</text:p>
          </table:table-cell>
          <table:table-cell table:formula="of:=ABS([$Registrado.J27]-[$Previsto.K27])/[$Registrado.J27]" office:value-type="percentage" office:value="0.00249811928662082" calcext:value-type="percentage">
            <text:p>0,250%</text:p>
          </table:table-cell>
          <table:table-cell table:formula="of:=AVERAGE([.B27:.J27])" office:value-type="percentage" office:value="0.0641373490372411" calcext:value-type="percentage">
            <text:p>6,414%</text:p>
          </table:table-cell>
          <table:table-cell table:formula="of:=STDEV([.B27:.J27])" office:value-type="percentage" office:value="0.106168487045134" calcext:value-type="percentage">
            <text:p>10,62%</text:p>
          </table:table-cell>
          <table:table-cell table:formula="of:=COUNTIF([.B27:.J27]; &quot;&lt;0,05&quot;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ocantins</text:p>
          </table:table-cell>
          <table:table-cell table:formula="of:=ABS([$Registrado.B28]-[$Previsto.C28])/[$Registrado.B28]" office:value-type="percentage" office:value="0.0428302105633567" calcext:value-type="percentage">
            <text:p>4,283%</text:p>
          </table:table-cell>
          <table:table-cell table:formula="of:=ABS([$Registrado.C28]-[$Previsto.D28])/[$Registrado.C28]" office:value-type="percentage" office:value="0.00773559975172968" calcext:value-type="percentage">
            <text:p>0,774%</text:p>
          </table:table-cell>
          <table:table-cell table:formula="of:=ABS([$Registrado.D28]-[$Previsto.E28])/[$Registrado.D28]" office:value-type="percentage" office:value="0.133567028378483" calcext:value-type="percentage">
            <text:p>13,357%</text:p>
          </table:table-cell>
          <table:table-cell table:formula="of:=ABS([$Registrado.E28]-[$Previsto.F28])/[$Registrado.E28]" office:value-type="percentage" office:value="0.011724906523875" calcext:value-type="percentage">
            <text:p>1,172%</text:p>
          </table:table-cell>
          <table:table-cell table:formula="of:=ABS([$Registrado.F28]-[$Previsto.G28])/[$Registrado.F28]" office:value-type="percentage" office:value="0.0131611235624193" calcext:value-type="percentage">
            <text:p>1,316%</text:p>
          </table:table-cell>
          <table:table-cell table:formula="of:=ABS([$Registrado.G28]-[$Previsto.H28])/[$Registrado.G28]" office:value-type="percentage" office:value="0.0334559337957502" calcext:value-type="percentage">
            <text:p>3,346%</text:p>
          </table:table-cell>
          <table:table-cell table:formula="of:=ABS([$Registrado.H28]-[$Previsto.I28])/[$Registrado.H28]" office:value-type="percentage" office:value="0.149407978044486" calcext:value-type="percentage">
            <text:p>14,941%</text:p>
          </table:table-cell>
          <table:table-cell table:formula="of:=ABS([$Registrado.I28]-[$Previsto.J28])/[$Registrado.I28]" office:value-type="percentage" office:value="0.105102101595306" calcext:value-type="percentage">
            <text:p>10,510%</text:p>
          </table:table-cell>
          <table:table-cell table:formula="of:=ABS([$Registrado.J28]-[$Previsto.K28])/[$Registrado.J28]" office:value-type="percentage" office:value="0.0849965808616228" calcext:value-type="percentage">
            <text:p>8,500%</text:p>
          </table:table-cell>
          <table:table-cell table:formula="of:=AVERAGE([.B28:.J28])" office:value-type="percentage" office:value="0.0646646070085588" calcext:value-type="percentage">
            <text:p>6,466%</text:p>
          </table:table-cell>
          <table:table-cell table:formula="of:=STDEV([.B28:.J28])" office:value-type="percentage" office:value="0.0549140435680612" calcext:value-type="percentage">
            <text:p>5,49%</text:p>
          </table:table-cell>
          <table:table-cell table:formula="of:=COUNTIF([.B28:.J28]; &quot;&lt;0,05&quot;)" office:value-type="float" office:value="5" calcext:value-type="float">
            <text:p>5</text:p>
          </table:table-cell>
        </table:table-row>
        <table:table-row table:style-name="ro3">
          <table:table-cell table:style-name="ce73"/>
          <table:table-cell table:style-name="ce77"/>
          <table:table-cell table:style-name="ce80"/>
          <table:table-cell table:style-name="ce75"/>
          <table:table-cell table:style-name="ce77" table:number-columns-repeated="2"/>
          <table:table-cell table:style-name="Default" table:number-columns-repeated="6"/>
          <table:table-cell/>
        </table:table-row>
        <table:table-row table:style-name="ro3">
          <table:table-cell table:style-name="ce74" office:value-type="string" calcext:value-type="string">
            <text:p>Treinado com:</text:p>
          </table:table-cell>
          <table:table-cell table:style-name="ce78" office:value-type="string" calcext:value-type="string">
            <text:p>3 anos</text:p>
          </table:table-cell>
          <table:table-cell table:style-name="ce78" office:value-type="string" calcext:value-type="string">
            <text:p>4 anos</text:p>
          </table:table-cell>
          <table:table-cell table:style-name="ce78" office:value-type="string" calcext:value-type="string">
            <text:p>5 anos</text:p>
          </table:table-cell>
          <table:table-cell table:style-name="ce78" office:value-type="string" calcext:value-type="string">
            <text:p>6 anos</text:p>
          </table:table-cell>
          <table:table-cell table:style-name="ce78" office:value-type="string" calcext:value-type="string">
            <text:p>7 anos</text:p>
          </table:table-cell>
          <table:table-cell table:style-name="ce78" office:value-type="string" calcext:value-type="string">
            <text:p>8 anos</text:p>
          </table:table-cell>
          <table:table-cell table:style-name="ce78" office:value-type="string" calcext:value-type="string">
            <text:p>9 anos</text:p>
          </table:table-cell>
          <table:table-cell table:style-name="ce78" office:value-type="string" calcext:value-type="string">
            <text:p>10 anos</text:p>
          </table:table-cell>
          <table:table-cell table:style-name="ce78" office:value-type="string" calcext:value-type="string">
            <text:p>11 anos</text:p>
          </table:table-cell>
          <table:table-cell table:style-name="ce78" office:value-type="string" calcext:value-type="string">
            <text:p>MEDIA</text:p>
          </table:table-cell>
          <table:table-cell table:style-name="ce78" office:value-type="string" calcext:value-type="string">
            <text:p>Total Desvio Padrão </text:p>
          </table:table-cell>
          <table:table-cell table:style-name="ce78" office:value-type="string" calcext:value-type="string">
            <text:p>Erro total ton. Brasil</text:p>
          </table:table-cell>
        </table:table-row>
        <table:table-row table:style-name="ro4">
          <table:table-cell table:style-name="ce75" office:value-type="string" calcext:value-type="string">
            <text:p>Média (Ano)</text:p>
          </table:table-cell>
          <table:table-cell table:style-name="ce29" table:formula="of:=AVERAGE([.B2:.B28])" office:value-type="percentage" office:value="0.0372302814936125" calcext:value-type="percentage">
            <text:p>3,72%</text:p>
          </table:table-cell>
          <table:table-cell table:style-name="ce29" table:formula="of:=AVERAGE([.C2:.C28])" office:value-type="percentage" office:value="0.0386006988917204" calcext:value-type="percentage">
            <text:p>3,86%</text:p>
          </table:table-cell>
          <table:table-cell table:style-name="ce29" table:formula="of:=AVERAGE([.D2:.D28])" office:value-type="percentage" office:value="0.0503087304016918" calcext:value-type="percentage">
            <text:p>5,03%</text:p>
          </table:table-cell>
          <table:table-cell table:style-name="ce29" table:formula="of:=AVERAGE([.E2:.E28])" office:value-type="percentage" office:value="0.0281286907924693" calcext:value-type="percentage">
            <text:p>2,81%</text:p>
          </table:table-cell>
          <table:table-cell table:style-name="ce29" table:formula="of:=AVERAGE([.F2:.F28])" office:value-type="percentage" office:value="0.0210316263080015" calcext:value-type="percentage">
            <text:p>2,10%</text:p>
          </table:table-cell>
          <table:table-cell table:style-name="ce29" table:formula="of:=AVERAGE([.G2:.G28])" office:value-type="percentage" office:value="0.0387559378507874" calcext:value-type="percentage">
            <text:p>3,88%</text:p>
          </table:table-cell>
          <table:table-cell table:style-name="ce29" table:formula="of:=AVERAGE([.H2:.H28])" office:value-type="percentage" office:value="0.103867530387545" calcext:value-type="percentage">
            <text:p>10,39%</text:p>
          </table:table-cell>
          <table:table-cell table:style-name="ce29" table:formula="of:=AVERAGE([.I2:.I28])" office:value-type="percentage" office:value="0.0532782931433544" calcext:value-type="percentage">
            <text:p>5,33%</text:p>
          </table:table-cell>
          <table:table-cell table:style-name="ce29" table:formula="of:=AVERAGE([.J2:.J28])" office:value-type="percentage" office:value="0.0183925632674528" calcext:value-type="percentage">
            <text:p>1,84%</text:p>
          </table:table-cell>
          <table:table-cell table:style-name="ce33" table:formula="of:=AVERAGE([.B31:.J31])" office:value-type="percentage" office:value="0.0432882613929594" calcext:value-type="percentage">
            <text:p>4,329%</text:p>
          </table:table-cell>
          <table:table-cell table:style-name="ce29" table:formula="of:=AVERAGE([.C31:.K31])" office:value-type="percentage" office:value="0.0439613702706646" calcext:value-type="percentage">
            <text:p>4,40%</text:p>
          </table:table-cell>
          <table:table-cell table:style-name="ce33" table:formula="of:=ABS(SUM([$Registrado.B2:.K28]) - SUM([$Previsto.B2:.K28]))/SUM([$Registrado.B2:.K28])" office:value-type="percentage" office:value="0.00601008829659736" calcext:value-type="percentage">
            <text:p>0,601%</text:p>
          </table:table-cell>
        </table:table-row>
        <table:table-row table:style-name="ro3">
          <table:table-cell table:style-name="ce73" office:value-type="string" calcext:value-type="string">
            <text:p>Desvio Padrão</text:p>
          </table:table-cell>
          <table:table-cell table:style-name="ce79" table:formula="of:=STDEV([.B2:.B28])" office:value-type="percentage" office:value="0.0387645386856719" calcext:value-type="percentage">
            <text:p>3,88%</text:p>
          </table:table-cell>
          <table:table-cell table:style-name="ce79" table:formula="of:=STDEV([.C2:.C28])" office:value-type="percentage" office:value="0.0426833780770964" calcext:value-type="percentage">
            <text:p>4,27%</text:p>
          </table:table-cell>
          <table:table-cell table:style-name="ce79" table:formula="of:=STDEV([.D2:.D28])" office:value-type="percentage" office:value="0.0627604726829675" calcext:value-type="percentage">
            <text:p>6,28%</text:p>
          </table:table-cell>
          <table:table-cell table:style-name="ce79" table:formula="of:=STDEV([.E2:.E28])" office:value-type="percentage" office:value="0.049325765004194" calcext:value-type="percentage">
            <text:p>4,93%</text:p>
          </table:table-cell>
          <table:table-cell table:style-name="ce79" table:formula="of:=STDEV([.F2:.F28])" office:value-type="percentage" office:value="0.0258453088756039" calcext:value-type="percentage">
            <text:p>2,58%</text:p>
          </table:table-cell>
          <table:table-cell table:style-name="ce79" table:formula="of:=STDEV([.G2:.G28])" office:value-type="percentage" office:value="0.0568689665184533" calcext:value-type="percentage">
            <text:p>5,69%</text:p>
          </table:table-cell>
          <table:table-cell table:style-name="ce79" table:formula="of:=STDEV([.H2:.H28])" office:value-type="percentage" office:value="0.157077926327179" calcext:value-type="percentage">
            <text:p>15,71%</text:p>
          </table:table-cell>
          <table:table-cell table:style-name="ce79" table:formula="of:=STDEV([.I2:.I28])" office:value-type="percentage" office:value="0.0665332349189485" calcext:value-type="percentage">
            <text:p>6,65%</text:p>
          </table:table-cell>
          <table:table-cell table:style-name="ce79" table:formula="of:=STDEV([.J2:.J28])" office:value-type="percentage" office:value="0.0291302358475508" calcext:value-type="percentage">
            <text:p>2,91%</text:p>
          </table:table-cell>
          <table:table-cell table:formula="of:=AVERAGE([.B32:.J32])" office:value-type="percentage" office:value="0.0587766474375184" calcext:value-type="percentage">
            <text:p>5,878%</text:p>
          </table:table-cell>
          <table:table-cell table:style-name="ce83" table:number-columns-repeated="2"/>
        </table:table-row>
        <table:table-row table:style-name="ro1">
          <table:table-cell table:style-name="Default" office:value-type="string" calcext:value-type="string">
            <text:p>&lt; 5%</text:p>
          </table:table-cell>
          <table:table-cell table:style-name="Default" table:formula="of:=COUNTIF([.B2:.B28]; &quot;&lt;0,05&quot;)" office:value-type="float" office:value="20" calcext:value-type="float">
            <text:p>20</text:p>
          </table:table-cell>
          <table:table-cell table:style-name="Default" table:formula="of:=COUNTIF([.C2:.C28]; &quot;&lt;0,05&quot;)" office:value-type="float" office:value="20" calcext:value-type="float">
            <text:p>20</text:p>
          </table:table-cell>
          <table:table-cell table:style-name="Default" table:formula="of:=COUNTIF([.D2:.D28]; &quot;&lt;0,05&quot;)" office:value-type="float" office:value="17" calcext:value-type="float">
            <text:p>17</text:p>
          </table:table-cell>
          <table:table-cell table:style-name="Default" table:formula="of:=COUNTIF([.E2:.E28]; &quot;&lt;0,05&quot;)" office:value-type="float" office:value="23" calcext:value-type="float">
            <text:p>23</text:p>
          </table:table-cell>
          <table:table-cell table:style-name="Default" table:formula="of:=COUNTIF([.F2:.F28]; &quot;&lt;0,05&quot;)" office:value-type="float" office:value="24" calcext:value-type="float">
            <text:p>24</text:p>
          </table:table-cell>
          <table:table-cell table:style-name="Default" table:formula="of:=COUNTIF([.G2:.G28]; &quot;&lt;0,05&quot;)" office:value-type="float" office:value="20" calcext:value-type="float">
            <text:p>20</text:p>
          </table:table-cell>
          <table:table-cell table:style-name="Default" table:formula="of:=COUNTIF([.H2:.H28]; &quot;&lt;0,05&quot;)" office:value-type="float" office:value="14" calcext:value-type="float">
            <text:p>14</text:p>
          </table:table-cell>
          <table:table-cell table:style-name="Default" table:formula="of:=COUNTIF([.I2:.I28]; &quot;&lt;0,05&quot;)" office:value-type="float" office:value="18" calcext:value-type="float">
            <text:p>18</text:p>
          </table:table-cell>
          <table:table-cell table:style-name="Default" table:formula="of:=COUNTIF([.J2:.J28]; &quot;&lt;0,05&quot;)" office:value-type="float" office:value="23" calcext:value-type="float">
            <text:p>23</text:p>
          </table:table-cell>
          <table:table-cell table:style-name="ce36" table:formula="of:=CONCATENATE(AVERAGE([.B33:.J33]); &quot;/27&quot;)" office:value-type="string" office:string-value="19,8888888888889/27" calcext:value-type="string">
            <text:p>19,8888888888889/27</text:p>
          </table:table-cell>
          <table:table-cell table:style-name="ce78" office:value-type="string" calcext:value-type="string">
            <text:p>Total &lt; 5%</text:p>
          </table:table-cell>
          <table:table-cell table:style-name="ce78" office:value-type="string" calcext:value-type="string">
            <text:p>Total % &lt; 5%</text:p>
          </table:table-cell>
        </table:table-row>
        <table:table-row table:style-name="ro4">
          <table:table-cell table:style-name="Default" office:value-type="string" calcext:value-type="string">
            <text:p>% do Erro Total Brasil</text:p>
          </table:table-cell>
          <table:table-cell table:style-name="ce29" table:formula="of:=ABS(SUM([$Registrado.B2:.B28]) - SUM([$Previsto.B2:.B28]))/SUM([$Registrado.B2:.B28])" office:value-type="percentage" office:value="0.0512798684889202" calcext:value-type="percentage">
            <text:p>5,13%</text:p>
          </table:table-cell>
          <table:table-cell table:style-name="ce29" table:formula="of:=ABS(SUM([$Registrado.C2:.C28]) - SUM([$Previsto.C2:.C28]))/SUM([$Registrado.C2:.C28])" office:value-type="percentage" office:value="0.0431196750644322" calcext:value-type="percentage">
            <text:p>4,31%</text:p>
          </table:table-cell>
          <table:table-cell table:style-name="ce29" table:formula="of:=ABS(SUM([$Registrado.D2:.D28]) - SUM([$Previsto.D2:.D28]))/SUM([$Registrado.D2:.D28])" office:value-type="percentage" office:value="0.0710742273038785" calcext:value-type="percentage">
            <text:p>7,11%</text:p>
          </table:table-cell>
          <table:table-cell table:style-name="ce29" table:formula="of:=ABS(SUM([$Registrado.E2:.E28]) - SUM([$Previsto.E2:.E28]))/SUM([$Registrado.E2:.E28])" office:value-type="percentage" office:value="0.0951904420935201" calcext:value-type="percentage">
            <text:p>9,52%</text:p>
          </table:table-cell>
          <table:table-cell table:style-name="ce29" table:formula="of:=ABS(SUM([$Registrado.F2:.F28]) - SUM([$Previsto.F2:.F28]))/SUM([$Registrado.F2:.F28])" office:value-type="percentage" office:value="0.132841785840821" calcext:value-type="percentage">
            <text:p>13,28%</text:p>
          </table:table-cell>
          <table:table-cell table:style-name="ce29" table:formula="of:=ABS(SUM([$Registrado.G2:.G28]) - SUM([$Previsto.G2:.G28]))/SUM([$Registrado.G2:.G28])" office:value-type="percentage" office:value="0.0685187116039535" calcext:value-type="percentage">
            <text:p>6,85%</text:p>
          </table:table-cell>
          <table:table-cell table:style-name="ce29" table:formula="of:=ABS(SUM([$Registrado.H2:.H28]) - SUM([$Previsto.H2:.H28]))/SUM([$Registrado.H2:.H28])" office:value-type="percentage" office:value="0.0422132028241877" calcext:value-type="percentage">
            <text:p>4,22%</text:p>
          </table:table-cell>
          <table:table-cell table:style-name="ce29" table:formula="of:=ABS(SUM([$Registrado.I2:.I28]) - SUM([$Previsto.I2:.I28]))/SUM([$Registrado.I2:.I28])" office:value-type="percentage" office:value="0.0311269423762255" calcext:value-type="percentage">
            <text:p>3,11%</text:p>
          </table:table-cell>
          <table:table-cell table:style-name="ce29" table:formula="of:=ABS(SUM([$Registrado.J2:.J28]) - SUM([$Previsto.J2:.J28]))/SUM([$Registrado.J2:.J28])" office:value-type="percentage" office:value="0.103894704073326" calcext:value-type="percentage">
            <text:p>10,39%</text:p>
          </table:table-cell>
          <table:table-cell table:style-name="ce33" table:formula="of:=AVERAGE([.B34:.J34])" office:value-type="percentage" office:value="0.0710288399632516" calcext:value-type="percentage">
            <text:p>7,103%</text:p>
          </table:table-cell>
          <table:table-cell table:style-name="ce36" table:formula="of:=CONCATENATE(SUM([.B33:.J33]); &quot;/270&quot;)" office:value-type="string" office:string-value="179/270" calcext:value-type="string">
            <text:p>179/270</text:p>
          </table:table-cell>
          <table:table-cell table:style-name="ce22" table:formula="of:=SUM([.B33:.J33])/270" office:value-type="percentage" office:value="0.662962962962963" calcext:value-type="percentage">
            <text:p>66,296%</text:p>
          </table:table-cell>
        </table:table-row>
        <table:table-row table:style-name="ro1">
          <table:table-cell table:style-name="ce26" office:value-type="string" calcext:value-type="string">
            <text:p>Trabalho Final de Graduação - MAC0499 - Pedro Fernandes</text:p>
          </table:table-cell>
          <table:table-cell table:style-name="ce26" table:number-columns-repeated="7"/>
          <table:table-cell table:style-name="ce34"/>
          <table:table-cell table:style-name="ce26" table:number-columns-repeated="4"/>
        </table:table-row>
        <table:table-row table:style-name="ro1">
          <table:table-cell table:style-name="ce27" office:value-type="string" calcext:value-type="string">
            <text:p>"Métodos de Explicabilidade de Inteligência Artificial Usando Demanda de Cimento como Estudo de Caso."</text:p>
          </table:table-cell>
          <table:table-cell table:style-name="ce26" table:number-columns-repeated="12"/>
        </table:table-row>
        <table:table-row table:style-name="ro1">
          <table:table-cell table:style-name="ce28" office:value-type="string" calcext:value-type="string">
            <text:p><text:span text:style-name="T1">Orientador:</text:span> Dr. Marcelo Finger</text:p>
          </table:table-cell>
          <table:table-cell table:style-name="ce26" table:number-columns-repeated="12"/>
        </table:table-row>
        <calcext:conditional-formats>
          <calcext:conditional-format calcext:target-range-address="Experimental.B2:Experimental.J28">
            <calcext:condition calcext:apply-style-name="Untitled1" calcext:value="&lt;=5%" calcext:base-cell-address="Experimental.B2"/>
            <calcext:condition calcext:apply-style-name="AlmostThere" calcext:value="&lt;=10%" calcext:base-cell-address="Experimental.B2"/>
            <calcext:condition calcext:apply-style-name="Untitled2" calcext:value="&lt;=&lt;15%" calcext:base-cell-address="Experimental.B2"/>
            <calcext:condition calcext:apply-style-name="Cold" calcext:value="&gt;15%" calcext:base-cell-address="Experimental.B2"/>
          </calcext:conditional-format>
          <calcext:conditional-format calcext:target-range-address="Experimental.B2:Experimental.J28">
            <calcext:condition calcext:apply-style-name="Untitled1" calcext:value="&lt;=5%" calcext:base-cell-address="Experimental.B2"/>
            <calcext:condition calcext:apply-style-name="Cold" calcext:value="&gt;15%" calcext:base-cell-address="Experimental.B2"/>
            <calcext:condition calcext:apply-style-name="AlmostThere" calcext:value="&lt;=10%" calcext:base-cell-address="Experimental.B2"/>
            <calcext:condition calcext:apply-style-name="Untitled2" calcext:value="&lt;=15%" calcext:base-cell-address="Experimental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0P2" style:volatile="true">
      <number:text> </number:text>
      <number:fill-character> </number:fill-character>
      <number:text>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date-style style:name="N145">
      <number:month number:textual="true"/>
      <number:text>/</number:text>
      <number:year/>
    </number:date-style>
    <number:number-style style:name="N13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3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3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4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34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number-style style:name="N13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R$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9">
      <number:hours/>
      <number:text>:</number:text>
      <number:minutes number:style="long"/>
      <number:text> </number:text>
      <number:am-pm/>
    </number:time-style>
    <number:number-style style:name="N123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23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number-style style:name="N14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14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4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date-style style:name="N127">
      <number:day/>
      <number:text>/</number:text>
      <number:month number:textual="true"/>
      <number:text>/</number:text>
      <number:year/>
    </number:date-style>
    <number:percentage-style style:name="N144">
      <number:number number:decimal-places="3" number:min-decimal-places="3" number:min-integer-digits="1"/>
      <number:text>%</number:text>
    </number:percentag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46P0" style:volatile="true">
      <number:number number:decimal-places="0" number:min-decimal-places="0" number:min-integer-digits="1" number:grouping="true"/>
      <number:text> </number:text>
    </number:number-style>
    <number:number-style style:name="N14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6P0"/>
    </number:number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9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date-style style:name="N124">
      <number:day/>
      <number:text>/</number:text>
      <number:month number:textual="true"/>
    </number:date-style>
    <number:time-style style:name="N125">
      <number:minutes number:style="long"/>
      <number:text>:</number:text>
      <number:seconds number:style="long"/>
    </number:time-style>
    <number:date-style style:name="N126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29">
      <number:day/>
      <number:text>/</number:text>
      <number:month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omma_20__5b_0_5d_" style:display-name="Excel Built-in Comma [0]" style:family="table-cell" style:parent-style-name="Default" style:data-style-name="N110"/>
    <style:style style:name="Untitled1" style:family="table-cell" style:parent-style-name="Default">
      <style:table-cell-properties fo:background-color="#bbe33d"/>
    </style:style>
    <style:style style:name="Untitled2" style:family="table-cell" style:parent-style-name="Default">
      <style:table-cell-properties fo:background-color="#ffde59"/>
    </style:style>
    <style:style style:name="Untitled3" style:family="table-cell" style:parent-style-name="Default">
      <style:table-cell-properties fo:background-color="#bbe33d"/>
    </style:style>
    <style:style style:name="Untitled4" style:family="table-cell" style:parent-style-name="Default">
      <style:table-cell-properties fo:background-color="#ffe659"/>
    </style:style>
    <style:style style:name="Untitled5" style:family="table-cell" style:parent-style-name="Default">
      <style:table-cell-properties fo:background-color="#ff7b59"/>
    </style:style>
    <style:style style:name="FailToAchieve" style:family="table-cell" style:parent-style-name="Default">
      <style:table-cell-properties fo:background-color="#b2b2b2"/>
    </style:style>
    <style:style style:name="Cold" style:family="table-cell" style:parent-style-name="Default">
      <style:table-cell-properties fo:background-color="#b4c7dc"/>
    </style:style>
    <style:style style:name="Untitled6" style:family="table-cell" style:parent-style-name="Default">
      <style:table-cell-properties fo:background-color="#e6ea6b"/>
    </style:style>
    <style:style style:name="AlmostThere" style:family="table-cell" style:parent-style-name="Default">
      <style:table-cell-properties fo:background-color="#eaea6b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6T18:30:24.512095864</meta:creation-date>
    <dc:date>2023-09-18T17:34:07.065665360</dc:date>
    <meta:editing-duration>P5DT5H27M37S</meta:editing-duration>
    <meta:editing-cycles>365</meta:editing-cycles>
    <meta:generator>LibreOffice/7.3.7.2$Linux_X86_64 LibreOffice_project/30$Build-2</meta:generator>
    <meta:document-statistic meta:table-count="4" meta:cell-count="1544" meta:object-count="0"/>
  </office:meta>
</office:document-meta>
</file>